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66b3"/>
    </style:style>
    <style:style style:name="ce3" style:family="table-cell" style:parent-style-name="Default">
      <style:table-cell-properties fo:background-color="#72bf44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map style:condition="cell-content()=&quot;r&quot;" style:apply-style-name="Untitled1" style:base-cell-address="Sheet1.C2"/>
      <style:map style:condition="cell-content()=&quot;s&quot;" style:apply-style-name="Untitled2" style:base-cell-address="Sheet1.C2"/>
      <style:map style:condition="cell-content()=&quot;d&quot;" style:apply-style-name="Untitled4" style:base-cell-address="Sheet1.C2"/>
    </style:style>
    <style:style style:name="ce9" style:family="table-cell" style:parent-style-name="Default">
      <style:map style:condition="cell-content()=&quot;r&quot;" style:apply-style-name="Untitled1" style:base-cell-address="Sheet1.C3"/>
      <style:map style:condition="cell-content()=&quot;s&quot;" style:apply-style-name="Untitled2" style:base-cell-address="Sheet1.C3"/>
      <style:map style:condition="cell-content()=&quot;d&quot;" style:apply-style-name="Untitled4" style:base-cell-address="Sheet1.C3"/>
    </style:style>
    <style:style style:name="ce10" style:family="table-cell" style:parent-style-name="Default">
      <style:map style:condition="cell-content()=&quot;r&quot;" style:apply-style-name="Untitled1" style:base-cell-address="Sheet1.C4"/>
      <style:map style:condition="cell-content()=&quot;s&quot;" style:apply-style-name="Untitled2" style:base-cell-address="Sheet1.C4"/>
      <style:map style:condition="cell-content()=&quot;d&quot;" style:apply-style-name="Untitled4" style:base-cell-address="Sheet1.C4"/>
    </style:style>
    <style:style style:name="ce11" style:family="table-cell" style:parent-style-name="Default">
      <style:map style:condition="cell-content()=&quot;r&quot;" style:apply-style-name="Untitled1" style:base-cell-address="Sheet1.C5"/>
      <style:map style:condition="cell-content()=&quot;s&quot;" style:apply-style-name="Untitled2" style:base-cell-address="Sheet1.C5"/>
      <style:map style:condition="cell-content()=&quot;d&quot;" style:apply-style-name="Untitled4" style:base-cell-address="Sheet1.C5"/>
    </style:style>
    <style:style style:name="ce12" style:family="table-cell" style:parent-style-name="Default">
      <style:map style:condition="cell-content()=&quot;r&quot;" style:apply-style-name="Untitled1" style:base-cell-address="Sheet1.C6"/>
      <style:map style:condition="cell-content()=&quot;s&quot;" style:apply-style-name="Untitled2" style:base-cell-address="Sheet1.C6"/>
      <style:map style:condition="cell-content()=&quot;d&quot;" style:apply-style-name="Untitled4" style:base-cell-address="Sheet1.C6"/>
    </style:style>
    <style:style style:name="ce13" style:family="table-cell" style:parent-style-name="Default">
      <style:map style:condition="cell-content()=&quot;r&quot;" style:apply-style-name="Untitled1" style:base-cell-address="Sheet1.C7"/>
      <style:map style:condition="cell-content()=&quot;s&quot;" style:apply-style-name="Untitled2" style:base-cell-address="Sheet1.C7"/>
      <style:map style:condition="cell-content()=&quot;d&quot;" style:apply-style-name="Untitled4" style:base-cell-address="Sheet1.C7"/>
    </style:style>
    <style:style style:name="ce14" style:family="table-cell" style:parent-style-name="Default">
      <style:map style:condition="cell-content()=&quot;r&quot;" style:apply-style-name="Untitled1" style:base-cell-address="Sheet1.C8"/>
      <style:map style:condition="cell-content()=&quot;s&quot;" style:apply-style-name="Untitled2" style:base-cell-address="Sheet1.C8"/>
      <style:map style:condition="cell-content()=&quot;d&quot;" style:apply-style-name="Untitled4" style:base-cell-address="Sheet1.C8"/>
    </style:style>
    <style:style style:name="ce15" style:family="table-cell" style:parent-style-name="Default">
      <style:map style:condition="cell-content()=&quot;r&quot;" style:apply-style-name="Untitled1" style:base-cell-address="Sheet1.C9"/>
      <style:map style:condition="cell-content()=&quot;s&quot;" style:apply-style-name="Untitled2" style:base-cell-address="Sheet1.C9"/>
      <style:map style:condition="cell-content()=&quot;d&quot;" style:apply-style-name="Untitled4" style:base-cell-address="Sheet1.C9"/>
    </style:style>
    <style:style style:name="ce16" style:family="table-cell" style:parent-style-name="Default">
      <style:map style:condition="cell-content()=&quot;r&quot;" style:apply-style-name="Untitled1" style:base-cell-address="Sheet1.C10"/>
      <style:map style:condition="cell-content()=&quot;s&quot;" style:apply-style-name="Untitled2" style:base-cell-address="Sheet1.C10"/>
      <style:map style:condition="cell-content()=&quot;d&quot;" style:apply-style-name="Untitled4" style:base-cell-address="Sheet1.C10"/>
    </style:style>
    <style:style style:name="ce17" style:family="table-cell" style:parent-style-name="Default">
      <style:map style:condition="cell-content()=&quot;r&quot;" style:apply-style-name="Untitled1" style:base-cell-address="Sheet1.C11"/>
      <style:map style:condition="cell-content()=&quot;s&quot;" style:apply-style-name="Untitled2" style:base-cell-address="Sheet1.C11"/>
      <style:map style:condition="cell-content()=&quot;d&quot;" style:apply-style-name="Untitled4" style:base-cell-address="Sheet1.C11"/>
    </style:style>
    <style:style style:name="ce18" style:family="table-cell" style:parent-style-name="Default">
      <style:map style:condition="cell-content()=&quot;r&quot;" style:apply-style-name="Untitled1" style:base-cell-address="Sheet1.C12"/>
      <style:map style:condition="cell-content()=&quot;s&quot;" style:apply-style-name="Untitled2" style:base-cell-address="Sheet1.C12"/>
      <style:map style:condition="cell-content()=&quot;d&quot;" style:apply-style-name="Untitled4" style:base-cell-address="Sheet1.C12"/>
    </style:style>
    <style:style style:name="ce19" style:family="table-cell" style:parent-style-name="Default">
      <style:map style:condition="cell-content()=&quot;r&quot;" style:apply-style-name="Untitled1" style:base-cell-address="Sheet1.C13"/>
      <style:map style:condition="cell-content()=&quot;s&quot;" style:apply-style-name="Untitled2" style:base-cell-address="Sheet1.C13"/>
      <style:map style:condition="cell-content()=&quot;d&quot;" style:apply-style-name="Untitled4" style:base-cell-address="Sheet1.C13"/>
    </style:style>
    <style:style style:name="ce20" style:family="table-cell" style:parent-style-name="Default">
      <style:map style:condition="cell-content()=&quot;r&quot;" style:apply-style-name="Untitled1" style:base-cell-address="Sheet1.C14"/>
      <style:map style:condition="cell-content()=&quot;s&quot;" style:apply-style-name="Untitled2" style:base-cell-address="Sheet1.C14"/>
      <style:map style:condition="cell-content()=&quot;d&quot;" style:apply-style-name="Untitled4" style:base-cell-address="Sheet1.C14"/>
    </style:style>
    <style:style style:name="ce21" style:family="table-cell" style:parent-style-name="Default">
      <style:map style:condition="cell-content()=&quot;r&quot;" style:apply-style-name="Untitled1" style:base-cell-address="Sheet1.C15"/>
      <style:map style:condition="cell-content()=&quot;s&quot;" style:apply-style-name="Untitled2" style:base-cell-address="Sheet1.C15"/>
      <style:map style:condition="cell-content()=&quot;d&quot;" style:apply-style-name="Untitled4" style:base-cell-address="Sheet1.C15"/>
    </style:style>
    <style:style style:name="ce22" style:family="table-cell" style:parent-style-name="Default">
      <style:map style:condition="cell-content()=&quot;r&quot;" style:apply-style-name="Untitled1" style:base-cell-address="Sheet1.C16"/>
      <style:map style:condition="cell-content()=&quot;s&quot;" style:apply-style-name="Untitled2" style:base-cell-address="Sheet1.C16"/>
      <style:map style:condition="cell-content()=&quot;d&quot;" style:apply-style-name="Untitled4" style:base-cell-address="Sheet1.C16"/>
    </style:style>
    <style:style style:name="ce23" style:family="table-cell" style:parent-style-name="Default">
      <style:map style:condition="cell-content()=&quot;r&quot;" style:apply-style-name="Untitled1" style:base-cell-address="Sheet1.C17"/>
      <style:map style:condition="cell-content()=&quot;s&quot;" style:apply-style-name="Untitled2" style:base-cell-address="Sheet1.C17"/>
      <style:map style:condition="cell-content()=&quot;d&quot;" style:apply-style-name="Untitled4" style:base-cell-address="Sheet1.C17"/>
    </style:style>
    <style:style style:name="ce24" style:family="table-cell" style:parent-style-name="Default">
      <style:map style:condition="cell-content()=&quot;r&quot;" style:apply-style-name="Untitled1" style:base-cell-address="Sheet1.C18"/>
      <style:map style:condition="cell-content()=&quot;s&quot;" style:apply-style-name="Untitled2" style:base-cell-address="Sheet1.C18"/>
      <style:map style:condition="cell-content()=&quot;d&quot;" style:apply-style-name="Untitled4" style:base-cell-address="Sheet1.C18"/>
    </style:style>
    <style:style style:name="ce25" style:family="table-cell" style:parent-style-name="Default">
      <style:map style:condition="cell-content()=&quot;r&quot;" style:apply-style-name="Untitled1" style:base-cell-address="Sheet1.C20"/>
      <style:map style:condition="cell-content()=&quot;s&quot;" style:apply-style-name="Untitled2" style:base-cell-address="Sheet1.C20"/>
      <style:map style:condition="cell-content()=&quot;d&quot;" style:apply-style-name="Untitled4" style:base-cell-address="Sheet1.C20"/>
    </style:style>
    <style:style style:name="ce26" style:family="table-cell" style:parent-style-name="Default">
      <style:map style:condition="cell-content()=&quot;r&quot;" style:apply-style-name="Untitled1" style:base-cell-address="Sheet1.C21"/>
      <style:map style:condition="cell-content()=&quot;s&quot;" style:apply-style-name="Untitled2" style:base-cell-address="Sheet1.C21"/>
      <style:map style:condition="cell-content()=&quot;d&quot;" style:apply-style-name="Untitled4" style:base-cell-address="Sheet1.C21"/>
    </style:style>
    <style:style style:name="ce27" style:family="table-cell" style:parent-style-name="Default">
      <style:table-cell-properties fo:background-color="#fff200"/>
      <style:map style:condition="cell-content()=&quot;r&quot;" style:apply-style-name="Untitled1" style:base-cell-address="Sheet1.D3"/>
      <style:map style:condition="cell-content()=&quot;s&quot;" style:apply-style-name="Untitled2" style:base-cell-address="Sheet1.D3"/>
      <style:map style:condition="cell-content()=&quot;d&quot;" style:apply-style-name="Untitled4" style:base-cell-address="Sheet1.D3"/>
    </style:style>
    <style:style style:name="ce28" style:family="table-cell" style:parent-style-name="Default">
      <style:table-cell-properties fo:background-color="#72bf44"/>
      <style:map style:condition="cell-content()=&quot;r&quot;" style:apply-style-name="Untitled1" style:base-cell-address="Sheet1.D3"/>
      <style:map style:condition="cell-content()=&quot;s&quot;" style:apply-style-name="Untitled2" style:base-cell-address="Sheet1.D3"/>
      <style:map style:condition="cell-content()=&quot;d&quot;" style:apply-style-name="Untitled4" style:base-cell-address="Sheet1.D3"/>
    </style:style>
    <style:style style:name="ce29" style:family="table-cell" style:parent-style-name="Default">
      <style:map style:condition="cell-content()=&quot;r&quot;" style:apply-style-name="Untitled1" style:base-cell-address="Sheet1.D3"/>
      <style:map style:condition="cell-content()=&quot;s&quot;" style:apply-style-name="Untitled2" style:base-cell-address="Sheet1.D3"/>
      <style:map style:condition="cell-content()=&quot;d&quot;" style:apply-style-name="Untitled4" style:base-cell-address="Sheet1.D3"/>
    </style:style>
    <style:style style:name="ce30" style:family="table-cell" style:parent-style-name="Default">
      <style:map style:condition="cell-content()=&quot;r&quot;" style:apply-style-name="Untitled1" style:base-cell-address="Sheet1.D14"/>
      <style:map style:condition="cell-content()=&quot;s&quot;" style:apply-style-name="Untitled2" style:base-cell-address="Sheet1.D14"/>
      <style:map style:condition="cell-content()=&quot;d&quot;" style:apply-style-name="Untitled4" style:base-cell-address="Sheet1.D14"/>
    </style:style>
    <style:style style:name="ce31" style:family="table-cell" style:parent-style-name="Default">
      <style:map style:condition="cell-content()=&quot;r&quot;" style:apply-style-name="Untitled1" style:base-cell-address="Sheet1.D15"/>
      <style:map style:condition="cell-content()=&quot;s&quot;" style:apply-style-name="Untitled2" style:base-cell-address="Sheet1.D15"/>
      <style:map style:condition="cell-content()=&quot;d&quot;" style:apply-style-name="Untitled4" style:base-cell-address="Sheet1.D15"/>
    </style:style>
    <style:style style:name="ce32" style:family="table-cell" style:parent-style-name="Default">
      <style:map style:condition="cell-content()=&quot;r&quot;" style:apply-style-name="Untitled1" style:base-cell-address="Sheet1.D17"/>
      <style:map style:condition="cell-content()=&quot;s&quot;" style:apply-style-name="Untitled2" style:base-cell-address="Sheet1.D17"/>
      <style:map style:condition="cell-content()=&quot;d&quot;" style:apply-style-name="Untitled4" style:base-cell-address="Sheet1.D17"/>
    </style:style>
    <style:style style:name="ce33" style:family="table-cell" style:parent-style-name="Default">
      <style:map style:condition="cell-content()=&quot;r&quot;" style:apply-style-name="Untitled1" style:base-cell-address="Sheet1.D20"/>
      <style:map style:condition="cell-content()=&quot;s&quot;" style:apply-style-name="Untitled2" style:base-cell-address="Sheet1.D20"/>
      <style:map style:condition="cell-content()=&quot;d&quot;" style:apply-style-name="Untitled4" style:base-cell-address="Sheet1.D20"/>
    </style:style>
    <style:style style:name="ce34" style:family="table-cell" style:parent-style-name="Default">
      <style:table-cell-properties fo:background-color="#fff200"/>
      <style:map style:condition="cell-content()=&quot;r&quot;" style:apply-style-name="Untitled1" style:base-cell-address="Sheet1.E3"/>
      <style:map style:condition="cell-content()=&quot;s&quot;" style:apply-style-name="Untitled2" style:base-cell-address="Sheet1.E3"/>
      <style:map style:condition="cell-content()=&quot;d&quot;" style:apply-style-name="Untitled4" style:base-cell-address="Sheet1.E3"/>
    </style:style>
    <style:style style:name="ce35" style:family="table-cell" style:parent-style-name="Default">
      <style:table-cell-properties fo:background-color="#72bf44"/>
      <style:map style:condition="cell-content()=&quot;r&quot;" style:apply-style-name="Untitled1" style:base-cell-address="Sheet1.E3"/>
      <style:map style:condition="cell-content()=&quot;s&quot;" style:apply-style-name="Untitled2" style:base-cell-address="Sheet1.E3"/>
      <style:map style:condition="cell-content()=&quot;d&quot;" style:apply-style-name="Untitled4" style:base-cell-address="Sheet1.E3"/>
    </style:style>
    <style:style style:name="ce36" style:family="table-cell" style:parent-style-name="Default">
      <style:map style:condition="cell-content()=&quot;r&quot;" style:apply-style-name="Untitled1" style:base-cell-address="Sheet1.E3"/>
      <style:map style:condition="cell-content()=&quot;s&quot;" style:apply-style-name="Untitled2" style:base-cell-address="Sheet1.E3"/>
      <style:map style:condition="cell-content()=&quot;d&quot;" style:apply-style-name="Untitled4" style:base-cell-address="Sheet1.E3"/>
    </style:style>
    <style:style style:name="ce37" style:family="table-cell" style:parent-style-name="Default">
      <style:map style:condition="cell-content()=&quot;r&quot;" style:apply-style-name="Untitled1" style:base-cell-address="Sheet1.E14"/>
      <style:map style:condition="cell-content()=&quot;s&quot;" style:apply-style-name="Untitled2" style:base-cell-address="Sheet1.E14"/>
      <style:map style:condition="cell-content()=&quot;d&quot;" style:apply-style-name="Untitled4" style:base-cell-address="Sheet1.E14"/>
    </style:style>
    <style:style style:name="ce38" style:family="table-cell" style:parent-style-name="Default">
      <style:map style:condition="cell-content()=&quot;r&quot;" style:apply-style-name="Untitled1" style:base-cell-address="Sheet1.E15"/>
      <style:map style:condition="cell-content()=&quot;s&quot;" style:apply-style-name="Untitled2" style:base-cell-address="Sheet1.E15"/>
      <style:map style:condition="cell-content()=&quot;d&quot;" style:apply-style-name="Untitled4" style:base-cell-address="Sheet1.E15"/>
    </style:style>
    <style:style style:name="ce39" style:family="table-cell" style:parent-style-name="Default">
      <style:map style:condition="cell-content()=&quot;r&quot;" style:apply-style-name="Untitled1" style:base-cell-address="Sheet1.E17"/>
      <style:map style:condition="cell-content()=&quot;s&quot;" style:apply-style-name="Untitled2" style:base-cell-address="Sheet1.E17"/>
      <style:map style:condition="cell-content()=&quot;d&quot;" style:apply-style-name="Untitled4" style:base-cell-address="Sheet1.E17"/>
    </style:style>
    <style:style style:name="ce40" style:family="table-cell" style:parent-style-name="Default">
      <style:map style:condition="cell-content()=&quot;r&quot;" style:apply-style-name="Untitled1" style:base-cell-address="Sheet1.E20"/>
      <style:map style:condition="cell-content()=&quot;s&quot;" style:apply-style-name="Untitled2" style:base-cell-address="Sheet1.E20"/>
      <style:map style:condition="cell-content()=&quot;d&quot;" style:apply-style-name="Untitled4" style:base-cell-address="Sheet1.E20"/>
    </style:style>
    <style:style style:name="ce41" style:family="table-cell" style:parent-style-name="Default">
      <style:map style:condition="cell-content()=&quot;r&quot;" style:apply-style-name="Untitled1" style:base-cell-address="Sheet1.F14"/>
      <style:map style:condition="cell-content()=&quot;s&quot;" style:apply-style-name="Untitled2" style:base-cell-address="Sheet1.F14"/>
      <style:map style:condition="cell-content()=&quot;d&quot;" style:apply-style-name="Untitled4" style:base-cell-address="Sheet1.F14"/>
    </style:style>
    <style:style style:name="ce42" style:family="table-cell" style:parent-style-name="Default">
      <style:map style:condition="cell-content()=&quot;r&quot;" style:apply-style-name="Untitled1" style:base-cell-address="Sheet1.F17"/>
      <style:map style:condition="cell-content()=&quot;s&quot;" style:apply-style-name="Untitled2" style:base-cell-address="Sheet1.F17"/>
      <style:map style:condition="cell-content()=&quot;d&quot;" style:apply-style-name="Untitled4" style:base-cell-address="Sheet1.F17"/>
    </style:style>
    <style:style style:name="ce43" style:family="table-cell" style:parent-style-name="Default">
      <style:map style:condition="cell-content()=&quot;r&quot;" style:apply-style-name="Untitled1" style:base-cell-address="Sheet1.F20"/>
      <style:map style:condition="cell-content()=&quot;s&quot;" style:apply-style-name="Untitled2" style:base-cell-address="Sheet1.F20"/>
      <style:map style:condition="cell-content()=&quot;d&quot;" style:apply-style-name="Untitled4" style:base-cell-address="Sheet1.F20"/>
    </style:style>
    <style:style style:name="ce44" style:family="table-cell" style:parent-style-name="Default">
      <style:map style:condition="cell-content()=&quot;r&quot;" style:apply-style-name="Untitled1" style:base-cell-address="Sheet1.G14"/>
      <style:map style:condition="cell-content()=&quot;s&quot;" style:apply-style-name="Untitled2" style:base-cell-address="Sheet1.G14"/>
      <style:map style:condition="cell-content()=&quot;d&quot;" style:apply-style-name="Untitled4" style:base-cell-address="Sheet1.G14"/>
    </style:style>
    <style:style style:name="ce45" style:family="table-cell" style:parent-style-name="Default">
      <style:map style:condition="cell-content()=&quot;r&quot;" style:apply-style-name="Untitled1" style:base-cell-address="Sheet1.G17"/>
      <style:map style:condition="cell-content()=&quot;s&quot;" style:apply-style-name="Untitled2" style:base-cell-address="Sheet1.G17"/>
      <style:map style:condition="cell-content()=&quot;d&quot;" style:apply-style-name="Untitled4" style:base-cell-address="Sheet1.G17"/>
    </style:style>
    <style:style style:name="ce46" style:family="table-cell" style:parent-style-name="Default">
      <style:map style:condition="cell-content()=&quot;r&quot;" style:apply-style-name="Untitled1" style:base-cell-address="Sheet1.G20"/>
      <style:map style:condition="cell-content()=&quot;s&quot;" style:apply-style-name="Untitled2" style:base-cell-address="Sheet1.G20"/>
      <style:map style:condition="cell-content()=&quot;d&quot;" style:apply-style-name="Untitled4" style:base-cell-address="Sheet1.G20"/>
    </style:style>
    <style:style style:name="ce47" style:family="table-cell" style:parent-style-name="Default">
      <style:table-cell-properties fo:background-color="#0066b3"/>
      <style:map style:condition="cell-content()=&quot;r&quot;" style:apply-style-name="Untitled1" style:base-cell-address="Sheet1.E3"/>
      <style:map style:condition="cell-content()=&quot;s&quot;" style:apply-style-name="Untitled2" style:base-cell-address="Sheet1.E3"/>
      <style:map style:condition="cell-content()=&quot;d&quot;" style:apply-style-name="Untitled4" style:base-cell-address="Sheet1.E3"/>
    </style:style>
    <style:style style:name="ce48" style:family="table-cell" style:parent-style-name="Default">
      <style:map style:condition="cell-content()=&quot;r&quot;" style:apply-style-name="Untitled1" style:base-cell-address="Sheet1.H14"/>
      <style:map style:condition="cell-content()=&quot;s&quot;" style:apply-style-name="Untitled2" style:base-cell-address="Sheet1.H14"/>
      <style:map style:condition="cell-content()=&quot;d&quot;" style:apply-style-name="Untitled4" style:base-cell-address="Sheet1.H14"/>
    </style:style>
    <style:style style:name="ce49" style:family="table-cell" style:parent-style-name="Default">
      <style:map style:condition="cell-content()=&quot;r&quot;" style:apply-style-name="Untitled1" style:base-cell-address="Sheet1.H17"/>
      <style:map style:condition="cell-content()=&quot;s&quot;" style:apply-style-name="Untitled2" style:base-cell-address="Sheet1.H17"/>
      <style:map style:condition="cell-content()=&quot;d&quot;" style:apply-style-name="Untitled4" style:base-cell-address="Sheet1.H17"/>
    </style:style>
    <style:style style:name="ce50" style:family="table-cell" style:parent-style-name="Default">
      <style:map style:condition="cell-content()=&quot;r&quot;" style:apply-style-name="Untitled1" style:base-cell-address="Sheet1.H20"/>
      <style:map style:condition="cell-content()=&quot;s&quot;" style:apply-style-name="Untitled2" style:base-cell-address="Sheet1.H20"/>
      <style:map style:condition="cell-content()=&quot;d&quot;" style:apply-style-name="Untitled4" style:base-cell-address="Sheet1.H20"/>
    </style:style>
    <style:style style:name="ce51" style:family="table-cell" style:parent-style-name="Default">
      <style:map style:condition="cell-content()=&quot;r&quot;" style:apply-style-name="Untitled1" style:base-cell-address="Sheet1.I14"/>
      <style:map style:condition="cell-content()=&quot;s&quot;" style:apply-style-name="Untitled2" style:base-cell-address="Sheet1.I14"/>
      <style:map style:condition="cell-content()=&quot;d&quot;" style:apply-style-name="Untitled4" style:base-cell-address="Sheet1.I14"/>
    </style:style>
    <style:style style:name="ce52" style:family="table-cell" style:parent-style-name="Default">
      <style:map style:condition="cell-content()=&quot;r&quot;" style:apply-style-name="Untitled1" style:base-cell-address="Sheet1.I17"/>
      <style:map style:condition="cell-content()=&quot;s&quot;" style:apply-style-name="Untitled2" style:base-cell-address="Sheet1.I17"/>
      <style:map style:condition="cell-content()=&quot;d&quot;" style:apply-style-name="Untitled4" style:base-cell-address="Sheet1.I17"/>
    </style:style>
    <style:style style:name="ce53" style:family="table-cell" style:parent-style-name="Default">
      <style:map style:condition="cell-content()=&quot;r&quot;" style:apply-style-name="Untitled1" style:base-cell-address="Sheet1.I20"/>
      <style:map style:condition="cell-content()=&quot;s&quot;" style:apply-style-name="Untitled2" style:base-cell-address="Sheet1.I20"/>
      <style:map style:condition="cell-content()=&quot;d&quot;" style:apply-style-name="Untitled4" style:base-cell-address="Sheet1.I20"/>
    </style:style>
    <style:style style:name="ce54" style:family="table-cell" style:parent-style-name="Default">
      <style:map style:condition="cell-content()=&quot;r&quot;" style:apply-style-name="Untitled1" style:base-cell-address="Sheet1.J14"/>
      <style:map style:condition="cell-content()=&quot;s&quot;" style:apply-style-name="Untitled2" style:base-cell-address="Sheet1.J14"/>
      <style:map style:condition="cell-content()=&quot;d&quot;" style:apply-style-name="Untitled4" style:base-cell-address="Sheet1.J14"/>
    </style:style>
    <style:style style:name="ce55" style:family="table-cell" style:parent-style-name="Default">
      <style:map style:condition="cell-content()=&quot;r&quot;" style:apply-style-name="Untitled1" style:base-cell-address="Sheet1.J17"/>
      <style:map style:condition="cell-content()=&quot;s&quot;" style:apply-style-name="Untitled2" style:base-cell-address="Sheet1.J17"/>
      <style:map style:condition="cell-content()=&quot;d&quot;" style:apply-style-name="Untitled4" style:base-cell-address="Sheet1.J17"/>
    </style:style>
    <style:style style:name="ce56" style:family="table-cell" style:parent-style-name="Default">
      <style:map style:condition="cell-content()=&quot;r&quot;" style:apply-style-name="Untitled1" style:base-cell-address="Sheet1.J20"/>
      <style:map style:condition="cell-content()=&quot;s&quot;" style:apply-style-name="Untitled2" style:base-cell-address="Sheet1.J20"/>
      <style:map style:condition="cell-content()=&quot;d&quot;" style:apply-style-name="Untitled4" style:base-cell-address="Sheet1.J20"/>
    </style:style>
    <style:style style:name="ce57" style:family="table-cell" style:parent-style-name="Default">
      <style:map style:condition="cell-content()=&quot;r&quot;" style:apply-style-name="Untitled1" style:base-cell-address="Sheet1.K14"/>
      <style:map style:condition="cell-content()=&quot;s&quot;" style:apply-style-name="Untitled2" style:base-cell-address="Sheet1.K14"/>
      <style:map style:condition="cell-content()=&quot;d&quot;" style:apply-style-name="Untitled4" style:base-cell-address="Sheet1.K14"/>
    </style:style>
    <style:style style:name="ce58" style:family="table-cell" style:parent-style-name="Default">
      <style:map style:condition="cell-content()=&quot;r&quot;" style:apply-style-name="Untitled1" style:base-cell-address="Sheet1.K17"/>
      <style:map style:condition="cell-content()=&quot;s&quot;" style:apply-style-name="Untitled2" style:base-cell-address="Sheet1.K17"/>
      <style:map style:condition="cell-content()=&quot;d&quot;" style:apply-style-name="Untitled4" style:base-cell-address="Sheet1.K17"/>
    </style:style>
    <style:style style:name="ce59" style:family="table-cell" style:parent-style-name="Default">
      <style:map style:condition="cell-content()=&quot;r&quot;" style:apply-style-name="Untitled1" style:base-cell-address="Sheet1.K20"/>
      <style:map style:condition="cell-content()=&quot;s&quot;" style:apply-style-name="Untitled2" style:base-cell-address="Sheet1.K20"/>
      <style:map style:condition="cell-content()=&quot;d&quot;" style:apply-style-name="Untitled4" style:base-cell-address="Sheet1.K20"/>
    </style:style>
    <style:style style:name="ce60" style:family="table-cell" style:parent-style-name="Default">
      <style:map style:condition="cell-content()=&quot;r&quot;" style:apply-style-name="Untitled1" style:base-cell-address="Sheet1.L14"/>
      <style:map style:condition="cell-content()=&quot;s&quot;" style:apply-style-name="Untitled2" style:base-cell-address="Sheet1.L14"/>
      <style:map style:condition="cell-content()=&quot;d&quot;" style:apply-style-name="Untitled4" style:base-cell-address="Sheet1.L14"/>
    </style:style>
    <style:style style:name="ce61" style:family="table-cell" style:parent-style-name="Default">
      <style:map style:condition="cell-content()=&quot;r&quot;" style:apply-style-name="Untitled1" style:base-cell-address="Sheet1.L17"/>
      <style:map style:condition="cell-content()=&quot;s&quot;" style:apply-style-name="Untitled2" style:base-cell-address="Sheet1.L17"/>
      <style:map style:condition="cell-content()=&quot;d&quot;" style:apply-style-name="Untitled4" style:base-cell-address="Sheet1.L17"/>
    </style:style>
    <style:style style:name="ce62" style:family="table-cell" style:parent-style-name="Default">
      <style:map style:condition="cell-content()=&quot;r&quot;" style:apply-style-name="Untitled1" style:base-cell-address="Sheet1.L20"/>
      <style:map style:condition="cell-content()=&quot;s&quot;" style:apply-style-name="Untitled2" style:base-cell-address="Sheet1.L20"/>
      <style:map style:condition="cell-content()=&quot;d&quot;" style:apply-style-name="Untitled4" style:base-cell-address="Sheet1.L20"/>
    </style:style>
    <style:style style:name="ce63" style:family="table-cell" style:parent-style-name="Default">
      <style:map style:condition="cell-content()=&quot;r&quot;" style:apply-style-name="Untitled1" style:base-cell-address="Sheet1.M14"/>
      <style:map style:condition="cell-content()=&quot;s&quot;" style:apply-style-name="Untitled2" style:base-cell-address="Sheet1.M14"/>
      <style:map style:condition="cell-content()=&quot;d&quot;" style:apply-style-name="Untitled4" style:base-cell-address="Sheet1.M14"/>
    </style:style>
    <style:style style:name="ce64" style:family="table-cell" style:parent-style-name="Default">
      <style:map style:condition="cell-content()=&quot;r&quot;" style:apply-style-name="Untitled1" style:base-cell-address="Sheet1.M17"/>
      <style:map style:condition="cell-content()=&quot;s&quot;" style:apply-style-name="Untitled2" style:base-cell-address="Sheet1.M17"/>
      <style:map style:condition="cell-content()=&quot;d&quot;" style:apply-style-name="Untitled4" style:base-cell-address="Sheet1.M17"/>
    </style:style>
    <style:style style:name="ce65" style:family="table-cell" style:parent-style-name="Default">
      <style:map style:condition="cell-content()=&quot;r&quot;" style:apply-style-name="Untitled1" style:base-cell-address="Sheet1.M20"/>
      <style:map style:condition="cell-content()=&quot;s&quot;" style:apply-style-name="Untitled2" style:base-cell-address="Sheet1.M20"/>
      <style:map style:condition="cell-content()=&quot;d&quot;" style:apply-style-name="Untitled4" style:base-cell-address="Sheet1.M20"/>
    </style:style>
    <style:style style:name="ce66" style:family="table-cell" style:parent-style-name="Default">
      <style:map style:condition="cell-content()=&quot;r&quot;" style:apply-style-name="Untitled1" style:base-cell-address="Sheet1.N14"/>
      <style:map style:condition="cell-content()=&quot;s&quot;" style:apply-style-name="Untitled2" style:base-cell-address="Sheet1.N14"/>
      <style:map style:condition="cell-content()=&quot;d&quot;" style:apply-style-name="Untitled4" style:base-cell-address="Sheet1.N14"/>
    </style:style>
    <style:style style:name="ce67" style:family="table-cell" style:parent-style-name="Default">
      <style:map style:condition="cell-content()=&quot;r&quot;" style:apply-style-name="Untitled1" style:base-cell-address="Sheet1.N17"/>
      <style:map style:condition="cell-content()=&quot;s&quot;" style:apply-style-name="Untitled2" style:base-cell-address="Sheet1.N17"/>
      <style:map style:condition="cell-content()=&quot;d&quot;" style:apply-style-name="Untitled4" style:base-cell-address="Sheet1.N17"/>
    </style:style>
    <style:style style:name="ce68" style:family="table-cell" style:parent-style-name="Default">
      <style:map style:condition="cell-content()=&quot;r&quot;" style:apply-style-name="Untitled1" style:base-cell-address="Sheet1.N20"/>
      <style:map style:condition="cell-content()=&quot;s&quot;" style:apply-style-name="Untitled2" style:base-cell-address="Sheet1.N20"/>
      <style:map style:condition="cell-content()=&quot;d&quot;" style:apply-style-name="Untitled4" style:base-cell-address="Sheet1.N20"/>
    </style:style>
    <style:style style:name="ce69" style:family="table-cell" style:parent-style-name="Default">
      <style:map style:condition="cell-content()=&quot;r&quot;" style:apply-style-name="Untitled1" style:base-cell-address="Sheet1.O14"/>
      <style:map style:condition="cell-content()=&quot;s&quot;" style:apply-style-name="Untitled2" style:base-cell-address="Sheet1.O14"/>
      <style:map style:condition="cell-content()=&quot;d&quot;" style:apply-style-name="Untitled4" style:base-cell-address="Sheet1.O14"/>
    </style:style>
    <style:style style:name="ce70" style:family="table-cell" style:parent-style-name="Default">
      <style:map style:condition="cell-content()=&quot;r&quot;" style:apply-style-name="Untitled1" style:base-cell-address="Sheet1.O17"/>
      <style:map style:condition="cell-content()=&quot;s&quot;" style:apply-style-name="Untitled2" style:base-cell-address="Sheet1.O17"/>
      <style:map style:condition="cell-content()=&quot;d&quot;" style:apply-style-name="Untitled4" style:base-cell-address="Sheet1.O17"/>
    </style:style>
    <style:style style:name="ce71" style:family="table-cell" style:parent-style-name="Default">
      <style:map style:condition="cell-content()=&quot;r&quot;" style:apply-style-name="Untitled1" style:base-cell-address="Sheet1.O20"/>
      <style:map style:condition="cell-content()=&quot;s&quot;" style:apply-style-name="Untitled2" style:base-cell-address="Sheet1.O20"/>
      <style:map style:condition="cell-content()=&quot;d&quot;" style:apply-style-name="Untitled4" style:base-cell-address="Sheet1.O20"/>
    </style:style>
    <style:style style:name="ce72" style:family="table-cell" style:parent-style-name="Default">
      <style:map style:condition="cell-content()=&quot;r&quot;" style:apply-style-name="Untitled1" style:base-cell-address="Sheet1.P14"/>
      <style:map style:condition="cell-content()=&quot;s&quot;" style:apply-style-name="Untitled2" style:base-cell-address="Sheet1.P14"/>
      <style:map style:condition="cell-content()=&quot;d&quot;" style:apply-style-name="Untitled4" style:base-cell-address="Sheet1.P14"/>
    </style:style>
    <style:style style:name="ce73" style:family="table-cell" style:parent-style-name="Default">
      <style:map style:condition="cell-content()=&quot;r&quot;" style:apply-style-name="Untitled1" style:base-cell-address="Sheet1.P17"/>
      <style:map style:condition="cell-content()=&quot;s&quot;" style:apply-style-name="Untitled2" style:base-cell-address="Sheet1.P17"/>
      <style:map style:condition="cell-content()=&quot;d&quot;" style:apply-style-name="Untitled4" style:base-cell-address="Sheet1.P17"/>
    </style:style>
    <style:style style:name="ce74" style:family="table-cell" style:parent-style-name="Default">
      <style:map style:condition="cell-content()=&quot;r&quot;" style:apply-style-name="Untitled1" style:base-cell-address="Sheet1.P20"/>
      <style:map style:condition="cell-content()=&quot;s&quot;" style:apply-style-name="Untitled2" style:base-cell-address="Sheet1.P20"/>
      <style:map style:condition="cell-content()=&quot;d&quot;" style:apply-style-name="Untitled4" style:base-cell-address="Sheet1.P20"/>
    </style:style>
    <style:style style:name="ce75" style:family="table-cell" style:parent-style-name="Default">
      <style:map style:condition="cell-content()=&quot;r&quot;" style:apply-style-name="Untitled1" style:base-cell-address="Sheet1.Q14"/>
      <style:map style:condition="cell-content()=&quot;s&quot;" style:apply-style-name="Untitled2" style:base-cell-address="Sheet1.Q14"/>
      <style:map style:condition="cell-content()=&quot;d&quot;" style:apply-style-name="Untitled4" style:base-cell-address="Sheet1.Q14"/>
    </style:style>
    <style:style style:name="ce76" style:family="table-cell" style:parent-style-name="Default">
      <style:map style:condition="cell-content()=&quot;r&quot;" style:apply-style-name="Untitled1" style:base-cell-address="Sheet1.Q17"/>
      <style:map style:condition="cell-content()=&quot;s&quot;" style:apply-style-name="Untitled2" style:base-cell-address="Sheet1.Q17"/>
      <style:map style:condition="cell-content()=&quot;d&quot;" style:apply-style-name="Untitled4" style:base-cell-address="Sheet1.Q17"/>
    </style:style>
    <style:style style:name="ce77" style:family="table-cell" style:parent-style-name="Default">
      <style:map style:condition="cell-content()=&quot;r&quot;" style:apply-style-name="Untitled1" style:base-cell-address="Sheet1.Q20"/>
      <style:map style:condition="cell-content()=&quot;s&quot;" style:apply-style-name="Untitled2" style:base-cell-address="Sheet1.Q20"/>
      <style:map style:condition="cell-content()=&quot;d&quot;" style:apply-style-name="Untitled4" style:base-cell-address="Sheet1.Q20"/>
    </style:style>
    <style:style style:name="ce78" style:family="table-cell" style:parent-style-name="Default">
      <style:map style:condition="cell-content()=&quot;r&quot;" style:apply-style-name="Untitled1" style:base-cell-address="Sheet1.R14"/>
      <style:map style:condition="cell-content()=&quot;s&quot;" style:apply-style-name="Untitled2" style:base-cell-address="Sheet1.R14"/>
      <style:map style:condition="cell-content()=&quot;d&quot;" style:apply-style-name="Untitled4" style:base-cell-address="Sheet1.R14"/>
    </style:style>
    <style:style style:name="ce79" style:family="table-cell" style:parent-style-name="Default">
      <style:map style:condition="cell-content()=&quot;r&quot;" style:apply-style-name="Untitled1" style:base-cell-address="Sheet1.R17"/>
      <style:map style:condition="cell-content()=&quot;s&quot;" style:apply-style-name="Untitled2" style:base-cell-address="Sheet1.R17"/>
      <style:map style:condition="cell-content()=&quot;d&quot;" style:apply-style-name="Untitled4" style:base-cell-address="Sheet1.R17"/>
    </style:style>
    <style:style style:name="ce80" style:family="table-cell" style:parent-style-name="Default">
      <style:map style:condition="cell-content()=&quot;r&quot;" style:apply-style-name="Untitled1" style:base-cell-address="Sheet1.R20"/>
      <style:map style:condition="cell-content()=&quot;s&quot;" style:apply-style-name="Untitled2" style:base-cell-address="Sheet1.R20"/>
      <style:map style:condition="cell-content()=&quot;d&quot;" style:apply-style-name="Untitled4" style:base-cell-address="Sheet1.R20"/>
    </style:style>
    <style:style style:name="ce81" style:family="table-cell" style:parent-style-name="Default">
      <style:map style:condition="cell-content()=&quot;r&quot;" style:apply-style-name="Untitled1" style:base-cell-address="Sheet1.S14"/>
      <style:map style:condition="cell-content()=&quot;s&quot;" style:apply-style-name="Untitled2" style:base-cell-address="Sheet1.S14"/>
      <style:map style:condition="cell-content()=&quot;d&quot;" style:apply-style-name="Untitled4" style:base-cell-address="Sheet1.S14"/>
    </style:style>
    <style:style style:name="ce82" style:family="table-cell" style:parent-style-name="Default">
      <style:map style:condition="cell-content()=&quot;r&quot;" style:apply-style-name="Untitled1" style:base-cell-address="Sheet1.S17"/>
      <style:map style:condition="cell-content()=&quot;s&quot;" style:apply-style-name="Untitled2" style:base-cell-address="Sheet1.S17"/>
      <style:map style:condition="cell-content()=&quot;d&quot;" style:apply-style-name="Untitled4" style:base-cell-address="Sheet1.S17"/>
    </style:style>
    <style:style style:name="ce83" style:family="table-cell" style:parent-style-name="Default">
      <style:map style:condition="cell-content()=&quot;r&quot;" style:apply-style-name="Untitled1" style:base-cell-address="Sheet1.S20"/>
      <style:map style:condition="cell-content()=&quot;s&quot;" style:apply-style-name="Untitled2" style:base-cell-address="Sheet1.S20"/>
      <style:map style:condition="cell-content()=&quot;d&quot;" style:apply-style-name="Untitled4" style:base-cell-address="Sheet1.S20"/>
    </style:style>
    <style:style style:name="ce84" style:family="table-cell" style:parent-style-name="Default">
      <style:map style:condition="cell-content()=&quot;r&quot;" style:apply-style-name="Untitled1" style:base-cell-address="Sheet1.T14"/>
      <style:map style:condition="cell-content()=&quot;s&quot;" style:apply-style-name="Untitled2" style:base-cell-address="Sheet1.T14"/>
      <style:map style:condition="cell-content()=&quot;d&quot;" style:apply-style-name="Untitled4" style:base-cell-address="Sheet1.T14"/>
    </style:style>
    <style:style style:name="ce85" style:family="table-cell" style:parent-style-name="Default">
      <style:map style:condition="cell-content()=&quot;r&quot;" style:apply-style-name="Untitled1" style:base-cell-address="Sheet1.T17"/>
      <style:map style:condition="cell-content()=&quot;s&quot;" style:apply-style-name="Untitled2" style:base-cell-address="Sheet1.T17"/>
      <style:map style:condition="cell-content()=&quot;d&quot;" style:apply-style-name="Untitled4" style:base-cell-address="Sheet1.T17"/>
    </style:style>
    <style:style style:name="ce86" style:family="table-cell" style:parent-style-name="Default">
      <style:map style:condition="cell-content()=&quot;r&quot;" style:apply-style-name="Untitled1" style:base-cell-address="Sheet1.T20"/>
      <style:map style:condition="cell-content()=&quot;s&quot;" style:apply-style-name="Untitled2" style:base-cell-address="Sheet1.T20"/>
      <style:map style:condition="cell-content()=&quot;d&quot;" style:apply-style-name="Untitled4" style:base-cell-address="Sheet1.T20"/>
    </style:style>
    <style:style style:name="ce87" style:family="table-cell" style:parent-style-name="Default">
      <style:map style:condition="cell-content()=&quot;r&quot;" style:apply-style-name="Untitled1" style:base-cell-address="Sheet1.U14"/>
      <style:map style:condition="cell-content()=&quot;s&quot;" style:apply-style-name="Untitled2" style:base-cell-address="Sheet1.U14"/>
      <style:map style:condition="cell-content()=&quot;d&quot;" style:apply-style-name="Untitled4" style:base-cell-address="Sheet1.U14"/>
    </style:style>
    <style:style style:name="ce88" style:family="table-cell" style:parent-style-name="Default">
      <style:map style:condition="cell-content()=&quot;r&quot;" style:apply-style-name="Untitled1" style:base-cell-address="Sheet1.U17"/>
      <style:map style:condition="cell-content()=&quot;s&quot;" style:apply-style-name="Untitled2" style:base-cell-address="Sheet1.U17"/>
      <style:map style:condition="cell-content()=&quot;d&quot;" style:apply-style-name="Untitled4" style:base-cell-address="Sheet1.U17"/>
    </style:style>
    <style:style style:name="ce89" style:family="table-cell" style:parent-style-name="Default">
      <style:map style:condition="cell-content()=&quot;r&quot;" style:apply-style-name="Untitled1" style:base-cell-address="Sheet1.U20"/>
      <style:map style:condition="cell-content()=&quot;s&quot;" style:apply-style-name="Untitled2" style:base-cell-address="Sheet1.U20"/>
      <style:map style:condition="cell-content()=&quot;d&quot;" style:apply-style-name="Untitled4" style:base-cell-address="Sheet1.U20"/>
    </style:style>
    <style:style style:name="ce90" style:family="table-cell" style:parent-style-name="Default">
      <style:map style:condition="cell-content()=&quot;r&quot;" style:apply-style-name="Untitled1" style:base-cell-address="Sheet1.V14"/>
      <style:map style:condition="cell-content()=&quot;s&quot;" style:apply-style-name="Untitled2" style:base-cell-address="Sheet1.V14"/>
      <style:map style:condition="cell-content()=&quot;d&quot;" style:apply-style-name="Untitled4" style:base-cell-address="Sheet1.V14"/>
    </style:style>
    <style:style style:name="ce91" style:family="table-cell" style:parent-style-name="Default">
      <style:map style:condition="cell-content()=&quot;r&quot;" style:apply-style-name="Untitled1" style:base-cell-address="Sheet1.V17"/>
      <style:map style:condition="cell-content()=&quot;s&quot;" style:apply-style-name="Untitled2" style:base-cell-address="Sheet1.V17"/>
      <style:map style:condition="cell-content()=&quot;d&quot;" style:apply-style-name="Untitled4" style:base-cell-address="Sheet1.V17"/>
    </style:style>
    <style:style style:name="ce92" style:family="table-cell" style:parent-style-name="Default">
      <style:map style:condition="cell-content()=&quot;r&quot;" style:apply-style-name="Untitled1" style:base-cell-address="Sheet1.V20"/>
      <style:map style:condition="cell-content()=&quot;s&quot;" style:apply-style-name="Untitled2" style:base-cell-address="Sheet1.V20"/>
      <style:map style:condition="cell-content()=&quot;d&quot;" style:apply-style-name="Untitled4" style:base-cell-address="Sheet1.V20"/>
    </style:style>
    <style:style style:name="ce93" style:family="table-cell" style:parent-style-name="Default">
      <style:map style:condition="cell-content()=&quot;r&quot;" style:apply-style-name="Untitled1" style:base-cell-address="Sheet1.W14"/>
      <style:map style:condition="cell-content()=&quot;s&quot;" style:apply-style-name="Untitled2" style:base-cell-address="Sheet1.W14"/>
      <style:map style:condition="cell-content()=&quot;d&quot;" style:apply-style-name="Untitled4" style:base-cell-address="Sheet1.W14"/>
    </style:style>
    <style:style style:name="ce94" style:family="table-cell" style:parent-style-name="Default">
      <style:map style:condition="cell-content()=&quot;r&quot;" style:apply-style-name="Untitled1" style:base-cell-address="Sheet1.W17"/>
      <style:map style:condition="cell-content()=&quot;s&quot;" style:apply-style-name="Untitled2" style:base-cell-address="Sheet1.W17"/>
      <style:map style:condition="cell-content()=&quot;d&quot;" style:apply-style-name="Untitled4" style:base-cell-address="Sheet1.W17"/>
    </style:style>
    <style:style style:name="ce95" style:family="table-cell" style:parent-style-name="Default">
      <style:map style:condition="cell-content()=&quot;r&quot;" style:apply-style-name="Untitled1" style:base-cell-address="Sheet1.W20"/>
      <style:map style:condition="cell-content()=&quot;s&quot;" style:apply-style-name="Untitled2" style:base-cell-address="Sheet1.W20"/>
      <style:map style:condition="cell-content()=&quot;d&quot;" style:apply-style-name="Untitled4" style:base-cell-address="Sheet1.W20"/>
    </style:style>
    <style:style style:name="ce96" style:family="table-cell" style:parent-style-name="Default">
      <style:map style:condition="cell-content()=&quot;r&quot;" style:apply-style-name="Untitled1" style:base-cell-address="Sheet1.X14"/>
      <style:map style:condition="cell-content()=&quot;s&quot;" style:apply-style-name="Untitled2" style:base-cell-address="Sheet1.X14"/>
      <style:map style:condition="cell-content()=&quot;d&quot;" style:apply-style-name="Untitled4" style:base-cell-address="Sheet1.X14"/>
    </style:style>
    <style:style style:name="ce97" style:family="table-cell" style:parent-style-name="Default">
      <style:map style:condition="cell-content()=&quot;r&quot;" style:apply-style-name="Untitled1" style:base-cell-address="Sheet1.X17"/>
      <style:map style:condition="cell-content()=&quot;s&quot;" style:apply-style-name="Untitled2" style:base-cell-address="Sheet1.X17"/>
      <style:map style:condition="cell-content()=&quot;d&quot;" style:apply-style-name="Untitled4" style:base-cell-address="Sheet1.X17"/>
    </style:style>
    <style:style style:name="ce98" style:family="table-cell" style:parent-style-name="Default">
      <style:map style:condition="cell-content()=&quot;r&quot;" style:apply-style-name="Untitled1" style:base-cell-address="Sheet1.X20"/>
      <style:map style:condition="cell-content()=&quot;s&quot;" style:apply-style-name="Untitled2" style:base-cell-address="Sheet1.X20"/>
      <style:map style:condition="cell-content()=&quot;d&quot;" style:apply-style-name="Untitled4" style:base-cell-address="Sheet1.X20"/>
    </style:style>
    <style:style style:name="ce99" style:family="table-cell" style:parent-style-name="Default">
      <style:map style:condition="cell-content()=&quot;r&quot;" style:apply-style-name="Untitled1" style:base-cell-address="Sheet1.Y14"/>
      <style:map style:condition="cell-content()=&quot;s&quot;" style:apply-style-name="Untitled2" style:base-cell-address="Sheet1.Y14"/>
      <style:map style:condition="cell-content()=&quot;d&quot;" style:apply-style-name="Untitled4" style:base-cell-address="Sheet1.Y14"/>
    </style:style>
    <style:style style:name="ce100" style:family="table-cell" style:parent-style-name="Default">
      <style:map style:condition="cell-content()=&quot;r&quot;" style:apply-style-name="Untitled1" style:base-cell-address="Sheet1.Y17"/>
      <style:map style:condition="cell-content()=&quot;s&quot;" style:apply-style-name="Untitled2" style:base-cell-address="Sheet1.Y17"/>
      <style:map style:condition="cell-content()=&quot;d&quot;" style:apply-style-name="Untitled4" style:base-cell-address="Sheet1.Y17"/>
    </style:style>
    <style:style style:name="ce101" style:family="table-cell" style:parent-style-name="Default">
      <style:map style:condition="cell-content()=&quot;r&quot;" style:apply-style-name="Untitled1" style:base-cell-address="Sheet1.Y20"/>
      <style:map style:condition="cell-content()=&quot;s&quot;" style:apply-style-name="Untitled2" style:base-cell-address="Sheet1.Y20"/>
      <style:map style:condition="cell-content()=&quot;d&quot;" style:apply-style-name="Untitled4" style:base-cell-address="Sheet1.Y20"/>
    </style:style>
    <style:style style:name="ce102" style:family="table-cell" style:parent-style-name="Default">
      <style:map style:condition="cell-content()=&quot;r&quot;" style:apply-style-name="Untitled1" style:base-cell-address="Sheet1.Z14"/>
      <style:map style:condition="cell-content()=&quot;s&quot;" style:apply-style-name="Untitled2" style:base-cell-address="Sheet1.Z14"/>
      <style:map style:condition="cell-content()=&quot;d&quot;" style:apply-style-name="Untitled4" style:base-cell-address="Sheet1.Z14"/>
    </style:style>
    <style:style style:name="ce103" style:family="table-cell" style:parent-style-name="Default">
      <style:map style:condition="cell-content()=&quot;r&quot;" style:apply-style-name="Untitled1" style:base-cell-address="Sheet1.Z17"/>
      <style:map style:condition="cell-content()=&quot;s&quot;" style:apply-style-name="Untitled2" style:base-cell-address="Sheet1.Z17"/>
      <style:map style:condition="cell-content()=&quot;d&quot;" style:apply-style-name="Untitled4" style:base-cell-address="Sheet1.Z17"/>
    </style:style>
    <style:style style:name="ce104" style:family="table-cell" style:parent-style-name="Default">
      <style:map style:condition="cell-content()=&quot;r&quot;" style:apply-style-name="Untitled1" style:base-cell-address="Sheet1.Z20"/>
      <style:map style:condition="cell-content()=&quot;s&quot;" style:apply-style-name="Untitled2" style:base-cell-address="Sheet1.Z20"/>
      <style:map style:condition="cell-content()=&quot;d&quot;" style:apply-style-name="Untitled4" style:base-cell-address="Sheet1.Z20"/>
    </style:style>
    <style:style style:name="ce105" style:family="table-cell" style:parent-style-name="Default">
      <style:map style:condition="cell-content()=&quot;r&quot;" style:apply-style-name="Untitled1" style:base-cell-address="Sheet1.AA14"/>
      <style:map style:condition="cell-content()=&quot;s&quot;" style:apply-style-name="Untitled2" style:base-cell-address="Sheet1.AA14"/>
      <style:map style:condition="cell-content()=&quot;d&quot;" style:apply-style-name="Untitled4" style:base-cell-address="Sheet1.AA14"/>
    </style:style>
    <style:style style:name="ce106" style:family="table-cell" style:parent-style-name="Default">
      <style:map style:condition="cell-content()=&quot;r&quot;" style:apply-style-name="Untitled1" style:base-cell-address="Sheet1.AA17"/>
      <style:map style:condition="cell-content()=&quot;s&quot;" style:apply-style-name="Untitled2" style:base-cell-address="Sheet1.AA17"/>
      <style:map style:condition="cell-content()=&quot;d&quot;" style:apply-style-name="Untitled4" style:base-cell-address="Sheet1.AA17"/>
    </style:style>
    <style:style style:name="ce107" style:family="table-cell" style:parent-style-name="Default">
      <style:map style:condition="cell-content()=&quot;r&quot;" style:apply-style-name="Untitled1" style:base-cell-address="Sheet1.AA20"/>
      <style:map style:condition="cell-content()=&quot;s&quot;" style:apply-style-name="Untitled2" style:base-cell-address="Sheet1.AA20"/>
      <style:map style:condition="cell-content()=&quot;d&quot;" style:apply-style-name="Untitled4" style:base-cell-address="Sheet1.AA20"/>
    </style:style>
    <style:style style:name="ce108" style:family="table-cell" style:parent-style-name="Default">
      <style:map style:condition="cell-content()=&quot;r&quot;" style:apply-style-name="Untitled1" style:base-cell-address="Sheet1.AB14"/>
      <style:map style:condition="cell-content()=&quot;s&quot;" style:apply-style-name="Untitled2" style:base-cell-address="Sheet1.AB14"/>
      <style:map style:condition="cell-content()=&quot;d&quot;" style:apply-style-name="Untitled4" style:base-cell-address="Sheet1.AB14"/>
    </style:style>
    <style:style style:name="ce109" style:family="table-cell" style:parent-style-name="Default">
      <style:map style:condition="cell-content()=&quot;r&quot;" style:apply-style-name="Untitled1" style:base-cell-address="Sheet1.AB17"/>
      <style:map style:condition="cell-content()=&quot;s&quot;" style:apply-style-name="Untitled2" style:base-cell-address="Sheet1.AB17"/>
      <style:map style:condition="cell-content()=&quot;d&quot;" style:apply-style-name="Untitled4" style:base-cell-address="Sheet1.AB17"/>
    </style:style>
    <style:style style:name="ce110" style:family="table-cell" style:parent-style-name="Default">
      <style:map style:condition="cell-content()=&quot;r&quot;" style:apply-style-name="Untitled1" style:base-cell-address="Sheet1.AB20"/>
      <style:map style:condition="cell-content()=&quot;s&quot;" style:apply-style-name="Untitled2" style:base-cell-address="Sheet1.AB20"/>
      <style:map style:condition="cell-content()=&quot;d&quot;" style:apply-style-name="Untitled4" style:base-cell-address="Sheet1.AB20"/>
    </style:style>
    <style:style style:name="ce111" style:family="table-cell" style:parent-style-name="Default">
      <style:map style:condition="cell-content()=&quot;r&quot;" style:apply-style-name="Untitled1" style:base-cell-address="Sheet1.AC14"/>
      <style:map style:condition="cell-content()=&quot;s&quot;" style:apply-style-name="Untitled2" style:base-cell-address="Sheet1.AC14"/>
      <style:map style:condition="cell-content()=&quot;d&quot;" style:apply-style-name="Untitled4" style:base-cell-address="Sheet1.AC14"/>
    </style:style>
    <style:style style:name="ce112" style:family="table-cell" style:parent-style-name="Default">
      <style:map style:condition="cell-content()=&quot;r&quot;" style:apply-style-name="Untitled1" style:base-cell-address="Sheet1.AC17"/>
      <style:map style:condition="cell-content()=&quot;s&quot;" style:apply-style-name="Untitled2" style:base-cell-address="Sheet1.AC17"/>
      <style:map style:condition="cell-content()=&quot;d&quot;" style:apply-style-name="Untitled4" style:base-cell-address="Sheet1.AC17"/>
    </style:style>
    <style:style style:name="ce113" style:family="table-cell" style:parent-style-name="Default">
      <style:map style:condition="cell-content()=&quot;r&quot;" style:apply-style-name="Untitled1" style:base-cell-address="Sheet1.AC20"/>
      <style:map style:condition="cell-content()=&quot;s&quot;" style:apply-style-name="Untitled2" style:base-cell-address="Sheet1.AC20"/>
      <style:map style:condition="cell-content()=&quot;d&quot;" style:apply-style-name="Untitled4" style:base-cell-address="Sheet1.AC20"/>
    </style:style>
    <style:style style:name="ce114" style:family="table-cell" style:parent-style-name="Default">
      <style:map style:condition="cell-content()=&quot;r&quot;" style:apply-style-name="Untitled1" style:base-cell-address="Sheet1.AD14"/>
      <style:map style:condition="cell-content()=&quot;s&quot;" style:apply-style-name="Untitled2" style:base-cell-address="Sheet1.AD14"/>
      <style:map style:condition="cell-content()=&quot;d&quot;" style:apply-style-name="Untitled4" style:base-cell-address="Sheet1.AD14"/>
    </style:style>
    <style:style style:name="ce115" style:family="table-cell" style:parent-style-name="Default">
      <style:map style:condition="cell-content()=&quot;r&quot;" style:apply-style-name="Untitled1" style:base-cell-address="Sheet1.AD17"/>
      <style:map style:condition="cell-content()=&quot;s&quot;" style:apply-style-name="Untitled2" style:base-cell-address="Sheet1.AD17"/>
      <style:map style:condition="cell-content()=&quot;d&quot;" style:apply-style-name="Untitled4" style:base-cell-address="Sheet1.AD17"/>
    </style:style>
    <style:style style:name="ce116" style:family="table-cell" style:parent-style-name="Default">
      <style:map style:condition="cell-content()=&quot;r&quot;" style:apply-style-name="Untitled1" style:base-cell-address="Sheet1.AD20"/>
      <style:map style:condition="cell-content()=&quot;s&quot;" style:apply-style-name="Untitled2" style:base-cell-address="Sheet1.AD20"/>
      <style:map style:condition="cell-content()=&quot;d&quot;" style:apply-style-name="Untitled4" style:base-cell-address="Sheet1.AD20"/>
    </style:style>
    <style:style style:name="ce117" style:family="table-cell" style:parent-style-name="Default">
      <style:map style:condition="cell-content()=&quot;r&quot;" style:apply-style-name="Untitled1" style:base-cell-address="Sheet1.AE14"/>
      <style:map style:condition="cell-content()=&quot;s&quot;" style:apply-style-name="Untitled2" style:base-cell-address="Sheet1.AE14"/>
      <style:map style:condition="cell-content()=&quot;d&quot;" style:apply-style-name="Untitled4" style:base-cell-address="Sheet1.AE14"/>
    </style:style>
    <style:style style:name="ce118" style:family="table-cell" style:parent-style-name="Default">
      <style:map style:condition="cell-content()=&quot;r&quot;" style:apply-style-name="Untitled1" style:base-cell-address="Sheet1.AE17"/>
      <style:map style:condition="cell-content()=&quot;s&quot;" style:apply-style-name="Untitled2" style:base-cell-address="Sheet1.AE17"/>
      <style:map style:condition="cell-content()=&quot;d&quot;" style:apply-style-name="Untitled4" style:base-cell-address="Sheet1.AE17"/>
    </style:style>
    <style:style style:name="ce119" style:family="table-cell" style:parent-style-name="Default">
      <style:map style:condition="cell-content()=&quot;r&quot;" style:apply-style-name="Untitled1" style:base-cell-address="Sheet1.AE20"/>
      <style:map style:condition="cell-content()=&quot;s&quot;" style:apply-style-name="Untitled2" style:base-cell-address="Sheet1.AE20"/>
      <style:map style:condition="cell-content()=&quot;d&quot;" style:apply-style-name="Untitled4" style:base-cell-address="Sheet1.AE20"/>
    </style:style>
    <style:style style:name="ce120" style:family="table-cell" style:parent-style-name="Default">
      <style:map style:condition="cell-content()=&quot;r&quot;" style:apply-style-name="Untitled1" style:base-cell-address="Sheet1.AF14"/>
      <style:map style:condition="cell-content()=&quot;s&quot;" style:apply-style-name="Untitled2" style:base-cell-address="Sheet1.AF14"/>
      <style:map style:condition="cell-content()=&quot;d&quot;" style:apply-style-name="Untitled4" style:base-cell-address="Sheet1.AF14"/>
    </style:style>
    <style:style style:name="ce121" style:family="table-cell" style:parent-style-name="Default">
      <style:map style:condition="cell-content()=&quot;r&quot;" style:apply-style-name="Untitled1" style:base-cell-address="Sheet1.AF17"/>
      <style:map style:condition="cell-content()=&quot;s&quot;" style:apply-style-name="Untitled2" style:base-cell-address="Sheet1.AF17"/>
      <style:map style:condition="cell-content()=&quot;d&quot;" style:apply-style-name="Untitled4" style:base-cell-address="Sheet1.AF17"/>
    </style:style>
    <style:style style:name="ce122" style:family="table-cell" style:parent-style-name="Default">
      <style:map style:condition="cell-content()=&quot;r&quot;" style:apply-style-name="Untitled1" style:base-cell-address="Sheet1.AF20"/>
      <style:map style:condition="cell-content()=&quot;s&quot;" style:apply-style-name="Untitled2" style:base-cell-address="Sheet1.AF20"/>
      <style:map style:condition="cell-content()=&quot;d&quot;" style:apply-style-name="Untitled4" style:base-cell-address="Sheet1.AF20"/>
    </style:style>
    <style:style style:name="ce123" style:family="table-cell" style:parent-style-name="Default">
      <style:map style:condition="cell-content()=&quot;r&quot;" style:apply-style-name="Untitled1" style:base-cell-address="Sheet1.AG14"/>
      <style:map style:condition="cell-content()=&quot;s&quot;" style:apply-style-name="Untitled2" style:base-cell-address="Sheet1.AG14"/>
      <style:map style:condition="cell-content()=&quot;d&quot;" style:apply-style-name="Untitled4" style:base-cell-address="Sheet1.AG14"/>
    </style:style>
    <style:style style:name="ce124" style:family="table-cell" style:parent-style-name="Default">
      <style:map style:condition="cell-content()=&quot;r&quot;" style:apply-style-name="Untitled1" style:base-cell-address="Sheet1.AG17"/>
      <style:map style:condition="cell-content()=&quot;s&quot;" style:apply-style-name="Untitled2" style:base-cell-address="Sheet1.AG17"/>
      <style:map style:condition="cell-content()=&quot;d&quot;" style:apply-style-name="Untitled4" style:base-cell-address="Sheet1.AG17"/>
    </style:style>
    <style:style style:name="ce125" style:family="table-cell" style:parent-style-name="Default">
      <style:map style:condition="cell-content()=&quot;r&quot;" style:apply-style-name="Untitled1" style:base-cell-address="Sheet1.AG20"/>
      <style:map style:condition="cell-content()=&quot;s&quot;" style:apply-style-name="Untitled2" style:base-cell-address="Sheet1.AG20"/>
      <style:map style:condition="cell-content()=&quot;d&quot;" style:apply-style-name="Untitled4" style:base-cell-address="Sheet1.AG20"/>
    </style:style>
    <style:style style:name="ce126" style:family="table-cell" style:parent-style-name="Default">
      <style:map style:condition="cell-content()=&quot;r&quot;" style:apply-style-name="Untitled1" style:base-cell-address="Sheet1.AH14"/>
      <style:map style:condition="cell-content()=&quot;s&quot;" style:apply-style-name="Untitled2" style:base-cell-address="Sheet1.AH14"/>
      <style:map style:condition="cell-content()=&quot;d&quot;" style:apply-style-name="Untitled4" style:base-cell-address="Sheet1.AH14"/>
    </style:style>
    <style:style style:name="ce127" style:family="table-cell" style:parent-style-name="Default">
      <style:map style:condition="cell-content()=&quot;r&quot;" style:apply-style-name="Untitled1" style:base-cell-address="Sheet1.AH17"/>
      <style:map style:condition="cell-content()=&quot;s&quot;" style:apply-style-name="Untitled2" style:base-cell-address="Sheet1.AH17"/>
      <style:map style:condition="cell-content()=&quot;d&quot;" style:apply-style-name="Untitled4" style:base-cell-address="Sheet1.AH17"/>
    </style:style>
    <style:style style:name="ce128" style:family="table-cell" style:parent-style-name="Default">
      <style:map style:condition="cell-content()=&quot;r&quot;" style:apply-style-name="Untitled1" style:base-cell-address="Sheet1.AH20"/>
      <style:map style:condition="cell-content()=&quot;s&quot;" style:apply-style-name="Untitled2" style:base-cell-address="Sheet1.AH20"/>
      <style:map style:condition="cell-content()=&quot;d&quot;" style:apply-style-name="Untitled4" style:base-cell-address="Sheet1.AH20"/>
    </style:style>
    <style:style style:name="ce129" style:family="table-cell" style:parent-style-name="Default">
      <style:map style:condition="cell-content()=&quot;r&quot;" style:apply-style-name="Untitled1" style:base-cell-address="Sheet1.AI14"/>
      <style:map style:condition="cell-content()=&quot;s&quot;" style:apply-style-name="Untitled2" style:base-cell-address="Sheet1.AI14"/>
      <style:map style:condition="cell-content()=&quot;d&quot;" style:apply-style-name="Untitled4" style:base-cell-address="Sheet1.AI14"/>
    </style:style>
    <style:style style:name="ce130" style:family="table-cell" style:parent-style-name="Default">
      <style:map style:condition="cell-content()=&quot;r&quot;" style:apply-style-name="Untitled1" style:base-cell-address="Sheet1.AI17"/>
      <style:map style:condition="cell-content()=&quot;s&quot;" style:apply-style-name="Untitled2" style:base-cell-address="Sheet1.AI17"/>
      <style:map style:condition="cell-content()=&quot;d&quot;" style:apply-style-name="Untitled4" style:base-cell-address="Sheet1.AI17"/>
    </style:style>
    <style:style style:name="ce131" style:family="table-cell" style:parent-style-name="Default">
      <style:map style:condition="cell-content()=&quot;r&quot;" style:apply-style-name="Untitled1" style:base-cell-address="Sheet1.AI20"/>
      <style:map style:condition="cell-content()=&quot;s&quot;" style:apply-style-name="Untitled2" style:base-cell-address="Sheet1.AI20"/>
      <style:map style:condition="cell-content()=&quot;d&quot;" style:apply-style-name="Untitled4" style:base-cell-address="Sheet1.AI20"/>
    </style:style>
    <style:style style:name="ce132" style:family="table-cell" style:parent-style-name="Default">
      <style:map style:condition="cell-content()=&quot;r&quot;" style:apply-style-name="Untitled1" style:base-cell-address="Sheet1.AJ14"/>
      <style:map style:condition="cell-content()=&quot;s&quot;" style:apply-style-name="Untitled2" style:base-cell-address="Sheet1.AJ14"/>
      <style:map style:condition="cell-content()=&quot;d&quot;" style:apply-style-name="Untitled4" style:base-cell-address="Sheet1.AJ14"/>
    </style:style>
    <style:style style:name="ce133" style:family="table-cell" style:parent-style-name="Default">
      <style:map style:condition="cell-content()=&quot;r&quot;" style:apply-style-name="Untitled1" style:base-cell-address="Sheet1.AJ17"/>
      <style:map style:condition="cell-content()=&quot;s&quot;" style:apply-style-name="Untitled2" style:base-cell-address="Sheet1.AJ17"/>
      <style:map style:condition="cell-content()=&quot;d&quot;" style:apply-style-name="Untitled4" style:base-cell-address="Sheet1.AJ17"/>
    </style:style>
    <style:style style:name="ce134" style:family="table-cell" style:parent-style-name="Default">
      <style:map style:condition="cell-content()=&quot;r&quot;" style:apply-style-name="Untitled1" style:base-cell-address="Sheet1.AJ20"/>
      <style:map style:condition="cell-content()=&quot;s&quot;" style:apply-style-name="Untitled2" style:base-cell-address="Sheet1.AJ20"/>
      <style:map style:condition="cell-content()=&quot;d&quot;" style:apply-style-name="Untitled4" style:base-cell-address="Sheet1.AJ20"/>
    </style:style>
    <style:style style:name="ce135" style:family="table-cell" style:parent-style-name="Default">
      <style:map style:condition="cell-content()=&quot;r&quot;" style:apply-style-name="Untitled1" style:base-cell-address="Sheet1.AK14"/>
      <style:map style:condition="cell-content()=&quot;s&quot;" style:apply-style-name="Untitled2" style:base-cell-address="Sheet1.AK14"/>
      <style:map style:condition="cell-content()=&quot;d&quot;" style:apply-style-name="Untitled4" style:base-cell-address="Sheet1.AK14"/>
    </style:style>
    <style:style style:name="ce136" style:family="table-cell" style:parent-style-name="Default">
      <style:map style:condition="cell-content()=&quot;r&quot;" style:apply-style-name="Untitled1" style:base-cell-address="Sheet1.AK17"/>
      <style:map style:condition="cell-content()=&quot;s&quot;" style:apply-style-name="Untitled2" style:base-cell-address="Sheet1.AK17"/>
      <style:map style:condition="cell-content()=&quot;d&quot;" style:apply-style-name="Untitled4" style:base-cell-address="Sheet1.AK17"/>
    </style:style>
    <style:style style:name="ce137" style:family="table-cell" style:parent-style-name="Default">
      <style:map style:condition="cell-content()=&quot;r&quot;" style:apply-style-name="Untitled1" style:base-cell-address="Sheet1.AK20"/>
      <style:map style:condition="cell-content()=&quot;s&quot;" style:apply-style-name="Untitled2" style:base-cell-address="Sheet1.AK20"/>
      <style:map style:condition="cell-content()=&quot;d&quot;" style:apply-style-name="Untitled4" style:base-cell-address="Sheet1.AK20"/>
    </style:style>
    <style:style style:name="ce138" style:family="table-cell" style:parent-style-name="Default">
      <style:map style:condition="cell-content()=&quot;r&quot;" style:apply-style-name="Untitled1" style:base-cell-address="Sheet1.E3"/>
      <style:map style:condition="cell-content()=&quot;s&quot;" style:apply-style-name="Untitled2" style:base-cell-address="Sheet1.E3"/>
      <style:map style:condition="cell-content()=&quot;d&quot;" style:apply-style-name="Untitled4" style:base-cell-address="Sheet1.E3"/>
    </style:style>
    <style:style style:name="ce139" style:family="table-cell" style:parent-style-name="Default">
      <style:map style:condition="cell-content()=&quot;r&quot;" style:apply-style-name="Untitled1" style:base-cell-address="Sheet1.AL14"/>
      <style:map style:condition="cell-content()=&quot;s&quot;" style:apply-style-name="Untitled2" style:base-cell-address="Sheet1.AL14"/>
      <style:map style:condition="cell-content()=&quot;d&quot;" style:apply-style-name="Untitled4" style:base-cell-address="Sheet1.AL14"/>
    </style:style>
    <style:style style:name="ce140" style:family="table-cell" style:parent-style-name="Default">
      <style:map style:condition="cell-content()=&quot;r&quot;" style:apply-style-name="Untitled1" style:base-cell-address="Sheet1.AL17"/>
      <style:map style:condition="cell-content()=&quot;s&quot;" style:apply-style-name="Untitled2" style:base-cell-address="Sheet1.AL17"/>
      <style:map style:condition="cell-content()=&quot;d&quot;" style:apply-style-name="Untitled4" style:base-cell-address="Sheet1.AL17"/>
    </style:style>
    <style:style style:name="ce141" style:family="table-cell" style:parent-style-name="Default">
      <style:map style:condition="cell-content()=&quot;r&quot;" style:apply-style-name="Untitled1" style:base-cell-address="Sheet1.AL20"/>
      <style:map style:condition="cell-content()=&quot;s&quot;" style:apply-style-name="Untitled2" style:base-cell-address="Sheet1.AL20"/>
      <style:map style:condition="cell-content()=&quot;d&quot;" style:apply-style-name="Untitled4" style:base-cell-address="Sheet1.AL20"/>
    </style:style>
    <style:style style:name="ce142" style:family="table-cell" style:parent-style-name="Default">
      <style:map style:condition="cell-content()=&quot;r&quot;" style:apply-style-name="Untitled1" style:base-cell-address="Sheet1.AM3"/>
      <style:map style:condition="cell-content()=&quot;s&quot;" style:apply-style-name="Untitled2" style:base-cell-address="Sheet1.AM3"/>
      <style:map style:condition="cell-content()=&quot;d&quot;" style:apply-style-name="Untitled4" style:base-cell-address="Sheet1.AM3"/>
    </style:style>
    <style:style style:name="ce143" style:family="table-cell" style:parent-style-name="Default">
      <style:map style:condition="cell-content()=&quot;r&quot;" style:apply-style-name="Untitled1" style:base-cell-address="Sheet1.AM4"/>
      <style:map style:condition="cell-content()=&quot;s&quot;" style:apply-style-name="Untitled2" style:base-cell-address="Sheet1.AM4"/>
      <style:map style:condition="cell-content()=&quot;d&quot;" style:apply-style-name="Untitled4" style:base-cell-address="Sheet1.AM4"/>
    </style:style>
    <style:style style:name="ce144" style:family="table-cell" style:parent-style-name="Default">
      <style:map style:condition="cell-content()=&quot;r&quot;" style:apply-style-name="Untitled1" style:base-cell-address="Sheet1.AM17"/>
      <style:map style:condition="cell-content()=&quot;s&quot;" style:apply-style-name="Untitled2" style:base-cell-address="Sheet1.AM17"/>
      <style:map style:condition="cell-content()=&quot;d&quot;" style:apply-style-name="Untitled4" style:base-cell-address="Sheet1.AM17"/>
    </style:style>
    <style:style style:name="ce145" style:family="table-cell" style:parent-style-name="Default">
      <style:map style:condition="cell-content()=&quot;r&quot;" style:apply-style-name="Untitled1" style:base-cell-address="Sheet1.AM20"/>
      <style:map style:condition="cell-content()=&quot;s&quot;" style:apply-style-name="Untitled2" style:base-cell-address="Sheet1.AM20"/>
      <style:map style:condition="cell-content()=&quot;d&quot;" style:apply-style-name="Untitled4" style:base-cell-address="Sheet1.AM20"/>
    </style:style>
    <style:style style:name="ce146" style:family="table-cell" style:parent-style-name="Default">
      <style:map style:condition="cell-content()=&quot;r&quot;" style:apply-style-name="Untitled1" style:base-cell-address="Sheet1.AN3"/>
      <style:map style:condition="cell-content()=&quot;s&quot;" style:apply-style-name="Untitled2" style:base-cell-address="Sheet1.AN3"/>
      <style:map style:condition="cell-content()=&quot;d&quot;" style:apply-style-name="Untitled4" style:base-cell-address="Sheet1.AN3"/>
    </style:style>
    <style:style style:name="ce147" style:family="table-cell" style:parent-style-name="Default">
      <style:map style:condition="cell-content()=&quot;r&quot;" style:apply-style-name="Untitled1" style:base-cell-address="Sheet1.AN4"/>
      <style:map style:condition="cell-content()=&quot;s&quot;" style:apply-style-name="Untitled2" style:base-cell-address="Sheet1.AN4"/>
      <style:map style:condition="cell-content()=&quot;d&quot;" style:apply-style-name="Untitled4" style:base-cell-address="Sheet1.AN4"/>
    </style:style>
    <style:style style:name="ce148" style:family="table-cell" style:parent-style-name="Default">
      <style:map style:condition="cell-content()=&quot;r&quot;" style:apply-style-name="Untitled1" style:base-cell-address="Sheet1.AN17"/>
      <style:map style:condition="cell-content()=&quot;s&quot;" style:apply-style-name="Untitled2" style:base-cell-address="Sheet1.AN17"/>
      <style:map style:condition="cell-content()=&quot;d&quot;" style:apply-style-name="Untitled4" style:base-cell-address="Sheet1.AN17"/>
    </style:style>
    <style:style style:name="ce149" style:family="table-cell" style:parent-style-name="Default">
      <style:map style:condition="cell-content()=&quot;r&quot;" style:apply-style-name="Untitled1" style:base-cell-address="Sheet1.AN20"/>
      <style:map style:condition="cell-content()=&quot;s&quot;" style:apply-style-name="Untitled2" style:base-cell-address="Sheet1.AN20"/>
      <style:map style:condition="cell-content()=&quot;d&quot;" style:apply-style-name="Untitled4" style:base-cell-address="Sheet1.AN20"/>
    </style:style>
    <style:style style:name="ce150" style:family="table-cell" style:parent-style-name="Default">
      <style:map style:condition="cell-content()=&quot;r&quot;" style:apply-style-name="Untitled1" style:base-cell-address="Sheet1.AO3"/>
      <style:map style:condition="cell-content()=&quot;s&quot;" style:apply-style-name="Untitled2" style:base-cell-address="Sheet1.AO3"/>
      <style:map style:condition="cell-content()=&quot;d&quot;" style:apply-style-name="Untitled4" style:base-cell-address="Sheet1.AO3"/>
    </style:style>
    <style:style style:name="ce151" style:family="table-cell" style:parent-style-name="Default">
      <style:map style:condition="cell-content()=&quot;r&quot;" style:apply-style-name="Untitled1" style:base-cell-address="Sheet1.AO4"/>
      <style:map style:condition="cell-content()=&quot;s&quot;" style:apply-style-name="Untitled2" style:base-cell-address="Sheet1.AO4"/>
      <style:map style:condition="cell-content()=&quot;d&quot;" style:apply-style-name="Untitled4" style:base-cell-address="Sheet1.AO4"/>
    </style:style>
    <style:style style:name="ce152" style:family="table-cell" style:parent-style-name="Default">
      <style:map style:condition="cell-content()=&quot;r&quot;" style:apply-style-name="Untitled1" style:base-cell-address="Sheet1.AO6"/>
      <style:map style:condition="cell-content()=&quot;s&quot;" style:apply-style-name="Untitled2" style:base-cell-address="Sheet1.AO6"/>
      <style:map style:condition="cell-content()=&quot;d&quot;" style:apply-style-name="Untitled4" style:base-cell-address="Sheet1.AO6"/>
    </style:style>
    <style:style style:name="ce153" style:family="table-cell" style:parent-style-name="Default">
      <style:map style:condition="cell-content()=&quot;r&quot;" style:apply-style-name="Untitled1" style:base-cell-address="Sheet1.AO7"/>
      <style:map style:condition="cell-content()=&quot;s&quot;" style:apply-style-name="Untitled2" style:base-cell-address="Sheet1.AO7"/>
      <style:map style:condition="cell-content()=&quot;d&quot;" style:apply-style-name="Untitled4" style:base-cell-address="Sheet1.AO7"/>
    </style:style>
    <style:style style:name="ce154" style:family="table-cell" style:parent-style-name="Default">
      <style:map style:condition="cell-content()=&quot;r&quot;" style:apply-style-name="Untitled1" style:base-cell-address="Sheet1.AO9"/>
      <style:map style:condition="cell-content()=&quot;s&quot;" style:apply-style-name="Untitled2" style:base-cell-address="Sheet1.AO9"/>
      <style:map style:condition="cell-content()=&quot;d&quot;" style:apply-style-name="Untitled4" style:base-cell-address="Sheet1.AO9"/>
    </style:style>
    <style:style style:name="ce155" style:family="table-cell" style:parent-style-name="Default">
      <style:map style:condition="cell-content()=&quot;r&quot;" style:apply-style-name="Untitled1" style:base-cell-address="Sheet1.AO10"/>
      <style:map style:condition="cell-content()=&quot;s&quot;" style:apply-style-name="Untitled2" style:base-cell-address="Sheet1.AO10"/>
      <style:map style:condition="cell-content()=&quot;d&quot;" style:apply-style-name="Untitled4" style:base-cell-address="Sheet1.AO10"/>
    </style:style>
    <style:style style:name="ce156" style:family="table-cell" style:parent-style-name="Default">
      <style:map style:condition="cell-content()=&quot;r&quot;" style:apply-style-name="Untitled1" style:base-cell-address="Sheet1.AO12"/>
      <style:map style:condition="cell-content()=&quot;s&quot;" style:apply-style-name="Untitled2" style:base-cell-address="Sheet1.AO12"/>
      <style:map style:condition="cell-content()=&quot;d&quot;" style:apply-style-name="Untitled4" style:base-cell-address="Sheet1.AO12"/>
    </style:style>
    <style:style style:name="ce157" style:family="table-cell" style:parent-style-name="Default">
      <style:map style:condition="cell-content()=&quot;r&quot;" style:apply-style-name="Untitled1" style:base-cell-address="Sheet1.AO13"/>
      <style:map style:condition="cell-content()=&quot;s&quot;" style:apply-style-name="Untitled2" style:base-cell-address="Sheet1.AO13"/>
      <style:map style:condition="cell-content()=&quot;d&quot;" style:apply-style-name="Untitled4" style:base-cell-address="Sheet1.AO13"/>
    </style:style>
    <style:style style:name="ce158" style:family="table-cell" style:parent-style-name="Default">
      <style:map style:condition="cell-content()=&quot;r&quot;" style:apply-style-name="Untitled1" style:base-cell-address="Sheet1.AO15"/>
      <style:map style:condition="cell-content()=&quot;s&quot;" style:apply-style-name="Untitled2" style:base-cell-address="Sheet1.AO15"/>
      <style:map style:condition="cell-content()=&quot;d&quot;" style:apply-style-name="Untitled4" style:base-cell-address="Sheet1.AO15"/>
    </style:style>
    <style:style style:name="ce159" style:family="table-cell" style:parent-style-name="Default">
      <style:map style:condition="cell-content()=&quot;r&quot;" style:apply-style-name="Untitled1" style:base-cell-address="Sheet1.AO16"/>
      <style:map style:condition="cell-content()=&quot;s&quot;" style:apply-style-name="Untitled2" style:base-cell-address="Sheet1.AO16"/>
      <style:map style:condition="cell-content()=&quot;d&quot;" style:apply-style-name="Untitled4" style:base-cell-address="Sheet1.AO16"/>
    </style:style>
    <style:style style:name="ce160" style:family="table-cell" style:parent-style-name="Default">
      <style:map style:condition="cell-content()=&quot;r&quot;" style:apply-style-name="Untitled1" style:base-cell-address="Sheet1.AO18"/>
      <style:map style:condition="cell-content()=&quot;s&quot;" style:apply-style-name="Untitled2" style:base-cell-address="Sheet1.AO18"/>
      <style:map style:condition="cell-content()=&quot;d&quot;" style:apply-style-name="Untitled4" style:base-cell-address="Sheet1.AO18"/>
    </style:style>
    <style:style style:name="ce161" style:family="table-cell" style:parent-style-name="Default">
      <style:map style:condition="cell-content()=&quot;r&quot;" style:apply-style-name="Untitled1" style:base-cell-address="Sheet1.AO19"/>
      <style:map style:condition="cell-content()=&quot;s&quot;" style:apply-style-name="Untitled2" style:base-cell-address="Sheet1.AO19"/>
      <style:map style:condition="cell-content()=&quot;d&quot;" style:apply-style-name="Untitled4" style:base-cell-address="Sheet1.AO19"/>
    </style:style>
    <style:style style:name="ce162" style:family="table-cell" style:parent-style-name="Default">
      <style:map style:condition="cell-content()=&quot;r&quot;" style:apply-style-name="Untitled1" style:base-cell-address="Sheet1.AP3"/>
      <style:map style:condition="cell-content()=&quot;s&quot;" style:apply-style-name="Untitled2" style:base-cell-address="Sheet1.AP3"/>
      <style:map style:condition="cell-content()=&quot;d&quot;" style:apply-style-name="Untitled4" style:base-cell-address="Sheet1.AP3"/>
    </style:style>
    <style:style style:name="ce163" style:family="table-cell" style:parent-style-name="Default">
      <style:map style:condition="cell-content()=&quot;r&quot;" style:apply-style-name="Untitled1" style:base-cell-address="Sheet1.AP4"/>
      <style:map style:condition="cell-content()=&quot;s&quot;" style:apply-style-name="Untitled2" style:base-cell-address="Sheet1.AP4"/>
      <style:map style:condition="cell-content()=&quot;d&quot;" style:apply-style-name="Untitled4" style:base-cell-address="Sheet1.AP4"/>
    </style:style>
    <style:style style:name="ce164" style:family="table-cell" style:parent-style-name="Default">
      <style:map style:condition="cell-content()=&quot;r&quot;" style:apply-style-name="Untitled1" style:base-cell-address="Sheet1.AP6"/>
      <style:map style:condition="cell-content()=&quot;s&quot;" style:apply-style-name="Untitled2" style:base-cell-address="Sheet1.AP6"/>
      <style:map style:condition="cell-content()=&quot;d&quot;" style:apply-style-name="Untitled4" style:base-cell-address="Sheet1.AP6"/>
    </style:style>
    <style:style style:name="ce165" style:family="table-cell" style:parent-style-name="Default">
      <style:map style:condition="cell-content()=&quot;r&quot;" style:apply-style-name="Untitled1" style:base-cell-address="Sheet1.AP7"/>
      <style:map style:condition="cell-content()=&quot;s&quot;" style:apply-style-name="Untitled2" style:base-cell-address="Sheet1.AP7"/>
      <style:map style:condition="cell-content()=&quot;d&quot;" style:apply-style-name="Untitled4" style:base-cell-address="Sheet1.AP7"/>
    </style:style>
    <style:style style:name="ce166" style:family="table-cell" style:parent-style-name="Default">
      <style:map style:condition="cell-content()=&quot;r&quot;" style:apply-style-name="Untitled1" style:base-cell-address="Sheet1.AP9"/>
      <style:map style:condition="cell-content()=&quot;s&quot;" style:apply-style-name="Untitled2" style:base-cell-address="Sheet1.AP9"/>
      <style:map style:condition="cell-content()=&quot;d&quot;" style:apply-style-name="Untitled4" style:base-cell-address="Sheet1.AP9"/>
    </style:style>
    <style:style style:name="ce167" style:family="table-cell" style:parent-style-name="Default">
      <style:map style:condition="cell-content()=&quot;r&quot;" style:apply-style-name="Untitled1" style:base-cell-address="Sheet1.AP10"/>
      <style:map style:condition="cell-content()=&quot;s&quot;" style:apply-style-name="Untitled2" style:base-cell-address="Sheet1.AP10"/>
      <style:map style:condition="cell-content()=&quot;d&quot;" style:apply-style-name="Untitled4" style:base-cell-address="Sheet1.AP10"/>
    </style:style>
    <style:style style:name="ce168" style:family="table-cell" style:parent-style-name="Default">
      <style:map style:condition="cell-content()=&quot;r&quot;" style:apply-style-name="Untitled1" style:base-cell-address="Sheet1.AP12"/>
      <style:map style:condition="cell-content()=&quot;s&quot;" style:apply-style-name="Untitled2" style:base-cell-address="Sheet1.AP12"/>
      <style:map style:condition="cell-content()=&quot;d&quot;" style:apply-style-name="Untitled4" style:base-cell-address="Sheet1.AP12"/>
    </style:style>
    <style:style style:name="ce169" style:family="table-cell" style:parent-style-name="Default">
      <style:map style:condition="cell-content()=&quot;r&quot;" style:apply-style-name="Untitled1" style:base-cell-address="Sheet1.AP13"/>
      <style:map style:condition="cell-content()=&quot;s&quot;" style:apply-style-name="Untitled2" style:base-cell-address="Sheet1.AP13"/>
      <style:map style:condition="cell-content()=&quot;d&quot;" style:apply-style-name="Untitled4" style:base-cell-address="Sheet1.AP13"/>
    </style:style>
    <style:style style:name="ce170" style:family="table-cell" style:parent-style-name="Default">
      <style:map style:condition="cell-content()=&quot;r&quot;" style:apply-style-name="Untitled1" style:base-cell-address="Sheet1.AP15"/>
      <style:map style:condition="cell-content()=&quot;s&quot;" style:apply-style-name="Untitled2" style:base-cell-address="Sheet1.AP15"/>
      <style:map style:condition="cell-content()=&quot;d&quot;" style:apply-style-name="Untitled4" style:base-cell-address="Sheet1.AP15"/>
    </style:style>
    <style:style style:name="ce171" style:family="table-cell" style:parent-style-name="Default">
      <style:map style:condition="cell-content()=&quot;r&quot;" style:apply-style-name="Untitled1" style:base-cell-address="Sheet1.AP16"/>
      <style:map style:condition="cell-content()=&quot;s&quot;" style:apply-style-name="Untitled2" style:base-cell-address="Sheet1.AP16"/>
      <style:map style:condition="cell-content()=&quot;d&quot;" style:apply-style-name="Untitled4" style:base-cell-address="Sheet1.AP16"/>
    </style:style>
    <style:style style:name="ce172" style:family="table-cell" style:parent-style-name="Default">
      <style:map style:condition="cell-content()=&quot;r&quot;" style:apply-style-name="Untitled1" style:base-cell-address="Sheet1.AP18"/>
      <style:map style:condition="cell-content()=&quot;s&quot;" style:apply-style-name="Untitled2" style:base-cell-address="Sheet1.AP18"/>
      <style:map style:condition="cell-content()=&quot;d&quot;" style:apply-style-name="Untitled4" style:base-cell-address="Sheet1.AP18"/>
    </style:style>
    <style:style style:name="ce173" style:family="table-cell" style:parent-style-name="Default">
      <style:map style:condition="cell-content()=&quot;r&quot;" style:apply-style-name="Untitled1" style:base-cell-address="Sheet1.AP19"/>
      <style:map style:condition="cell-content()=&quot;s&quot;" style:apply-style-name="Untitled2" style:base-cell-address="Sheet1.AP19"/>
      <style:map style:condition="cell-content()=&quot;d&quot;" style:apply-style-name="Untitled4" style:base-cell-address="Sheet1.AP19"/>
    </style:style>
    <style:style style:name="ce174" style:family="table-cell" style:parent-style-name="Default">
      <style:map style:condition="cell-content()=&quot;r&quot;" style:apply-style-name="Untitled1" style:base-cell-address="Sheet1.AQ3"/>
      <style:map style:condition="cell-content()=&quot;s&quot;" style:apply-style-name="Untitled2" style:base-cell-address="Sheet1.AQ3"/>
      <style:map style:condition="cell-content()=&quot;d&quot;" style:apply-style-name="Untitled4" style:base-cell-address="Sheet1.AQ3"/>
    </style:style>
    <style:style style:name="ce175" style:family="table-cell" style:parent-style-name="Default">
      <style:map style:condition="cell-content()=&quot;r&quot;" style:apply-style-name="Untitled1" style:base-cell-address="Sheet1.AQ4"/>
      <style:map style:condition="cell-content()=&quot;s&quot;" style:apply-style-name="Untitled2" style:base-cell-address="Sheet1.AQ4"/>
      <style:map style:condition="cell-content()=&quot;d&quot;" style:apply-style-name="Untitled4" style:base-cell-address="Sheet1.AQ4"/>
    </style:style>
    <style:style style:name="ce176" style:family="table-cell" style:parent-style-name="Default">
      <style:map style:condition="cell-content()=&quot;r&quot;" style:apply-style-name="Untitled1" style:base-cell-address="Sheet1.AQ6"/>
      <style:map style:condition="cell-content()=&quot;s&quot;" style:apply-style-name="Untitled2" style:base-cell-address="Sheet1.AQ6"/>
      <style:map style:condition="cell-content()=&quot;d&quot;" style:apply-style-name="Untitled4" style:base-cell-address="Sheet1.AQ6"/>
    </style:style>
    <style:style style:name="ce177" style:family="table-cell" style:parent-style-name="Default">
      <style:map style:condition="cell-content()=&quot;r&quot;" style:apply-style-name="Untitled1" style:base-cell-address="Sheet1.AQ7"/>
      <style:map style:condition="cell-content()=&quot;s&quot;" style:apply-style-name="Untitled2" style:base-cell-address="Sheet1.AQ7"/>
      <style:map style:condition="cell-content()=&quot;d&quot;" style:apply-style-name="Untitled4" style:base-cell-address="Sheet1.AQ7"/>
    </style:style>
    <style:style style:name="ce178" style:family="table-cell" style:parent-style-name="Default">
      <style:map style:condition="cell-content()=&quot;r&quot;" style:apply-style-name="Untitled1" style:base-cell-address="Sheet1.AQ9"/>
      <style:map style:condition="cell-content()=&quot;s&quot;" style:apply-style-name="Untitled2" style:base-cell-address="Sheet1.AQ9"/>
      <style:map style:condition="cell-content()=&quot;d&quot;" style:apply-style-name="Untitled4" style:base-cell-address="Sheet1.AQ9"/>
    </style:style>
    <style:style style:name="ce179" style:family="table-cell" style:parent-style-name="Default">
      <style:map style:condition="cell-content()=&quot;r&quot;" style:apply-style-name="Untitled1" style:base-cell-address="Sheet1.AQ10"/>
      <style:map style:condition="cell-content()=&quot;s&quot;" style:apply-style-name="Untitled2" style:base-cell-address="Sheet1.AQ10"/>
      <style:map style:condition="cell-content()=&quot;d&quot;" style:apply-style-name="Untitled4" style:base-cell-address="Sheet1.AQ10"/>
    </style:style>
    <style:style style:name="ce180" style:family="table-cell" style:parent-style-name="Default">
      <style:map style:condition="cell-content()=&quot;r&quot;" style:apply-style-name="Untitled1" style:base-cell-address="Sheet1.AQ12"/>
      <style:map style:condition="cell-content()=&quot;s&quot;" style:apply-style-name="Untitled2" style:base-cell-address="Sheet1.AQ12"/>
      <style:map style:condition="cell-content()=&quot;d&quot;" style:apply-style-name="Untitled4" style:base-cell-address="Sheet1.AQ12"/>
    </style:style>
    <style:style style:name="ce181" style:family="table-cell" style:parent-style-name="Default">
      <style:map style:condition="cell-content()=&quot;r&quot;" style:apply-style-name="Untitled1" style:base-cell-address="Sheet1.AQ13"/>
      <style:map style:condition="cell-content()=&quot;s&quot;" style:apply-style-name="Untitled2" style:base-cell-address="Sheet1.AQ13"/>
      <style:map style:condition="cell-content()=&quot;d&quot;" style:apply-style-name="Untitled4" style:base-cell-address="Sheet1.AQ13"/>
    </style:style>
    <style:style style:name="ce182" style:family="table-cell" style:parent-style-name="Default">
      <style:map style:condition="cell-content()=&quot;r&quot;" style:apply-style-name="Untitled1" style:base-cell-address="Sheet1.AQ15"/>
      <style:map style:condition="cell-content()=&quot;s&quot;" style:apply-style-name="Untitled2" style:base-cell-address="Sheet1.AQ15"/>
      <style:map style:condition="cell-content()=&quot;d&quot;" style:apply-style-name="Untitled4" style:base-cell-address="Sheet1.AQ15"/>
    </style:style>
    <style:style style:name="ce183" style:family="table-cell" style:parent-style-name="Default">
      <style:map style:condition="cell-content()=&quot;r&quot;" style:apply-style-name="Untitled1" style:base-cell-address="Sheet1.AQ16"/>
      <style:map style:condition="cell-content()=&quot;s&quot;" style:apply-style-name="Untitled2" style:base-cell-address="Sheet1.AQ16"/>
      <style:map style:condition="cell-content()=&quot;d&quot;" style:apply-style-name="Untitled4" style:base-cell-address="Sheet1.AQ16"/>
    </style:style>
    <style:style style:name="ce184" style:family="table-cell" style:parent-style-name="Default">
      <style:map style:condition="cell-content()=&quot;r&quot;" style:apply-style-name="Untitled1" style:base-cell-address="Sheet1.AQ18"/>
      <style:map style:condition="cell-content()=&quot;s&quot;" style:apply-style-name="Untitled2" style:base-cell-address="Sheet1.AQ18"/>
      <style:map style:condition="cell-content()=&quot;d&quot;" style:apply-style-name="Untitled4" style:base-cell-address="Sheet1.AQ18"/>
    </style:style>
    <style:style style:name="ce185" style:family="table-cell" style:parent-style-name="Default">
      <style:map style:condition="cell-content()=&quot;r&quot;" style:apply-style-name="Untitled1" style:base-cell-address="Sheet1.AQ19"/>
      <style:map style:condition="cell-content()=&quot;s&quot;" style:apply-style-name="Untitled2" style:base-cell-address="Sheet1.AQ19"/>
      <style:map style:condition="cell-content()=&quot;d&quot;" style:apply-style-name="Untitled4" style:base-cell-address="Sheet1.AQ1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2" table:default-cell-style-name="ce29"/>
        <table:table-column table:style-name="co2" table:number-columns-repeated="34" table:default-cell-style-name="ce36"/>
        <table:table-column table:style-name="co2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targets</text:p>
          </table:table-cell>
          <table:table-cell table:style-name="Default" table:number-columns-repeated="35"/>
          <table:table-cell table:number-columns-repeated="16"/>
        </table:table-row>
        <table:table-row table:style-name="ro1">
          <table:table-cell/>
          <table:table-cell office:value-type="string" calcext:value-type="string">
            <text:p>P=6.17</text:p>
          </table:table-cell>
          <table:table-cell table:style-name="ce8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30" calcext:value-type="float">
            <text:p>13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380" calcext:value-type="float">
            <text:p>38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420" calcext:value-type="float">
            <text:p>420</text:p>
          </table:table-cell>
          <table:table-cell table:style-name="Default" office:value-type="float" office:value="440" calcext:value-type="float">
            <text:p>44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520" calcext:value-type="float">
            <text:p>520</text:p>
          </table:table-cell>
          <table:table-cell table:style-name="Default" office:value-type="float" office:value="540" calcext:value-type="float">
            <text:p>54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580" calcext:value-type="float">
            <text:p>58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620" calcext:value-type="float">
            <text:p>620</text:p>
          </table:table-cell>
          <table:table-cell table:style-name="Default" office:value-type="float" office:value="640" calcext:value-type="float">
            <text:p>640</text:p>
          </table:table-cell>
          <table:table-cell table:style-name="Default" office:value-type="float" office:value="660" calcext:value-type="float">
            <text:p>660</text:p>
          </table:table-cell>
          <table:table-cell table:style-name="Default" office:value-type="float" office:value="680" calcext:value-type="float">
            <text:p>680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running</text:p>
          </table:table-cell>
          <table:table-cell office:value-type="string" calcext:value-type="string">
            <text:p>Cutoff 0.6</text:p>
          </table:table-cell>
          <table:table-cell table:style-name="ce9"/>
          <table:table-cell table:style-name="ce27" office:value-type="string" calcext:value-type="string">
            <text:p>s</text:p>
          </table:table-cell>
          <table:table-cell table:style-name="ce34" office:value-type="string" calcext:value-type="string">
            <text:p>s</text:p>
          </table:table-cell>
          <table:table-cell/>
          <table:table-cell table:number-columns-repeated="4" table:style-name="ce34" office:value-type="string" calcext:value-type="string">
            <text:p>s</text:p>
          </table:table-cell>
          <table:table-cell table:style-name="ce34" office:value-type="string" calcext:value-type="string">
            <text:p>r</text:p>
          </table:table-cell>
          <table:table-cell table:style-name="ce34" office:value-type="string" calcext:value-type="string">
            <text:p>s</text:p>
          </table:table-cell>
          <table:table-cell table:number-columns-repeated="9" table:style-name="ce35" office:value-type="string" calcext:value-type="string">
            <text:p>d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34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number-columns-repeated="3" table:style-name="ce34" office:value-type="string" calcext:value-type="string">
            <text:p>d</text:p>
          </table:table-cell>
          <table:table-cell table:number-columns-repeated="3" table:style-name="ce3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6" office:value-type="string" calcext:value-type="string">
            <text:p>r</text:p>
          </table:table-cell>
          <table:table-cell table:style-name="ce142" office:value-type="string" calcext:value-type="string">
            <text:p>r</text:p>
          </table:table-cell>
          <table:table-cell table:style-name="ce146" office:value-type="string" calcext:value-type="string">
            <text:p>r</text:p>
          </table:table-cell>
          <table:table-cell table:style-name="ce150" office:value-type="string" calcext:value-type="string">
            <text:p>r</text:p>
          </table:table-cell>
          <table:table-cell table:style-name="ce162" office:value-type="string" calcext:value-type="string">
            <text:p>r</text:p>
          </table:table-cell>
          <table:table-cell table:style-name="ce174" office:value-type="string" calcext:value-type="string">
            <text:p>r</text:p>
          </table:table-cell>
          <table:table-cell table:number-columns-repeated="11"/>
        </table:table-row>
        <table:table-row table:style-name="ro1">
          <table:table-cell table:style-name="ce1" table:formula="of:=COUNTIF([.C3:.BA16];&quot;r&quot;)" office:value-type="float" office:value="142" calcext:value-type="float">
            <text:p>142</text:p>
          </table:table-cell>
          <table:table-cell office:value-type="string" calcext:value-type="string">
            <text:p>Cutoff 0.7</text:p>
          </table:table-cell>
          <table:table-cell table:style-name="ce10"/>
          <table:table-cell table:style-name="ce28" office:value-type="string" calcext:value-type="string">
            <text:p>d</text:p>
          </table:table-cell>
          <table:table-cell table:number-columns-repeated="3" table:style-name="ce35" office:value-type="string" calcext:value-type="string">
            <text:p>d</text:p>
          </table:table-cell>
          <table:table-cell table:style-name="ce47" office:value-type="string" calcext:value-type="string">
            <text:p>d</text:p>
          </table:table-cell>
          <table:table-cell table:number-columns-repeated="2" table:style-name="ce34" office:value-type="string" calcext:value-type="string">
            <text:p>r</text:p>
          </table:table-cell>
          <table:table-cell table:style-name="ce34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11" office:value-type="string" calcext:value-type="string">
            <text:p>r</text:p>
          </table:table-cell>
          <table:table-cell table:number-columns-repeated="15"/>
          <table:table-cell table:style-name="ce143"/>
          <table:table-cell table:style-name="ce147"/>
          <table:table-cell table:style-name="ce151"/>
          <table:table-cell table:style-name="ce163"/>
          <table:table-cell table:style-name="ce175"/>
          <table:table-cell table:number-columns-repeated="11"/>
        </table:table-row>
        <table:table-row table:style-name="ro1">
          <table:table-cell table:style-name="ce2" office:value-type="string" calcext:value-type="string">
            <text:p>stopped/done</text:p>
          </table:table-cell>
          <table:table-cell office:value-type="string" calcext:value-type="string">
            <text:p>P=6.18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2" table:formula="of:=COUNTIF([.C3:.BA16];&quot;s&quot;)" office:value-type="float" office:value="18" calcext:value-type="float">
            <text:p>18</text:p>
          </table:table-cell>
          <table:table-cell office:value-type="string" calcext:value-type="string">
            <text:p>Cutoff 0.6</text:p>
          </table:table-cell>
          <table:table-cell table:style-name="ce12"/>
          <table:table-cell table:style-name="ce28" office:value-type="string" calcext:value-type="string">
            <text:p>d</text:p>
          </table:table-cell>
          <table:table-cell table:style-name="ce35" office:value-type="string" calcext:value-type="string">
            <text:p>d</text:p>
          </table:table-cell>
          <table:table-cell/>
          <table:table-cell table:number-columns-repeated="2" table:style-name="ce35" office:value-type="string" calcext:value-type="string">
            <text:p>d</text:p>
          </table:table-cell>
          <table:table-cell table:number-columns-repeated="4" table:style-name="ce34" office:value-type="string" calcext:value-type="string">
            <text:p>s</text:p>
          </table:table-cell>
          <table:table-cell table:style-name="ce34" office:value-type="string" calcext:value-type="string">
            <text:p>r</text:p>
          </table:table-cell>
          <table:table-cell table:number-columns-repeated="17" office:value-type="string" calcext:value-type="string">
            <text:p>r</text:p>
          </table:table-cell>
          <table:table-cell table:number-columns-repeated="8"/>
          <table:table-cell table:style-name="ce36" table:number-columns-repeated="2"/>
          <table:table-cell table:style-name="ce152"/>
          <table:table-cell table:style-name="ce164"/>
          <table:table-cell table:style-name="ce176"/>
          <table:table-cell table:number-columns-repeated="11"/>
        </table:table-row>
        <table:table-row table:style-name="ro1">
          <table:table-cell table:style-name="ce3" office:value-type="string" calcext:value-type="string">
            <text:p>downloaded</text:p>
          </table:table-cell>
          <table:table-cell office:value-type="string" calcext:value-type="string">
            <text:p>Cutoff 0.7</text:p>
          </table:table-cell>
          <table:table-cell table:style-name="ce13"/>
          <table:table-cell table:style-name="ce28" office:value-type="string" calcext:value-type="string">
            <text:p>d</text:p>
          </table:table-cell>
          <table:table-cell table:style-name="ce35" office:value-type="string" calcext:value-type="string">
            <text:p>d</text:p>
          </table:table-cell>
          <table:table-cell/>
          <table:table-cell table:number-columns-repeated="2" table:style-name="ce34" office:value-type="string" calcext:value-type="string">
            <text:p>r</text:p>
          </table:table-cell>
          <table:table-cell table:style-name="ce34" office:value-type="string" calcext:value-type="string">
            <text:p>s</text:p>
          </table:table-cell>
          <table:table-cell table:number-columns-repeated="2" table:style-name="ce34" office:value-type="string" calcext:value-type="string">
            <text:p>r</text:p>
          </table:table-cell>
          <table:table-cell table:number-columns-repeated="17" office:value-type="string" calcext:value-type="string">
            <text:p>r</text:p>
          </table:table-cell>
          <table:table-cell table:number-columns-repeated="9"/>
          <table:table-cell table:style-name="ce138" table:number-columns-repeated="3"/>
          <table:table-cell table:style-name="ce153"/>
          <table:table-cell table:style-name="ce165"/>
          <table:table-cell table:style-name="ce177"/>
          <table:table-cell table:number-columns-repeated="11"/>
        </table:table-row>
        <table:table-row table:style-name="ro1">
          <table:table-cell table:style-name="ce3" table:formula="of:=COUNTIF([.C3:.BA16];&quot;d&quot;)" office:value-type="float" office:value="27" calcext:value-type="float">
            <text:p>27</text:p>
          </table:table-cell>
          <table:table-cell office:value-type="string" calcext:value-type="string">
            <text:p>P=6.19</text:p>
          </table:table-cell>
          <table:table-cell table:style-name="ce14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 table:style-name="ce7"/>
          <table:table-cell office:value-type="string" calcext:value-type="string">
            <text:p>Cutoff 0.6</text:p>
          </table:table-cell>
          <table:table-cell table:style-name="ce15"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21"/>
          <table:table-cell table:style-name="ce36" table:number-columns-repeated="2"/>
          <table:table-cell table:style-name="ce154"/>
          <table:table-cell table:style-name="ce166"/>
          <table:table-cell table:style-name="ce178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style-name="ce16"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21"/>
          <table:table-cell table:style-name="ce36" table:number-columns-repeated="2"/>
          <table:table-cell table:style-name="ce155"/>
          <table:table-cell table:style-name="ce167"/>
          <table:table-cell table:style-name="ce179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=6.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460" calcext:value-type="float">
            <text:p>460</text:p>
          </table:table-cell>
          <table:table-cell office:value-type="float" office:value="480" calcext:value-type="float">
            <text:p>480</text:p>
          </table:table-cell>
          <table:table-cell office:value-type="float" office:value="500" calcext:value-type="float">
            <text:p>500</text:p>
          </table:table-cell>
          <table:table-cell office:value-type="float" office:value="520" calcext:value-type="float">
            <text:p>520</text:p>
          </table:table-cell>
          <table:table-cell office:value-type="float" office:value="540" calcext:value-type="float">
            <text:p>540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  <table:table-cell office:value-type="float" office:value="600" calcext:value-type="float">
            <text:p>600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60" calcext:value-type="float">
            <text:p>66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style-name="ce18"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21"/>
          <table:table-cell table:style-name="ce36" table:number-columns-repeated="2"/>
          <table:table-cell table:style-name="ce156"/>
          <table:table-cell table:style-name="ce168"/>
          <table:table-cell table:style-name="ce180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style-name="ce19"/>
          <table:table-cell table:number-columns-repeated="2" office:value-type="string" calcext:value-type="string">
            <text:p>r</text:p>
          </table:table-cell>
          <table:table-cell/>
          <table:table-cell table:number-columns-repeated="11" office:value-type="string" calcext:value-type="string">
            <text:p>r</text:p>
          </table:table-cell>
          <table:table-cell table:number-columns-repeated="21"/>
          <table:table-cell table:style-name="ce36" table:number-columns-repeated="2"/>
          <table:table-cell table:style-name="ce157"/>
          <table:table-cell table:style-name="ce169"/>
          <table:table-cell table:style-name="ce181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=6.25</text:p>
          </table:table-cell>
          <table:table-cell table:style-name="ce20" office:value-type="float" office:value="20" calcext:value-type="float">
            <text:p>20</text:p>
          </table:table-cell>
          <table:table-cell table:style-name="ce30" office:value-type="float" office:value="30" calcext:value-type="float">
            <text:p>30</text:p>
          </table:table-cell>
          <table:table-cell table:style-name="ce37" office:value-type="float" office:value="50" calcext:value-type="float">
            <text:p>50</text:p>
          </table:table-cell>
          <table:table-cell table:style-name="ce41" office:value-type="float" office:value="60" calcext:value-type="float">
            <text:p>60</text:p>
          </table:table-cell>
          <table:table-cell table:style-name="ce44" office:value-type="float" office:value="70" calcext:value-type="float">
            <text:p>70</text:p>
          </table:table-cell>
          <table:table-cell table:style-name="ce48" office:value-type="float" office:value="90" calcext:value-type="float">
            <text:p>90</text:p>
          </table:table-cell>
          <table:table-cell table:style-name="ce51" office:value-type="float" office:value="110" calcext:value-type="float">
            <text:p>110</text:p>
          </table:table-cell>
          <table:table-cell table:style-name="ce54" office:value-type="float" office:value="130" calcext:value-type="float">
            <text:p>130</text:p>
          </table:table-cell>
          <table:table-cell table:style-name="ce57" office:value-type="float" office:value="150" calcext:value-type="float">
            <text:p>150</text:p>
          </table:table-cell>
          <table:table-cell table:style-name="ce60" office:value-type="float" office:value="170" calcext:value-type="float">
            <text:p>170</text:p>
          </table:table-cell>
          <table:table-cell table:style-name="ce63" office:value-type="float" office:value="190" calcext:value-type="float">
            <text:p>190</text:p>
          </table:table-cell>
          <table:table-cell table:style-name="ce66" office:value-type="float" office:value="210" calcext:value-type="float">
            <text:p>210</text:p>
          </table:table-cell>
          <table:table-cell table:style-name="ce69" office:value-type="float" office:value="230" calcext:value-type="float">
            <text:p>230</text:p>
          </table:table-cell>
          <table:table-cell table:style-name="ce72" office:value-type="float" office:value="250" calcext:value-type="float">
            <text:p>250</text:p>
          </table:table-cell>
          <table:table-cell table:style-name="ce75" office:value-type="float" office:value="270" calcext:value-type="float">
            <text:p>270</text:p>
          </table:table-cell>
          <table:table-cell table:style-name="ce78" office:value-type="float" office:value="300" calcext:value-type="float">
            <text:p>300</text:p>
          </table:table-cell>
          <table:table-cell table:style-name="ce81" office:value-type="float" office:value="320" calcext:value-type="float">
            <text:p>320</text:p>
          </table:table-cell>
          <table:table-cell table:style-name="ce84" office:value-type="float" office:value="340" calcext:value-type="float">
            <text:p>340</text:p>
          </table:table-cell>
          <table:table-cell table:style-name="ce87" office:value-type="float" office:value="360" calcext:value-type="float">
            <text:p>360</text:p>
          </table:table-cell>
          <table:table-cell table:style-name="ce90" office:value-type="float" office:value="380" calcext:value-type="float">
            <text:p>380</text:p>
          </table:table-cell>
          <table:table-cell table:style-name="ce93" office:value-type="float" office:value="400" calcext:value-type="float">
            <text:p>400</text:p>
          </table:table-cell>
          <table:table-cell table:style-name="ce96" office:value-type="float" office:value="420" calcext:value-type="float">
            <text:p>420</text:p>
          </table:table-cell>
          <table:table-cell table:style-name="ce99" office:value-type="float" office:value="440" calcext:value-type="float">
            <text:p>440</text:p>
          </table:table-cell>
          <table:table-cell table:style-name="ce102" office:value-type="float" office:value="460" calcext:value-type="float">
            <text:p>460</text:p>
          </table:table-cell>
          <table:table-cell table:style-name="ce105" office:value-type="float" office:value="480" calcext:value-type="float">
            <text:p>480</text:p>
          </table:table-cell>
          <table:table-cell table:style-name="ce108" office:value-type="float" office:value="500" calcext:value-type="float">
            <text:p>500</text:p>
          </table:table-cell>
          <table:table-cell table:style-name="ce111" office:value-type="float" office:value="520" calcext:value-type="float">
            <text:p>520</text:p>
          </table:table-cell>
          <table:table-cell table:style-name="ce114" office:value-type="float" office:value="540" calcext:value-type="float">
            <text:p>540</text:p>
          </table:table-cell>
          <table:table-cell table:style-name="ce117" office:value-type="float" office:value="560" calcext:value-type="float">
            <text:p>560</text:p>
          </table:table-cell>
          <table:table-cell table:style-name="ce120" office:value-type="float" office:value="580" calcext:value-type="float">
            <text:p>580</text:p>
          </table:table-cell>
          <table:table-cell table:style-name="ce123" office:value-type="float" office:value="600" calcext:value-type="float">
            <text:p>600</text:p>
          </table:table-cell>
          <table:table-cell table:style-name="ce126" office:value-type="float" office:value="620" calcext:value-type="float">
            <text:p>620</text:p>
          </table:table-cell>
          <table:table-cell table:style-name="ce129" office:value-type="float" office:value="640" calcext:value-type="float">
            <text:p>640</text:p>
          </table:table-cell>
          <table:table-cell table:style-name="ce132" office:value-type="float" office:value="660" calcext:value-type="float">
            <text:p>660</text:p>
          </table:table-cell>
          <table:table-cell table:style-name="ce135" office:value-type="float" office:value="680" calcext:value-type="float">
            <text:p>680</text:p>
          </table:table-cell>
          <table:table-cell table:style-name="ce139" office:value-type="float" office:value="700" calcext:value-type="float">
            <text:p>700</text:p>
          </table:table-cell>
          <table:table-cell office:value-type="float" office:value="720" calcext:value-type="float">
            <text:p>720</text:p>
          </table:table-cell>
          <table:table-cell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style-name="ce21"/>
          <table:table-cell table:style-name="ce31" office:value-type="string" calcext:value-type="string">
            <text:p>r</text:p>
          </table:table-cell>
          <table:table-cell table:style-name="ce38" office:value-type="string" calcext:value-type="string">
            <text:p>r</text:p>
          </table:table-cell>
          <table:table-cell table:style-name="ce38"/>
          <table:table-cell table:number-columns-repeated="11" table:style-name="ce38" office:value-type="string" calcext:value-type="string">
            <text:p>r</text:p>
          </table:table-cell>
          <table:table-cell table:style-name="ce38" table:number-columns-repeated="23"/>
          <table:table-cell table:style-name="ce158"/>
          <table:table-cell table:style-name="ce170"/>
          <table:table-cell table:style-name="ce18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style-name="ce22"/>
          <table:table-cell table:style-name="ce31" office:value-type="string" calcext:value-type="string">
            <text:p>r</text:p>
          </table:table-cell>
          <table:table-cell table:style-name="ce38" office:value-type="string" calcext:value-type="string">
            <text:p>r</text:p>
          </table:table-cell>
          <table:table-cell table:style-name="ce38"/>
          <table:table-cell table:number-columns-repeated="11" table:style-name="ce38" office:value-type="string" calcext:value-type="string">
            <text:p>r</text:p>
          </table:table-cell>
          <table:table-cell table:style-name="ce38" table:number-columns-repeated="23"/>
          <table:table-cell table:style-name="ce159"/>
          <table:table-cell table:style-name="ce171"/>
          <table:table-cell table:style-name="ce18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=6.30</text:p>
          </table:table-cell>
          <table:table-cell table:style-name="ce23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9" office:value-type="float" office:value="50" calcext:value-type="float">
            <text:p>50</text:p>
          </table:table-cell>
          <table:table-cell table:style-name="ce42" office:value-type="float" office:value="60" calcext:value-type="float">
            <text:p>60</text:p>
          </table:table-cell>
          <table:table-cell table:style-name="ce45" office:value-type="float" office:value="70" calcext:value-type="float">
            <text:p>70</text:p>
          </table:table-cell>
          <table:table-cell table:style-name="ce49" office:value-type="float" office:value="90" calcext:value-type="float">
            <text:p>90</text:p>
          </table:table-cell>
          <table:table-cell table:style-name="ce52" office:value-type="float" office:value="110" calcext:value-type="float">
            <text:p>110</text:p>
          </table:table-cell>
          <table:table-cell table:style-name="ce55" office:value-type="float" office:value="130" calcext:value-type="float">
            <text:p>130</text:p>
          </table:table-cell>
          <table:table-cell table:style-name="ce58" office:value-type="float" office:value="150" calcext:value-type="float">
            <text:p>150</text:p>
          </table:table-cell>
          <table:table-cell table:style-name="ce61" office:value-type="float" office:value="170" calcext:value-type="float">
            <text:p>170</text:p>
          </table:table-cell>
          <table:table-cell table:style-name="ce64" office:value-type="float" office:value="190" calcext:value-type="float">
            <text:p>190</text:p>
          </table:table-cell>
          <table:table-cell table:style-name="ce67" office:value-type="float" office:value="210" calcext:value-type="float">
            <text:p>210</text:p>
          </table:table-cell>
          <table:table-cell table:style-name="ce70" office:value-type="float" office:value="230" calcext:value-type="float">
            <text:p>230</text:p>
          </table:table-cell>
          <table:table-cell table:style-name="ce73" office:value-type="float" office:value="250" calcext:value-type="float">
            <text:p>250</text:p>
          </table:table-cell>
          <table:table-cell table:style-name="ce76" office:value-type="float" office:value="270" calcext:value-type="float">
            <text:p>270</text:p>
          </table:table-cell>
          <table:table-cell table:style-name="ce79" office:value-type="float" office:value="300" calcext:value-type="float">
            <text:p>300</text:p>
          </table:table-cell>
          <table:table-cell table:style-name="ce82" office:value-type="float" office:value="320" calcext:value-type="float">
            <text:p>320</text:p>
          </table:table-cell>
          <table:table-cell table:style-name="ce85" office:value-type="float" office:value="340" calcext:value-type="float">
            <text:p>340</text:p>
          </table:table-cell>
          <table:table-cell table:style-name="ce88" office:value-type="float" office:value="360" calcext:value-type="float">
            <text:p>360</text:p>
          </table:table-cell>
          <table:table-cell table:style-name="ce91" office:value-type="float" office:value="380" calcext:value-type="float">
            <text:p>380</text:p>
          </table:table-cell>
          <table:table-cell table:style-name="ce94" office:value-type="float" office:value="400" calcext:value-type="float">
            <text:p>400</text:p>
          </table:table-cell>
          <table:table-cell table:style-name="ce97" office:value-type="float" office:value="420" calcext:value-type="float">
            <text:p>420</text:p>
          </table:table-cell>
          <table:table-cell table:style-name="ce100" office:value-type="float" office:value="440" calcext:value-type="float">
            <text:p>440</text:p>
          </table:table-cell>
          <table:table-cell table:style-name="ce103" office:value-type="float" office:value="460" calcext:value-type="float">
            <text:p>460</text:p>
          </table:table-cell>
          <table:table-cell table:style-name="ce106" office:value-type="float" office:value="480" calcext:value-type="float">
            <text:p>480</text:p>
          </table:table-cell>
          <table:table-cell table:style-name="ce109" office:value-type="float" office:value="500" calcext:value-type="float">
            <text:p>500</text:p>
          </table:table-cell>
          <table:table-cell table:style-name="ce112" office:value-type="float" office:value="520" calcext:value-type="float">
            <text:p>520</text:p>
          </table:table-cell>
          <table:table-cell table:style-name="ce115" office:value-type="float" office:value="540" calcext:value-type="float">
            <text:p>540</text:p>
          </table:table-cell>
          <table:table-cell table:style-name="ce118" office:value-type="float" office:value="560" calcext:value-type="float">
            <text:p>560</text:p>
          </table:table-cell>
          <table:table-cell table:style-name="ce121" office:value-type="float" office:value="580" calcext:value-type="float">
            <text:p>580</text:p>
          </table:table-cell>
          <table:table-cell table:style-name="ce124" office:value-type="float" office:value="600" calcext:value-type="float">
            <text:p>600</text:p>
          </table:table-cell>
          <table:table-cell table:style-name="ce127" office:value-type="float" office:value="620" calcext:value-type="float">
            <text:p>620</text:p>
          </table:table-cell>
          <table:table-cell table:style-name="ce130" office:value-type="float" office:value="640" calcext:value-type="float">
            <text:p>640</text:p>
          </table:table-cell>
          <table:table-cell table:style-name="ce133" office:value-type="float" office:value="660" calcext:value-type="float">
            <text:p>660</text:p>
          </table:table-cell>
          <table:table-cell table:style-name="ce136" office:value-type="float" office:value="680" calcext:value-type="float">
            <text:p>680</text:p>
          </table:table-cell>
          <table:table-cell table:style-name="ce140" office:value-type="float" office:value="700" calcext:value-type="float">
            <text:p>700</text:p>
          </table:table-cell>
          <table:table-cell table:style-name="ce144" office:value-type="float" office:value="720" calcext:value-type="float">
            <text:p>720</text:p>
          </table:table-cell>
          <table:table-cell table:style-name="ce148"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number-columns-repeated="3" table:style-name="ce24" office:value-type="string" calcext:value-type="string">
            <text:p>r</text:p>
          </table:table-cell>
          <table:table-cell table:style-name="ce24"/>
          <table:table-cell table:number-columns-repeated="4" table:style-name="ce24" office:value-type="string" calcext:value-type="string">
            <text:p>r</text:p>
          </table:table-cell>
          <table:table-cell table:style-name="ce24" table:number-columns-repeated="30"/>
          <table:table-cell table:style-name="ce160"/>
          <table:table-cell table:style-name="ce172"/>
          <table:table-cell table:style-name="ce18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number-columns-repeated="3" table:style-name="ce24" office:value-type="string" calcext:value-type="string">
            <text:p>r</text:p>
          </table:table-cell>
          <table:table-cell table:style-name="ce24"/>
          <table:table-cell table:number-columns-repeated="4" table:style-name="ce24" office:value-type="string" calcext:value-type="string">
            <text:p>r</text:p>
          </table:table-cell>
          <table:table-cell table:style-name="ce24" table:number-columns-repeated="30"/>
          <table:table-cell table:style-name="ce161"/>
          <table:table-cell table:style-name="ce173"/>
          <table:table-cell table:style-name="ce185"/>
          <table:table-cell table:number-columns-repeated="11"/>
        </table:table-row>
        <table:table-row table:style-name="ro1">
          <table:table-cell/>
          <table:table-cell office:value-type="string" calcext:value-type="string">
            <text:p>P=6.40</text:p>
          </table:table-cell>
          <table:table-cell table:style-name="ce25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style-name="ce40" office:value-type="float" office:value="50" calcext:value-type="float">
            <text:p>50</text:p>
          </table:table-cell>
          <table:table-cell table:style-name="ce43" office:value-type="float" office:value="60" calcext:value-type="float">
            <text:p>60</text:p>
          </table:table-cell>
          <table:table-cell table:style-name="ce46" office:value-type="float" office:value="70" calcext:value-type="float">
            <text:p>70</text:p>
          </table:table-cell>
          <table:table-cell table:style-name="ce50" office:value-type="float" office:value="90" calcext:value-type="float">
            <text:p>90</text:p>
          </table:table-cell>
          <table:table-cell table:style-name="ce53" office:value-type="float" office:value="110" calcext:value-type="float">
            <text:p>110</text:p>
          </table:table-cell>
          <table:table-cell table:style-name="ce56" office:value-type="float" office:value="130" calcext:value-type="float">
            <text:p>130</text:p>
          </table:table-cell>
          <table:table-cell table:style-name="ce59" office:value-type="float" office:value="150" calcext:value-type="float">
            <text:p>150</text:p>
          </table:table-cell>
          <table:table-cell table:style-name="ce62" office:value-type="float" office:value="170" calcext:value-type="float">
            <text:p>170</text:p>
          </table:table-cell>
          <table:table-cell table:style-name="ce65" office:value-type="float" office:value="190" calcext:value-type="float">
            <text:p>190</text:p>
          </table:table-cell>
          <table:table-cell table:style-name="ce68" office:value-type="float" office:value="210" calcext:value-type="float">
            <text:p>210</text:p>
          </table:table-cell>
          <table:table-cell table:style-name="ce71" office:value-type="float" office:value="230" calcext:value-type="float">
            <text:p>230</text:p>
          </table:table-cell>
          <table:table-cell table:style-name="ce74" office:value-type="float" office:value="250" calcext:value-type="float">
            <text:p>250</text:p>
          </table:table-cell>
          <table:table-cell table:style-name="ce77" office:value-type="float" office:value="270" calcext:value-type="float">
            <text:p>270</text:p>
          </table:table-cell>
          <table:table-cell table:style-name="ce80" office:value-type="float" office:value="300" calcext:value-type="float">
            <text:p>300</text:p>
          </table:table-cell>
          <table:table-cell table:style-name="ce83" office:value-type="float" office:value="320" calcext:value-type="float">
            <text:p>320</text:p>
          </table:table-cell>
          <table:table-cell table:style-name="ce86" office:value-type="float" office:value="340" calcext:value-type="float">
            <text:p>340</text:p>
          </table:table-cell>
          <table:table-cell table:style-name="ce89" office:value-type="float" office:value="360" calcext:value-type="float">
            <text:p>360</text:p>
          </table:table-cell>
          <table:table-cell table:style-name="ce92" office:value-type="float" office:value="380" calcext:value-type="float">
            <text:p>380</text:p>
          </table:table-cell>
          <table:table-cell table:style-name="ce95" office:value-type="float" office:value="400" calcext:value-type="float">
            <text:p>400</text:p>
          </table:table-cell>
          <table:table-cell table:style-name="ce98" office:value-type="float" office:value="420" calcext:value-type="float">
            <text:p>420</text:p>
          </table:table-cell>
          <table:table-cell table:style-name="ce101" office:value-type="float" office:value="440" calcext:value-type="float">
            <text:p>440</text:p>
          </table:table-cell>
          <table:table-cell table:style-name="ce104" office:value-type="float" office:value="460" calcext:value-type="float">
            <text:p>460</text:p>
          </table:table-cell>
          <table:table-cell table:style-name="ce107" office:value-type="float" office:value="480" calcext:value-type="float">
            <text:p>480</text:p>
          </table:table-cell>
          <table:table-cell table:style-name="ce110" office:value-type="float" office:value="500" calcext:value-type="float">
            <text:p>500</text:p>
          </table:table-cell>
          <table:table-cell table:style-name="ce113" office:value-type="float" office:value="520" calcext:value-type="float">
            <text:p>520</text:p>
          </table:table-cell>
          <table:table-cell table:style-name="ce116" office:value-type="float" office:value="540" calcext:value-type="float">
            <text:p>540</text:p>
          </table:table-cell>
          <table:table-cell table:style-name="ce119" office:value-type="float" office:value="560" calcext:value-type="float">
            <text:p>560</text:p>
          </table:table-cell>
          <table:table-cell table:style-name="ce122" office:value-type="float" office:value="580" calcext:value-type="float">
            <text:p>580</text:p>
          </table:table-cell>
          <table:table-cell table:style-name="ce125" office:value-type="float" office:value="600" calcext:value-type="float">
            <text:p>600</text:p>
          </table:table-cell>
          <table:table-cell table:style-name="ce128" office:value-type="float" office:value="620" calcext:value-type="float">
            <text:p>620</text:p>
          </table:table-cell>
          <table:table-cell table:style-name="ce131" office:value-type="float" office:value="640" calcext:value-type="float">
            <text:p>640</text:p>
          </table:table-cell>
          <table:table-cell table:style-name="ce134" office:value-type="float" office:value="660" calcext:value-type="float">
            <text:p>660</text:p>
          </table:table-cell>
          <table:table-cell table:style-name="ce137" office:value-type="float" office:value="680" calcext:value-type="float">
            <text:p>680</text:p>
          </table:table-cell>
          <table:table-cell table:style-name="ce141" office:value-type="float" office:value="700" calcext:value-type="float">
            <text:p>700</text:p>
          </table:table-cell>
          <table:table-cell table:style-name="ce145" office:value-type="float" office:value="720" calcext:value-type="float">
            <text:p>720</text:p>
          </table:table-cell>
          <table:table-cell table:style-name="ce149" office:value-type="float" office:value="740" calcext:value-type="float">
            <text:p>740</text:p>
          </table:table-cell>
          <table:table-cell office:value-type="float" office:value="760" calcext:value-type="float">
            <text:p>760</text:p>
          </table:table-cell>
          <table:table-cell office:value-type="float" office:value="780" calcext:value-type="float">
            <text:p>780</text:p>
          </table:table-cell>
          <table:table-cell office:value-type="float" office:value="800" calcext:value-type="float">
            <text:p>80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off 0.6</text:p>
          </table:table-cell>
          <table:table-cell table:number-columns-repeated="3" table:style-name="ce26" office:value-type="string" calcext:value-type="string">
            <text:p>r</text:p>
          </table:table-cell>
          <table:table-cell table:style-name="ce26"/>
          <table:table-cell table:number-columns-repeated="3" table:style-name="ce26" office:value-type="string" calcext:value-type="string">
            <text:p>r</text:p>
          </table:table-cell>
          <table:table-cell table:style-name="ce26" table:number-columns-repeated="3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Cutoff 0.7</text:p>
          </table:table-cell>
          <table:table-cell table:number-columns-repeated="3" table:style-name="ce26" office:value-type="string" calcext:value-type="string">
            <text:p>r</text:p>
          </table:table-cell>
          <table:table-cell table:style-name="ce26"/>
          <table:table-cell table:number-columns-repeated="3" table:style-name="ce26" office:value-type="string" calcext:value-type="string">
            <text:p>r</text:p>
          </table:table-cell>
          <table:table-cell table:style-name="ce26" table:number-columns-repeated="31"/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 table:number-columns-repeated="35"/>
          <table:table-cell table:number-columns-repeated="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2"/>
          <table:table-cell table:style-name="Default" table:number-columns-repeated="35"/>
          <table:table-cell table:number-columns-repeated="16"/>
        </table:table-row>
        <table:table-row table:style-name="ro1">
          <table:table-cell office:value-type="string" calcext:value-type="string">
            <text:p>P6.17_7 t130, t150 are misnamed on cluster as _6</text:p>
          </table:table-cell>
          <table:table-cell table:number-columns-repeated="2"/>
          <table:table-cell table:style-name="Default" table:number-columns-repeated="35"/>
          <table:table-cell table:number-columns-repeated="16"/>
        </table:table-row>
        <calcext:conditional-formats>
          <calcext:conditional-format calcext:target-range-address="Sheet1.E3:Sheet1.AK13 Sheet1.AL3:Sheet1.AL6 Sheet1.AL8:Sheet1.AL13 Sheet1.AM12:Sheet1.AN13 Sheet1.AM6:Sheet1.AN7 Sheet1.AM9:Sheet1.AN10">
            <calcext:condition calcext:apply-style-name="Untitled1" calcext:value="=&quot;r&quot;" calcext:base-cell-address="Sheet1.E3"/>
            <calcext:condition calcext:apply-style-name="Untitled2" calcext:value="=&quot;s&quot;" calcext:base-cell-address="Sheet1.E3"/>
            <calcext:condition calcext:apply-style-name="Untitled4" calcext:value="=&quot;d&quot;" calcext:base-cell-address="Sheet1.E3"/>
          </calcext:conditional-format>
          <calcext:conditional-format calcext:target-range-address="Sheet1.E14:Sheet1.E14">
            <calcext:condition calcext:apply-style-name="Untitled1" calcext:value="=&quot;r&quot;" calcext:base-cell-address="Sheet1.E14"/>
            <calcext:condition calcext:apply-style-name="Untitled2" calcext:value="=&quot;s&quot;" calcext:base-cell-address="Sheet1.E14"/>
            <calcext:condition calcext:apply-style-name="Untitled4" calcext:value="=&quot;d&quot;" calcext:base-cell-address="Sheet1.E14"/>
          </calcext:conditional-format>
          <calcext:conditional-format calcext:target-range-address="Sheet1.F14:Sheet1.F14">
            <calcext:condition calcext:apply-style-name="Untitled1" calcext:value="=&quot;r&quot;" calcext:base-cell-address="Sheet1.F14"/>
            <calcext:condition calcext:apply-style-name="Untitled2" calcext:value="=&quot;s&quot;" calcext:base-cell-address="Sheet1.F14"/>
            <calcext:condition calcext:apply-style-name="Untitled4" calcext:value="=&quot;d&quot;" calcext:base-cell-address="Sheet1.F14"/>
          </calcext:conditional-format>
          <calcext:conditional-format calcext:target-range-address="Sheet1.G14:Sheet1.G14">
            <calcext:condition calcext:apply-style-name="Untitled1" calcext:value="=&quot;r&quot;" calcext:base-cell-address="Sheet1.G14"/>
            <calcext:condition calcext:apply-style-name="Untitled2" calcext:value="=&quot;s&quot;" calcext:base-cell-address="Sheet1.G14"/>
            <calcext:condition calcext:apply-style-name="Untitled4" calcext:value="=&quot;d&quot;" calcext:base-cell-address="Sheet1.G14"/>
          </calcext:conditional-format>
          <calcext:conditional-format calcext:target-range-address="Sheet1.H14:Sheet1.H14">
            <calcext:condition calcext:apply-style-name="Untitled1" calcext:value="=&quot;r&quot;" calcext:base-cell-address="Sheet1.H14"/>
            <calcext:condition calcext:apply-style-name="Untitled2" calcext:value="=&quot;s&quot;" calcext:base-cell-address="Sheet1.H14"/>
            <calcext:condition calcext:apply-style-name="Untitled4" calcext:value="=&quot;d&quot;" calcext:base-cell-address="Sheet1.H14"/>
          </calcext:conditional-format>
          <calcext:conditional-format calcext:target-range-address="Sheet1.I14:Sheet1.I14">
            <calcext:condition calcext:apply-style-name="Untitled1" calcext:value="=&quot;r&quot;" calcext:base-cell-address="Sheet1.I14"/>
            <calcext:condition calcext:apply-style-name="Untitled2" calcext:value="=&quot;s&quot;" calcext:base-cell-address="Sheet1.I14"/>
            <calcext:condition calcext:apply-style-name="Untitled4" calcext:value="=&quot;d&quot;" calcext:base-cell-address="Sheet1.I14"/>
          </calcext:conditional-format>
          <calcext:conditional-format calcext:target-range-address="Sheet1.J14:Sheet1.J14">
            <calcext:condition calcext:apply-style-name="Untitled1" calcext:value="=&quot;r&quot;" calcext:base-cell-address="Sheet1.J14"/>
            <calcext:condition calcext:apply-style-name="Untitled2" calcext:value="=&quot;s&quot;" calcext:base-cell-address="Sheet1.J14"/>
            <calcext:condition calcext:apply-style-name="Untitled4" calcext:value="=&quot;d&quot;" calcext:base-cell-address="Sheet1.J14"/>
          </calcext:conditional-format>
          <calcext:conditional-format calcext:target-range-address="Sheet1.K14:Sheet1.K14">
            <calcext:condition calcext:apply-style-name="Untitled1" calcext:value="=&quot;r&quot;" calcext:base-cell-address="Sheet1.K14"/>
            <calcext:condition calcext:apply-style-name="Untitled2" calcext:value="=&quot;s&quot;" calcext:base-cell-address="Sheet1.K14"/>
            <calcext:condition calcext:apply-style-name="Untitled4" calcext:value="=&quot;d&quot;" calcext:base-cell-address="Sheet1.K14"/>
          </calcext:conditional-format>
          <calcext:conditional-format calcext:target-range-address="Sheet1.L14:Sheet1.L14">
            <calcext:condition calcext:apply-style-name="Untitled1" calcext:value="=&quot;r&quot;" calcext:base-cell-address="Sheet1.L14"/>
            <calcext:condition calcext:apply-style-name="Untitled2" calcext:value="=&quot;s&quot;" calcext:base-cell-address="Sheet1.L14"/>
            <calcext:condition calcext:apply-style-name="Untitled4" calcext:value="=&quot;d&quot;" calcext:base-cell-address="Sheet1.L14"/>
          </calcext:conditional-format>
          <calcext:conditional-format calcext:target-range-address="Sheet1.M14:Sheet1.M14">
            <calcext:condition calcext:apply-style-name="Untitled1" calcext:value="=&quot;r&quot;" calcext:base-cell-address="Sheet1.M14"/>
            <calcext:condition calcext:apply-style-name="Untitled2" calcext:value="=&quot;s&quot;" calcext:base-cell-address="Sheet1.M14"/>
            <calcext:condition calcext:apply-style-name="Untitled4" calcext:value="=&quot;d&quot;" calcext:base-cell-address="Sheet1.M14"/>
          </calcext:conditional-format>
          <calcext:conditional-format calcext:target-range-address="Sheet1.N14:Sheet1.N14">
            <calcext:condition calcext:apply-style-name="Untitled1" calcext:value="=&quot;r&quot;" calcext:base-cell-address="Sheet1.N14"/>
            <calcext:condition calcext:apply-style-name="Untitled2" calcext:value="=&quot;s&quot;" calcext:base-cell-address="Sheet1.N14"/>
            <calcext:condition calcext:apply-style-name="Untitled4" calcext:value="=&quot;d&quot;" calcext:base-cell-address="Sheet1.N14"/>
          </calcext:conditional-format>
          <calcext:conditional-format calcext:target-range-address="Sheet1.O14:Sheet1.O14">
            <calcext:condition calcext:apply-style-name="Untitled1" calcext:value="=&quot;r&quot;" calcext:base-cell-address="Sheet1.O14"/>
            <calcext:condition calcext:apply-style-name="Untitled2" calcext:value="=&quot;s&quot;" calcext:base-cell-address="Sheet1.O14"/>
            <calcext:condition calcext:apply-style-name="Untitled4" calcext:value="=&quot;d&quot;" calcext:base-cell-address="Sheet1.O14"/>
          </calcext:conditional-format>
          <calcext:conditional-format calcext:target-range-address="Sheet1.P14:Sheet1.P14">
            <calcext:condition calcext:apply-style-name="Untitled1" calcext:value="=&quot;r&quot;" calcext:base-cell-address="Sheet1.P14"/>
            <calcext:condition calcext:apply-style-name="Untitled2" calcext:value="=&quot;s&quot;" calcext:base-cell-address="Sheet1.P14"/>
            <calcext:condition calcext:apply-style-name="Untitled4" calcext:value="=&quot;d&quot;" calcext:base-cell-address="Sheet1.P14"/>
          </calcext:conditional-format>
          <calcext:conditional-format calcext:target-range-address="Sheet1.Q14:Sheet1.Q14">
            <calcext:condition calcext:apply-style-name="Untitled1" calcext:value="=&quot;r&quot;" calcext:base-cell-address="Sheet1.Q14"/>
            <calcext:condition calcext:apply-style-name="Untitled2" calcext:value="=&quot;s&quot;" calcext:base-cell-address="Sheet1.Q14"/>
            <calcext:condition calcext:apply-style-name="Untitled4" calcext:value="=&quot;d&quot;" calcext:base-cell-address="Sheet1.Q14"/>
          </calcext:conditional-format>
          <calcext:conditional-format calcext:target-range-address="Sheet1.R14:Sheet1.R14">
            <calcext:condition calcext:apply-style-name="Untitled1" calcext:value="=&quot;r&quot;" calcext:base-cell-address="Sheet1.R14"/>
            <calcext:condition calcext:apply-style-name="Untitled2" calcext:value="=&quot;s&quot;" calcext:base-cell-address="Sheet1.R14"/>
            <calcext:condition calcext:apply-style-name="Untitled4" calcext:value="=&quot;d&quot;" calcext:base-cell-address="Sheet1.R14"/>
          </calcext:conditional-format>
          <calcext:conditional-format calcext:target-range-address="Sheet1.S14:Sheet1.S14">
            <calcext:condition calcext:apply-style-name="Untitled1" calcext:value="=&quot;r&quot;" calcext:base-cell-address="Sheet1.S14"/>
            <calcext:condition calcext:apply-style-name="Untitled2" calcext:value="=&quot;s&quot;" calcext:base-cell-address="Sheet1.S14"/>
            <calcext:condition calcext:apply-style-name="Untitled4" calcext:value="=&quot;d&quot;" calcext:base-cell-address="Sheet1.S14"/>
          </calcext:conditional-format>
          <calcext:conditional-format calcext:target-range-address="Sheet1.T14:Sheet1.T14">
            <calcext:condition calcext:apply-style-name="Untitled1" calcext:value="=&quot;r&quot;" calcext:base-cell-address="Sheet1.T14"/>
            <calcext:condition calcext:apply-style-name="Untitled2" calcext:value="=&quot;s&quot;" calcext:base-cell-address="Sheet1.T14"/>
            <calcext:condition calcext:apply-style-name="Untitled4" calcext:value="=&quot;d&quot;" calcext:base-cell-address="Sheet1.T14"/>
          </calcext:conditional-format>
          <calcext:conditional-format calcext:target-range-address="Sheet1.U14:Sheet1.U14">
            <calcext:condition calcext:apply-style-name="Untitled1" calcext:value="=&quot;r&quot;" calcext:base-cell-address="Sheet1.U14"/>
            <calcext:condition calcext:apply-style-name="Untitled2" calcext:value="=&quot;s&quot;" calcext:base-cell-address="Sheet1.U14"/>
            <calcext:condition calcext:apply-style-name="Untitled4" calcext:value="=&quot;d&quot;" calcext:base-cell-address="Sheet1.U14"/>
          </calcext:conditional-format>
          <calcext:conditional-format calcext:target-range-address="Sheet1.V14:Sheet1.V14">
            <calcext:condition calcext:apply-style-name="Untitled1" calcext:value="=&quot;r&quot;" calcext:base-cell-address="Sheet1.V14"/>
            <calcext:condition calcext:apply-style-name="Untitled2" calcext:value="=&quot;s&quot;" calcext:base-cell-address="Sheet1.V14"/>
            <calcext:condition calcext:apply-style-name="Untitled4" calcext:value="=&quot;d&quot;" calcext:base-cell-address="Sheet1.V14"/>
          </calcext:conditional-format>
          <calcext:conditional-format calcext:target-range-address="Sheet1.W14:Sheet1.W14">
            <calcext:condition calcext:apply-style-name="Untitled1" calcext:value="=&quot;r&quot;" calcext:base-cell-address="Sheet1.W14"/>
            <calcext:condition calcext:apply-style-name="Untitled2" calcext:value="=&quot;s&quot;" calcext:base-cell-address="Sheet1.W14"/>
            <calcext:condition calcext:apply-style-name="Untitled4" calcext:value="=&quot;d&quot;" calcext:base-cell-address="Sheet1.W14"/>
          </calcext:conditional-format>
          <calcext:conditional-format calcext:target-range-address="Sheet1.X14:Sheet1.X14">
            <calcext:condition calcext:apply-style-name="Untitled1" calcext:value="=&quot;r&quot;" calcext:base-cell-address="Sheet1.X14"/>
            <calcext:condition calcext:apply-style-name="Untitled2" calcext:value="=&quot;s&quot;" calcext:base-cell-address="Sheet1.X14"/>
            <calcext:condition calcext:apply-style-name="Untitled4" calcext:value="=&quot;d&quot;" calcext:base-cell-address="Sheet1.X14"/>
          </calcext:conditional-format>
          <calcext:conditional-format calcext:target-range-address="Sheet1.Y14:Sheet1.Y14">
            <calcext:condition calcext:apply-style-name="Untitled1" calcext:value="=&quot;r&quot;" calcext:base-cell-address="Sheet1.Y14"/>
            <calcext:condition calcext:apply-style-name="Untitled2" calcext:value="=&quot;s&quot;" calcext:base-cell-address="Sheet1.Y14"/>
            <calcext:condition calcext:apply-style-name="Untitled4" calcext:value="=&quot;d&quot;" calcext:base-cell-address="Sheet1.Y14"/>
          </calcext:conditional-format>
          <calcext:conditional-format calcext:target-range-address="Sheet1.Z14:Sheet1.Z14">
            <calcext:condition calcext:apply-style-name="Untitled1" calcext:value="=&quot;r&quot;" calcext:base-cell-address="Sheet1.Z14"/>
            <calcext:condition calcext:apply-style-name="Untitled2" calcext:value="=&quot;s&quot;" calcext:base-cell-address="Sheet1.Z14"/>
            <calcext:condition calcext:apply-style-name="Untitled4" calcext:value="=&quot;d&quot;" calcext:base-cell-address="Sheet1.Z14"/>
          </calcext:conditional-format>
          <calcext:conditional-format calcext:target-range-address="Sheet1.AA14:Sheet1.AA14">
            <calcext:condition calcext:apply-style-name="Untitled1" calcext:value="=&quot;r&quot;" calcext:base-cell-address="Sheet1.AA14"/>
            <calcext:condition calcext:apply-style-name="Untitled2" calcext:value="=&quot;s&quot;" calcext:base-cell-address="Sheet1.AA14"/>
            <calcext:condition calcext:apply-style-name="Untitled4" calcext:value="=&quot;d&quot;" calcext:base-cell-address="Sheet1.AA14"/>
          </calcext:conditional-format>
          <calcext:conditional-format calcext:target-range-address="Sheet1.AB14:Sheet1.AB14">
            <calcext:condition calcext:apply-style-name="Untitled1" calcext:value="=&quot;r&quot;" calcext:base-cell-address="Sheet1.AB14"/>
            <calcext:condition calcext:apply-style-name="Untitled2" calcext:value="=&quot;s&quot;" calcext:base-cell-address="Sheet1.AB14"/>
            <calcext:condition calcext:apply-style-name="Untitled4" calcext:value="=&quot;d&quot;" calcext:base-cell-address="Sheet1.AB14"/>
          </calcext:conditional-format>
          <calcext:conditional-format calcext:target-range-address="Sheet1.AC14:Sheet1.AC14">
            <calcext:condition calcext:apply-style-name="Untitled1" calcext:value="=&quot;r&quot;" calcext:base-cell-address="Sheet1.AC14"/>
            <calcext:condition calcext:apply-style-name="Untitled2" calcext:value="=&quot;s&quot;" calcext:base-cell-address="Sheet1.AC14"/>
            <calcext:condition calcext:apply-style-name="Untitled4" calcext:value="=&quot;d&quot;" calcext:base-cell-address="Sheet1.AC14"/>
          </calcext:conditional-format>
          <calcext:conditional-format calcext:target-range-address="Sheet1.AD14:Sheet1.AD14">
            <calcext:condition calcext:apply-style-name="Untitled1" calcext:value="=&quot;r&quot;" calcext:base-cell-address="Sheet1.AD14"/>
            <calcext:condition calcext:apply-style-name="Untitled2" calcext:value="=&quot;s&quot;" calcext:base-cell-address="Sheet1.AD14"/>
            <calcext:condition calcext:apply-style-name="Untitled4" calcext:value="=&quot;d&quot;" calcext:base-cell-address="Sheet1.AD14"/>
          </calcext:conditional-format>
          <calcext:conditional-format calcext:target-range-address="Sheet1.AE14:Sheet1.AE14">
            <calcext:condition calcext:apply-style-name="Untitled1" calcext:value="=&quot;r&quot;" calcext:base-cell-address="Sheet1.AE14"/>
            <calcext:condition calcext:apply-style-name="Untitled2" calcext:value="=&quot;s&quot;" calcext:base-cell-address="Sheet1.AE14"/>
            <calcext:condition calcext:apply-style-name="Untitled4" calcext:value="=&quot;d&quot;" calcext:base-cell-address="Sheet1.AE14"/>
          </calcext:conditional-format>
          <calcext:conditional-format calcext:target-range-address="Sheet1.AF14:Sheet1.AF14">
            <calcext:condition calcext:apply-style-name="Untitled1" calcext:value="=&quot;r&quot;" calcext:base-cell-address="Sheet1.AF14"/>
            <calcext:condition calcext:apply-style-name="Untitled2" calcext:value="=&quot;s&quot;" calcext:base-cell-address="Sheet1.AF14"/>
            <calcext:condition calcext:apply-style-name="Untitled4" calcext:value="=&quot;d&quot;" calcext:base-cell-address="Sheet1.AF14"/>
          </calcext:conditional-format>
          <calcext:conditional-format calcext:target-range-address="Sheet1.AG14:Sheet1.AG14">
            <calcext:condition calcext:apply-style-name="Untitled1" calcext:value="=&quot;r&quot;" calcext:base-cell-address="Sheet1.AG14"/>
            <calcext:condition calcext:apply-style-name="Untitled2" calcext:value="=&quot;s&quot;" calcext:base-cell-address="Sheet1.AG14"/>
            <calcext:condition calcext:apply-style-name="Untitled4" calcext:value="=&quot;d&quot;" calcext:base-cell-address="Sheet1.AG14"/>
          </calcext:conditional-format>
          <calcext:conditional-format calcext:target-range-address="Sheet1.AH14:Sheet1.AH14">
            <calcext:condition calcext:apply-style-name="Untitled1" calcext:value="=&quot;r&quot;" calcext:base-cell-address="Sheet1.AH14"/>
            <calcext:condition calcext:apply-style-name="Untitled2" calcext:value="=&quot;s&quot;" calcext:base-cell-address="Sheet1.AH14"/>
            <calcext:condition calcext:apply-style-name="Untitled4" calcext:value="=&quot;d&quot;" calcext:base-cell-address="Sheet1.AH14"/>
          </calcext:conditional-format>
          <calcext:conditional-format calcext:target-range-address="Sheet1.AI14:Sheet1.AI14">
            <calcext:condition calcext:apply-style-name="Untitled1" calcext:value="=&quot;r&quot;" calcext:base-cell-address="Sheet1.AI14"/>
            <calcext:condition calcext:apply-style-name="Untitled2" calcext:value="=&quot;s&quot;" calcext:base-cell-address="Sheet1.AI14"/>
            <calcext:condition calcext:apply-style-name="Untitled4" calcext:value="=&quot;d&quot;" calcext:base-cell-address="Sheet1.AI14"/>
          </calcext:conditional-format>
          <calcext:conditional-format calcext:target-range-address="Sheet1.AJ14:Sheet1.AJ14">
            <calcext:condition calcext:apply-style-name="Untitled1" calcext:value="=&quot;r&quot;" calcext:base-cell-address="Sheet1.AJ14"/>
            <calcext:condition calcext:apply-style-name="Untitled2" calcext:value="=&quot;s&quot;" calcext:base-cell-address="Sheet1.AJ14"/>
            <calcext:condition calcext:apply-style-name="Untitled4" calcext:value="=&quot;d&quot;" calcext:base-cell-address="Sheet1.AJ14"/>
          </calcext:conditional-format>
          <calcext:conditional-format calcext:target-range-address="Sheet1.AK14:Sheet1.AK14">
            <calcext:condition calcext:apply-style-name="Untitled1" calcext:value="=&quot;r&quot;" calcext:base-cell-address="Sheet1.AK14"/>
            <calcext:condition calcext:apply-style-name="Untitled2" calcext:value="=&quot;s&quot;" calcext:base-cell-address="Sheet1.AK14"/>
            <calcext:condition calcext:apply-style-name="Untitled4" calcext:value="=&quot;d&quot;" calcext:base-cell-address="Sheet1.AK14"/>
          </calcext:conditional-format>
          <calcext:conditional-format calcext:target-range-address="Sheet1.AL14:Sheet1.AL14">
            <calcext:condition calcext:apply-style-name="Untitled1" calcext:value="=&quot;r&quot;" calcext:base-cell-address="Sheet1.AL14"/>
            <calcext:condition calcext:apply-style-name="Untitled2" calcext:value="=&quot;s&quot;" calcext:base-cell-address="Sheet1.AL14"/>
            <calcext:condition calcext:apply-style-name="Untitled4" calcext:value="=&quot;d&quot;" calcext:base-cell-address="Sheet1.AL14"/>
          </calcext:conditional-format>
          <calcext:conditional-format calcext:target-range-address="Sheet1.E15:Sheet1.AN16">
            <calcext:condition calcext:apply-style-name="Untitled1" calcext:value="=&quot;r&quot;" calcext:base-cell-address="Sheet1.E15"/>
            <calcext:condition calcext:apply-style-name="Untitled2" calcext:value="=&quot;s&quot;" calcext:base-cell-address="Sheet1.E15"/>
            <calcext:condition calcext:apply-style-name="Untitled4" calcext:value="=&quot;d&quot;" calcext:base-cell-address="Sheet1.E15"/>
          </calcext:conditional-format>
          <calcext:conditional-format calcext:target-range-address="Sheet1.AM3:Sheet1.AM3">
            <calcext:condition calcext:apply-style-name="Untitled1" calcext:value="=&quot;r&quot;" calcext:base-cell-address="Sheet1.AM3"/>
            <calcext:condition calcext:apply-style-name="Untitled2" calcext:value="=&quot;s&quot;" calcext:base-cell-address="Sheet1.AM3"/>
            <calcext:condition calcext:apply-style-name="Untitled4" calcext:value="=&quot;d&quot;" calcext:base-cell-address="Sheet1.AM3"/>
          </calcext:conditional-format>
          <calcext:conditional-format calcext:target-range-address="Sheet1.AN4:Sheet1.AN4">
            <calcext:condition calcext:apply-style-name="Untitled1" calcext:value="=&quot;r&quot;" calcext:base-cell-address="Sheet1.AN4"/>
            <calcext:condition calcext:apply-style-name="Untitled2" calcext:value="=&quot;s&quot;" calcext:base-cell-address="Sheet1.AN4"/>
            <calcext:condition calcext:apply-style-name="Untitled4" calcext:value="=&quot;d&quot;" calcext:base-cell-address="Sheet1.AN4"/>
          </calcext:conditional-format>
          <calcext:conditional-format calcext:target-range-address="Sheet1.AN3:Sheet1.AN3">
            <calcext:condition calcext:apply-style-name="Untitled1" calcext:value="=&quot;r&quot;" calcext:base-cell-address="Sheet1.AN3"/>
            <calcext:condition calcext:apply-style-name="Untitled2" calcext:value="=&quot;s&quot;" calcext:base-cell-address="Sheet1.AN3"/>
            <calcext:condition calcext:apply-style-name="Untitled4" calcext:value="=&quot;d&quot;" calcext:base-cell-address="Sheet1.AN3"/>
          </calcext:conditional-format>
          <calcext:conditional-format calcext:target-range-address="Sheet1.AM4:Sheet1.AM4">
            <calcext:condition calcext:apply-style-name="Untitled1" calcext:value="=&quot;r&quot;" calcext:base-cell-address="Sheet1.AM4"/>
            <calcext:condition calcext:apply-style-name="Untitled2" calcext:value="=&quot;s&quot;" calcext:base-cell-address="Sheet1.AM4"/>
            <calcext:condition calcext:apply-style-name="Untitled4" calcext:value="=&quot;d&quot;" calcext:base-cell-address="Sheet1.AM4"/>
          </calcext:conditional-format>
          <calcext:conditional-format calcext:target-range-address="Sheet1.AL7:Sheet1.AN7">
            <calcext:condition calcext:apply-style-name="Untitled1" calcext:value="=&quot;r&quot;" calcext:base-cell-address="Sheet1.AL7"/>
            <calcext:condition calcext:apply-style-name="Untitled2" calcext:value="=&quot;s&quot;" calcext:base-cell-address="Sheet1.AL7"/>
            <calcext:condition calcext:apply-style-name="Untitled4" calcext:value="=&quot;d&quot;" calcext:base-cell-address="Sheet1.AL7"/>
          </calcext:conditional-format>
          <calcext:conditional-format calcext:target-range-address="Sheet1.D17:Sheet1.D17">
            <calcext:condition calcext:apply-style-name="Untitled1" calcext:value="=&quot;r&quot;" calcext:base-cell-address="Sheet1.D17"/>
            <calcext:condition calcext:apply-style-name="Untitled2" calcext:value="=&quot;s&quot;" calcext:base-cell-address="Sheet1.D17"/>
            <calcext:condition calcext:apply-style-name="Untitled4" calcext:value="=&quot;d&quot;" calcext:base-cell-address="Sheet1.D17"/>
          </calcext:conditional-format>
          <calcext:conditional-format calcext:target-range-address="Sheet1.E17:Sheet1.E17">
            <calcext:condition calcext:apply-style-name="Untitled1" calcext:value="=&quot;r&quot;" calcext:base-cell-address="Sheet1.E17"/>
            <calcext:condition calcext:apply-style-name="Untitled2" calcext:value="=&quot;s&quot;" calcext:base-cell-address="Sheet1.E17"/>
            <calcext:condition calcext:apply-style-name="Untitled4" calcext:value="=&quot;d&quot;" calcext:base-cell-address="Sheet1.E17"/>
          </calcext:conditional-format>
          <calcext:conditional-format calcext:target-range-address="Sheet1.F17:Sheet1.F17">
            <calcext:condition calcext:apply-style-name="Untitled1" calcext:value="=&quot;r&quot;" calcext:base-cell-address="Sheet1.F17"/>
            <calcext:condition calcext:apply-style-name="Untitled2" calcext:value="=&quot;s&quot;" calcext:base-cell-address="Sheet1.F17"/>
            <calcext:condition calcext:apply-style-name="Untitled4" calcext:value="=&quot;d&quot;" calcext:base-cell-address="Sheet1.F17"/>
          </calcext:conditional-format>
          <calcext:conditional-format calcext:target-range-address="Sheet1.G17:Sheet1.G17">
            <calcext:condition calcext:apply-style-name="Untitled1" calcext:value="=&quot;r&quot;" calcext:base-cell-address="Sheet1.G17"/>
            <calcext:condition calcext:apply-style-name="Untitled2" calcext:value="=&quot;s&quot;" calcext:base-cell-address="Sheet1.G17"/>
            <calcext:condition calcext:apply-style-name="Untitled4" calcext:value="=&quot;d&quot;" calcext:base-cell-address="Sheet1.G17"/>
          </calcext:conditional-format>
          <calcext:conditional-format calcext:target-range-address="Sheet1.H17:Sheet1.H17">
            <calcext:condition calcext:apply-style-name="Untitled1" calcext:value="=&quot;r&quot;" calcext:base-cell-address="Sheet1.H17"/>
            <calcext:condition calcext:apply-style-name="Untitled2" calcext:value="=&quot;s&quot;" calcext:base-cell-address="Sheet1.H17"/>
            <calcext:condition calcext:apply-style-name="Untitled4" calcext:value="=&quot;d&quot;" calcext:base-cell-address="Sheet1.H17"/>
          </calcext:conditional-format>
          <calcext:conditional-format calcext:target-range-address="Sheet1.I17:Sheet1.I17">
            <calcext:condition calcext:apply-style-name="Untitled1" calcext:value="=&quot;r&quot;" calcext:base-cell-address="Sheet1.I17"/>
            <calcext:condition calcext:apply-style-name="Untitled2" calcext:value="=&quot;s&quot;" calcext:base-cell-address="Sheet1.I17"/>
            <calcext:condition calcext:apply-style-name="Untitled4" calcext:value="=&quot;d&quot;" calcext:base-cell-address="Sheet1.I17"/>
          </calcext:conditional-format>
          <calcext:conditional-format calcext:target-range-address="Sheet1.J17:Sheet1.J17">
            <calcext:condition calcext:apply-style-name="Untitled1" calcext:value="=&quot;r&quot;" calcext:base-cell-address="Sheet1.J17"/>
            <calcext:condition calcext:apply-style-name="Untitled2" calcext:value="=&quot;s&quot;" calcext:base-cell-address="Sheet1.J17"/>
            <calcext:condition calcext:apply-style-name="Untitled4" calcext:value="=&quot;d&quot;" calcext:base-cell-address="Sheet1.J17"/>
          </calcext:conditional-format>
          <calcext:conditional-format calcext:target-range-address="Sheet1.K17:Sheet1.K17">
            <calcext:condition calcext:apply-style-name="Untitled1" calcext:value="=&quot;r&quot;" calcext:base-cell-address="Sheet1.K17"/>
            <calcext:condition calcext:apply-style-name="Untitled2" calcext:value="=&quot;s&quot;" calcext:base-cell-address="Sheet1.K17"/>
            <calcext:condition calcext:apply-style-name="Untitled4" calcext:value="=&quot;d&quot;" calcext:base-cell-address="Sheet1.K17"/>
          </calcext:conditional-format>
          <calcext:conditional-format calcext:target-range-address="Sheet1.L17:Sheet1.L17">
            <calcext:condition calcext:apply-style-name="Untitled1" calcext:value="=&quot;r&quot;" calcext:base-cell-address="Sheet1.L17"/>
            <calcext:condition calcext:apply-style-name="Untitled2" calcext:value="=&quot;s&quot;" calcext:base-cell-address="Sheet1.L17"/>
            <calcext:condition calcext:apply-style-name="Untitled4" calcext:value="=&quot;d&quot;" calcext:base-cell-address="Sheet1.L17"/>
          </calcext:conditional-format>
          <calcext:conditional-format calcext:target-range-address="Sheet1.M17:Sheet1.M17">
            <calcext:condition calcext:apply-style-name="Untitled1" calcext:value="=&quot;r&quot;" calcext:base-cell-address="Sheet1.M17"/>
            <calcext:condition calcext:apply-style-name="Untitled2" calcext:value="=&quot;s&quot;" calcext:base-cell-address="Sheet1.M17"/>
            <calcext:condition calcext:apply-style-name="Untitled4" calcext:value="=&quot;d&quot;" calcext:base-cell-address="Sheet1.M17"/>
          </calcext:conditional-format>
          <calcext:conditional-format calcext:target-range-address="Sheet1.N17:Sheet1.N17">
            <calcext:condition calcext:apply-style-name="Untitled1" calcext:value="=&quot;r&quot;" calcext:base-cell-address="Sheet1.N17"/>
            <calcext:condition calcext:apply-style-name="Untitled2" calcext:value="=&quot;s&quot;" calcext:base-cell-address="Sheet1.N17"/>
            <calcext:condition calcext:apply-style-name="Untitled4" calcext:value="=&quot;d&quot;" calcext:base-cell-address="Sheet1.N17"/>
          </calcext:conditional-format>
          <calcext:conditional-format calcext:target-range-address="Sheet1.O17:Sheet1.O17">
            <calcext:condition calcext:apply-style-name="Untitled1" calcext:value="=&quot;r&quot;" calcext:base-cell-address="Sheet1.O17"/>
            <calcext:condition calcext:apply-style-name="Untitled2" calcext:value="=&quot;s&quot;" calcext:base-cell-address="Sheet1.O17"/>
            <calcext:condition calcext:apply-style-name="Untitled4" calcext:value="=&quot;d&quot;" calcext:base-cell-address="Sheet1.O17"/>
          </calcext:conditional-format>
          <calcext:conditional-format calcext:target-range-address="Sheet1.P17:Sheet1.P17">
            <calcext:condition calcext:apply-style-name="Untitled1" calcext:value="=&quot;r&quot;" calcext:base-cell-address="Sheet1.P17"/>
            <calcext:condition calcext:apply-style-name="Untitled2" calcext:value="=&quot;s&quot;" calcext:base-cell-address="Sheet1.P17"/>
            <calcext:condition calcext:apply-style-name="Untitled4" calcext:value="=&quot;d&quot;" calcext:base-cell-address="Sheet1.P17"/>
          </calcext:conditional-format>
          <calcext:conditional-format calcext:target-range-address="Sheet1.Q17:Sheet1.Q17">
            <calcext:condition calcext:apply-style-name="Untitled1" calcext:value="=&quot;r&quot;" calcext:base-cell-address="Sheet1.Q17"/>
            <calcext:condition calcext:apply-style-name="Untitled2" calcext:value="=&quot;s&quot;" calcext:base-cell-address="Sheet1.Q17"/>
            <calcext:condition calcext:apply-style-name="Untitled4" calcext:value="=&quot;d&quot;" calcext:base-cell-address="Sheet1.Q17"/>
          </calcext:conditional-format>
          <calcext:conditional-format calcext:target-range-address="Sheet1.R17:Sheet1.R17">
            <calcext:condition calcext:apply-style-name="Untitled1" calcext:value="=&quot;r&quot;" calcext:base-cell-address="Sheet1.R17"/>
            <calcext:condition calcext:apply-style-name="Untitled2" calcext:value="=&quot;s&quot;" calcext:base-cell-address="Sheet1.R17"/>
            <calcext:condition calcext:apply-style-name="Untitled4" calcext:value="=&quot;d&quot;" calcext:base-cell-address="Sheet1.R17"/>
          </calcext:conditional-format>
          <calcext:conditional-format calcext:target-range-address="Sheet1.S17:Sheet1.S17">
            <calcext:condition calcext:apply-style-name="Untitled1" calcext:value="=&quot;r&quot;" calcext:base-cell-address="Sheet1.S17"/>
            <calcext:condition calcext:apply-style-name="Untitled2" calcext:value="=&quot;s&quot;" calcext:base-cell-address="Sheet1.S17"/>
            <calcext:condition calcext:apply-style-name="Untitled4" calcext:value="=&quot;d&quot;" calcext:base-cell-address="Sheet1.S17"/>
          </calcext:conditional-format>
          <calcext:conditional-format calcext:target-range-address="Sheet1.T17:Sheet1.T17">
            <calcext:condition calcext:apply-style-name="Untitled1" calcext:value="=&quot;r&quot;" calcext:base-cell-address="Sheet1.T17"/>
            <calcext:condition calcext:apply-style-name="Untitled2" calcext:value="=&quot;s&quot;" calcext:base-cell-address="Sheet1.T17"/>
            <calcext:condition calcext:apply-style-name="Untitled4" calcext:value="=&quot;d&quot;" calcext:base-cell-address="Sheet1.T17"/>
          </calcext:conditional-format>
          <calcext:conditional-format calcext:target-range-address="Sheet1.U17:Sheet1.U17">
            <calcext:condition calcext:apply-style-name="Untitled1" calcext:value="=&quot;r&quot;" calcext:base-cell-address="Sheet1.U17"/>
            <calcext:condition calcext:apply-style-name="Untitled2" calcext:value="=&quot;s&quot;" calcext:base-cell-address="Sheet1.U17"/>
            <calcext:condition calcext:apply-style-name="Untitled4" calcext:value="=&quot;d&quot;" calcext:base-cell-address="Sheet1.U17"/>
          </calcext:conditional-format>
          <calcext:conditional-format calcext:target-range-address="Sheet1.V17:Sheet1.V17">
            <calcext:condition calcext:apply-style-name="Untitled1" calcext:value="=&quot;r&quot;" calcext:base-cell-address="Sheet1.V17"/>
            <calcext:condition calcext:apply-style-name="Untitled2" calcext:value="=&quot;s&quot;" calcext:base-cell-address="Sheet1.V17"/>
            <calcext:condition calcext:apply-style-name="Untitled4" calcext:value="=&quot;d&quot;" calcext:base-cell-address="Sheet1.V17"/>
          </calcext:conditional-format>
          <calcext:conditional-format calcext:target-range-address="Sheet1.W17:Sheet1.W17">
            <calcext:condition calcext:apply-style-name="Untitled1" calcext:value="=&quot;r&quot;" calcext:base-cell-address="Sheet1.W17"/>
            <calcext:condition calcext:apply-style-name="Untitled2" calcext:value="=&quot;s&quot;" calcext:base-cell-address="Sheet1.W17"/>
            <calcext:condition calcext:apply-style-name="Untitled4" calcext:value="=&quot;d&quot;" calcext:base-cell-address="Sheet1.W17"/>
          </calcext:conditional-format>
          <calcext:conditional-format calcext:target-range-address="Sheet1.X17:Sheet1.X17">
            <calcext:condition calcext:apply-style-name="Untitled1" calcext:value="=&quot;r&quot;" calcext:base-cell-address="Sheet1.X17"/>
            <calcext:condition calcext:apply-style-name="Untitled2" calcext:value="=&quot;s&quot;" calcext:base-cell-address="Sheet1.X17"/>
            <calcext:condition calcext:apply-style-name="Untitled4" calcext:value="=&quot;d&quot;" calcext:base-cell-address="Sheet1.X17"/>
          </calcext:conditional-format>
          <calcext:conditional-format calcext:target-range-address="Sheet1.Y17:Sheet1.Y17">
            <calcext:condition calcext:apply-style-name="Untitled1" calcext:value="=&quot;r&quot;" calcext:base-cell-address="Sheet1.Y17"/>
            <calcext:condition calcext:apply-style-name="Untitled2" calcext:value="=&quot;s&quot;" calcext:base-cell-address="Sheet1.Y17"/>
            <calcext:condition calcext:apply-style-name="Untitled4" calcext:value="=&quot;d&quot;" calcext:base-cell-address="Sheet1.Y17"/>
          </calcext:conditional-format>
          <calcext:conditional-format calcext:target-range-address="Sheet1.Z17:Sheet1.Z17">
            <calcext:condition calcext:apply-style-name="Untitled1" calcext:value="=&quot;r&quot;" calcext:base-cell-address="Sheet1.Z17"/>
            <calcext:condition calcext:apply-style-name="Untitled2" calcext:value="=&quot;s&quot;" calcext:base-cell-address="Sheet1.Z17"/>
            <calcext:condition calcext:apply-style-name="Untitled4" calcext:value="=&quot;d&quot;" calcext:base-cell-address="Sheet1.Z17"/>
          </calcext:conditional-format>
          <calcext:conditional-format calcext:target-range-address="Sheet1.AA17:Sheet1.AA17">
            <calcext:condition calcext:apply-style-name="Untitled1" calcext:value="=&quot;r&quot;" calcext:base-cell-address="Sheet1.AA17"/>
            <calcext:condition calcext:apply-style-name="Untitled2" calcext:value="=&quot;s&quot;" calcext:base-cell-address="Sheet1.AA17"/>
            <calcext:condition calcext:apply-style-name="Untitled4" calcext:value="=&quot;d&quot;" calcext:base-cell-address="Sheet1.AA17"/>
          </calcext:conditional-format>
          <calcext:conditional-format calcext:target-range-address="Sheet1.AB17:Sheet1.AB17">
            <calcext:condition calcext:apply-style-name="Untitled1" calcext:value="=&quot;r&quot;" calcext:base-cell-address="Sheet1.AB17"/>
            <calcext:condition calcext:apply-style-name="Untitled2" calcext:value="=&quot;s&quot;" calcext:base-cell-address="Sheet1.AB17"/>
            <calcext:condition calcext:apply-style-name="Untitled4" calcext:value="=&quot;d&quot;" calcext:base-cell-address="Sheet1.AB17"/>
          </calcext:conditional-format>
          <calcext:conditional-format calcext:target-range-address="Sheet1.AC17:Sheet1.AC17">
            <calcext:condition calcext:apply-style-name="Untitled1" calcext:value="=&quot;r&quot;" calcext:base-cell-address="Sheet1.AC17"/>
            <calcext:condition calcext:apply-style-name="Untitled2" calcext:value="=&quot;s&quot;" calcext:base-cell-address="Sheet1.AC17"/>
            <calcext:condition calcext:apply-style-name="Untitled4" calcext:value="=&quot;d&quot;" calcext:base-cell-address="Sheet1.AC17"/>
          </calcext:conditional-format>
          <calcext:conditional-format calcext:target-range-address="Sheet1.AD17:Sheet1.AD17">
            <calcext:condition calcext:apply-style-name="Untitled1" calcext:value="=&quot;r&quot;" calcext:base-cell-address="Sheet1.AD17"/>
            <calcext:condition calcext:apply-style-name="Untitled2" calcext:value="=&quot;s&quot;" calcext:base-cell-address="Sheet1.AD17"/>
            <calcext:condition calcext:apply-style-name="Untitled4" calcext:value="=&quot;d&quot;" calcext:base-cell-address="Sheet1.AD17"/>
          </calcext:conditional-format>
          <calcext:conditional-format calcext:target-range-address="Sheet1.AE17:Sheet1.AE17">
            <calcext:condition calcext:apply-style-name="Untitled1" calcext:value="=&quot;r&quot;" calcext:base-cell-address="Sheet1.AE17"/>
            <calcext:condition calcext:apply-style-name="Untitled2" calcext:value="=&quot;s&quot;" calcext:base-cell-address="Sheet1.AE17"/>
            <calcext:condition calcext:apply-style-name="Untitled4" calcext:value="=&quot;d&quot;" calcext:base-cell-address="Sheet1.AE17"/>
          </calcext:conditional-format>
          <calcext:conditional-format calcext:target-range-address="Sheet1.AF17:Sheet1.AF17">
            <calcext:condition calcext:apply-style-name="Untitled1" calcext:value="=&quot;r&quot;" calcext:base-cell-address="Sheet1.AF17"/>
            <calcext:condition calcext:apply-style-name="Untitled2" calcext:value="=&quot;s&quot;" calcext:base-cell-address="Sheet1.AF17"/>
            <calcext:condition calcext:apply-style-name="Untitled4" calcext:value="=&quot;d&quot;" calcext:base-cell-address="Sheet1.AF17"/>
          </calcext:conditional-format>
          <calcext:conditional-format calcext:target-range-address="Sheet1.AG17:Sheet1.AG17">
            <calcext:condition calcext:apply-style-name="Untitled1" calcext:value="=&quot;r&quot;" calcext:base-cell-address="Sheet1.AG17"/>
            <calcext:condition calcext:apply-style-name="Untitled2" calcext:value="=&quot;s&quot;" calcext:base-cell-address="Sheet1.AG17"/>
            <calcext:condition calcext:apply-style-name="Untitled4" calcext:value="=&quot;d&quot;" calcext:base-cell-address="Sheet1.AG17"/>
          </calcext:conditional-format>
          <calcext:conditional-format calcext:target-range-address="Sheet1.AH17:Sheet1.AH17">
            <calcext:condition calcext:apply-style-name="Untitled1" calcext:value="=&quot;r&quot;" calcext:base-cell-address="Sheet1.AH17"/>
            <calcext:condition calcext:apply-style-name="Untitled2" calcext:value="=&quot;s&quot;" calcext:base-cell-address="Sheet1.AH17"/>
            <calcext:condition calcext:apply-style-name="Untitled4" calcext:value="=&quot;d&quot;" calcext:base-cell-address="Sheet1.AH17"/>
          </calcext:conditional-format>
          <calcext:conditional-format calcext:target-range-address="Sheet1.AI17:Sheet1.AI17">
            <calcext:condition calcext:apply-style-name="Untitled1" calcext:value="=&quot;r&quot;" calcext:base-cell-address="Sheet1.AI17"/>
            <calcext:condition calcext:apply-style-name="Untitled2" calcext:value="=&quot;s&quot;" calcext:base-cell-address="Sheet1.AI17"/>
            <calcext:condition calcext:apply-style-name="Untitled4" calcext:value="=&quot;d&quot;" calcext:base-cell-address="Sheet1.AI17"/>
          </calcext:conditional-format>
          <calcext:conditional-format calcext:target-range-address="Sheet1.AJ17:Sheet1.AJ17">
            <calcext:condition calcext:apply-style-name="Untitled1" calcext:value="=&quot;r&quot;" calcext:base-cell-address="Sheet1.AJ17"/>
            <calcext:condition calcext:apply-style-name="Untitled2" calcext:value="=&quot;s&quot;" calcext:base-cell-address="Sheet1.AJ17"/>
            <calcext:condition calcext:apply-style-name="Untitled4" calcext:value="=&quot;d&quot;" calcext:base-cell-address="Sheet1.AJ17"/>
          </calcext:conditional-format>
          <calcext:conditional-format calcext:target-range-address="Sheet1.AK17:Sheet1.AK17">
            <calcext:condition calcext:apply-style-name="Untitled1" calcext:value="=&quot;r&quot;" calcext:base-cell-address="Sheet1.AK17"/>
            <calcext:condition calcext:apply-style-name="Untitled2" calcext:value="=&quot;s&quot;" calcext:base-cell-address="Sheet1.AK17"/>
            <calcext:condition calcext:apply-style-name="Untitled4" calcext:value="=&quot;d&quot;" calcext:base-cell-address="Sheet1.AK17"/>
          </calcext:conditional-format>
          <calcext:conditional-format calcext:target-range-address="Sheet1.AL17:Sheet1.AL17">
            <calcext:condition calcext:apply-style-name="Untitled1" calcext:value="=&quot;r&quot;" calcext:base-cell-address="Sheet1.AL17"/>
            <calcext:condition calcext:apply-style-name="Untitled2" calcext:value="=&quot;s&quot;" calcext:base-cell-address="Sheet1.AL17"/>
            <calcext:condition calcext:apply-style-name="Untitled4" calcext:value="=&quot;d&quot;" calcext:base-cell-address="Sheet1.AL17"/>
          </calcext:conditional-format>
          <calcext:conditional-format calcext:target-range-address="Sheet1.AM17:Sheet1.AM17">
            <calcext:condition calcext:apply-style-name="Untitled1" calcext:value="=&quot;r&quot;" calcext:base-cell-address="Sheet1.AM17"/>
            <calcext:condition calcext:apply-style-name="Untitled2" calcext:value="=&quot;s&quot;" calcext:base-cell-address="Sheet1.AM17"/>
            <calcext:condition calcext:apply-style-name="Untitled4" calcext:value="=&quot;d&quot;" calcext:base-cell-address="Sheet1.AM17"/>
          </calcext:conditional-format>
          <calcext:conditional-format calcext:target-range-address="Sheet1.AN17:Sheet1.AN17">
            <calcext:condition calcext:apply-style-name="Untitled1" calcext:value="=&quot;r&quot;" calcext:base-cell-address="Sheet1.AN17"/>
            <calcext:condition calcext:apply-style-name="Untitled2" calcext:value="=&quot;s&quot;" calcext:base-cell-address="Sheet1.AN17"/>
            <calcext:condition calcext:apply-style-name="Untitled4" calcext:value="=&quot;d&quot;" calcext:base-cell-address="Sheet1.AN17"/>
          </calcext:conditional-format>
          <calcext:conditional-format calcext:target-range-address="Sheet1.C20:Sheet1.C20">
            <calcext:condition calcext:apply-style-name="Untitled1" calcext:value="=&quot;r&quot;" calcext:base-cell-address="Sheet1.C20"/>
            <calcext:condition calcext:apply-style-name="Untitled2" calcext:value="=&quot;s&quot;" calcext:base-cell-address="Sheet1.C20"/>
            <calcext:condition calcext:apply-style-name="Untitled4" calcext:value="=&quot;d&quot;" calcext:base-cell-address="Sheet1.C20"/>
          </calcext:conditional-format>
          <calcext:conditional-format calcext:target-range-address="Sheet1.D20:Sheet1.D20">
            <calcext:condition calcext:apply-style-name="Untitled1" calcext:value="=&quot;r&quot;" calcext:base-cell-address="Sheet1.D20"/>
            <calcext:condition calcext:apply-style-name="Untitled2" calcext:value="=&quot;s&quot;" calcext:base-cell-address="Sheet1.D20"/>
            <calcext:condition calcext:apply-style-name="Untitled4" calcext:value="=&quot;d&quot;" calcext:base-cell-address="Sheet1.D20"/>
          </calcext:conditional-format>
          <calcext:conditional-format calcext:target-range-address="Sheet1.E20:Sheet1.E20">
            <calcext:condition calcext:apply-style-name="Untitled1" calcext:value="=&quot;r&quot;" calcext:base-cell-address="Sheet1.E20"/>
            <calcext:condition calcext:apply-style-name="Untitled2" calcext:value="=&quot;s&quot;" calcext:base-cell-address="Sheet1.E20"/>
            <calcext:condition calcext:apply-style-name="Untitled4" calcext:value="=&quot;d&quot;" calcext:base-cell-address="Sheet1.E20"/>
          </calcext:conditional-format>
          <calcext:conditional-format calcext:target-range-address="Sheet1.F20:Sheet1.F20">
            <calcext:condition calcext:apply-style-name="Untitled1" calcext:value="=&quot;r&quot;" calcext:base-cell-address="Sheet1.F20"/>
            <calcext:condition calcext:apply-style-name="Untitled2" calcext:value="=&quot;s&quot;" calcext:base-cell-address="Sheet1.F20"/>
            <calcext:condition calcext:apply-style-name="Untitled4" calcext:value="=&quot;d&quot;" calcext:base-cell-address="Sheet1.F20"/>
          </calcext:conditional-format>
          <calcext:conditional-format calcext:target-range-address="Sheet1.G20:Sheet1.G20">
            <calcext:condition calcext:apply-style-name="Untitled1" calcext:value="=&quot;r&quot;" calcext:base-cell-address="Sheet1.G20"/>
            <calcext:condition calcext:apply-style-name="Untitled2" calcext:value="=&quot;s&quot;" calcext:base-cell-address="Sheet1.G20"/>
            <calcext:condition calcext:apply-style-name="Untitled4" calcext:value="=&quot;d&quot;" calcext:base-cell-address="Sheet1.G20"/>
          </calcext:conditional-format>
          <calcext:conditional-format calcext:target-range-address="Sheet1.H20:Sheet1.H20">
            <calcext:condition calcext:apply-style-name="Untitled1" calcext:value="=&quot;r&quot;" calcext:base-cell-address="Sheet1.H20"/>
            <calcext:condition calcext:apply-style-name="Untitled2" calcext:value="=&quot;s&quot;" calcext:base-cell-address="Sheet1.H20"/>
            <calcext:condition calcext:apply-style-name="Untitled4" calcext:value="=&quot;d&quot;" calcext:base-cell-address="Sheet1.H20"/>
          </calcext:conditional-format>
          <calcext:conditional-format calcext:target-range-address="Sheet1.I20:Sheet1.I20">
            <calcext:condition calcext:apply-style-name="Untitled1" calcext:value="=&quot;r&quot;" calcext:base-cell-address="Sheet1.I20"/>
            <calcext:condition calcext:apply-style-name="Untitled2" calcext:value="=&quot;s&quot;" calcext:base-cell-address="Sheet1.I20"/>
            <calcext:condition calcext:apply-style-name="Untitled4" calcext:value="=&quot;d&quot;" calcext:base-cell-address="Sheet1.I20"/>
          </calcext:conditional-format>
          <calcext:conditional-format calcext:target-range-address="Sheet1.J20:Sheet1.J20">
            <calcext:condition calcext:apply-style-name="Untitled1" calcext:value="=&quot;r&quot;" calcext:base-cell-address="Sheet1.J20"/>
            <calcext:condition calcext:apply-style-name="Untitled2" calcext:value="=&quot;s&quot;" calcext:base-cell-address="Sheet1.J20"/>
            <calcext:condition calcext:apply-style-name="Untitled4" calcext:value="=&quot;d&quot;" calcext:base-cell-address="Sheet1.J20"/>
          </calcext:conditional-format>
          <calcext:conditional-format calcext:target-range-address="Sheet1.K20:Sheet1.K20">
            <calcext:condition calcext:apply-style-name="Untitled1" calcext:value="=&quot;r&quot;" calcext:base-cell-address="Sheet1.K20"/>
            <calcext:condition calcext:apply-style-name="Untitled2" calcext:value="=&quot;s&quot;" calcext:base-cell-address="Sheet1.K20"/>
            <calcext:condition calcext:apply-style-name="Untitled4" calcext:value="=&quot;d&quot;" calcext:base-cell-address="Sheet1.K20"/>
          </calcext:conditional-format>
          <calcext:conditional-format calcext:target-range-address="Sheet1.L20:Sheet1.L20">
            <calcext:condition calcext:apply-style-name="Untitled1" calcext:value="=&quot;r&quot;" calcext:base-cell-address="Sheet1.L20"/>
            <calcext:condition calcext:apply-style-name="Untitled2" calcext:value="=&quot;s&quot;" calcext:base-cell-address="Sheet1.L20"/>
            <calcext:condition calcext:apply-style-name="Untitled4" calcext:value="=&quot;d&quot;" calcext:base-cell-address="Sheet1.L20"/>
          </calcext:conditional-format>
          <calcext:conditional-format calcext:target-range-address="Sheet1.M20:Sheet1.M20">
            <calcext:condition calcext:apply-style-name="Untitled1" calcext:value="=&quot;r&quot;" calcext:base-cell-address="Sheet1.M20"/>
            <calcext:condition calcext:apply-style-name="Untitled2" calcext:value="=&quot;s&quot;" calcext:base-cell-address="Sheet1.M20"/>
            <calcext:condition calcext:apply-style-name="Untitled4" calcext:value="=&quot;d&quot;" calcext:base-cell-address="Sheet1.M20"/>
          </calcext:conditional-format>
          <calcext:conditional-format calcext:target-range-address="Sheet1.N20:Sheet1.N20">
            <calcext:condition calcext:apply-style-name="Untitled1" calcext:value="=&quot;r&quot;" calcext:base-cell-address="Sheet1.N20"/>
            <calcext:condition calcext:apply-style-name="Untitled2" calcext:value="=&quot;s&quot;" calcext:base-cell-address="Sheet1.N20"/>
            <calcext:condition calcext:apply-style-name="Untitled4" calcext:value="=&quot;d&quot;" calcext:base-cell-address="Sheet1.N20"/>
          </calcext:conditional-format>
          <calcext:conditional-format calcext:target-range-address="Sheet1.O20:Sheet1.O20">
            <calcext:condition calcext:apply-style-name="Untitled1" calcext:value="=&quot;r&quot;" calcext:base-cell-address="Sheet1.O20"/>
            <calcext:condition calcext:apply-style-name="Untitled2" calcext:value="=&quot;s&quot;" calcext:base-cell-address="Sheet1.O20"/>
            <calcext:condition calcext:apply-style-name="Untitled4" calcext:value="=&quot;d&quot;" calcext:base-cell-address="Sheet1.O20"/>
          </calcext:conditional-format>
          <calcext:conditional-format calcext:target-range-address="Sheet1.P20:Sheet1.P20">
            <calcext:condition calcext:apply-style-name="Untitled1" calcext:value="=&quot;r&quot;" calcext:base-cell-address="Sheet1.P20"/>
            <calcext:condition calcext:apply-style-name="Untitled2" calcext:value="=&quot;s&quot;" calcext:base-cell-address="Sheet1.P20"/>
            <calcext:condition calcext:apply-style-name="Untitled4" calcext:value="=&quot;d&quot;" calcext:base-cell-address="Sheet1.P20"/>
          </calcext:conditional-format>
          <calcext:conditional-format calcext:target-range-address="Sheet1.Q20:Sheet1.Q20">
            <calcext:condition calcext:apply-style-name="Untitled1" calcext:value="=&quot;r&quot;" calcext:base-cell-address="Sheet1.Q20"/>
            <calcext:condition calcext:apply-style-name="Untitled2" calcext:value="=&quot;s&quot;" calcext:base-cell-address="Sheet1.Q20"/>
            <calcext:condition calcext:apply-style-name="Untitled4" calcext:value="=&quot;d&quot;" calcext:base-cell-address="Sheet1.Q20"/>
          </calcext:conditional-format>
          <calcext:conditional-format calcext:target-range-address="Sheet1.R20:Sheet1.R20">
            <calcext:condition calcext:apply-style-name="Untitled1" calcext:value="=&quot;r&quot;" calcext:base-cell-address="Sheet1.R20"/>
            <calcext:condition calcext:apply-style-name="Untitled2" calcext:value="=&quot;s&quot;" calcext:base-cell-address="Sheet1.R20"/>
            <calcext:condition calcext:apply-style-name="Untitled4" calcext:value="=&quot;d&quot;" calcext:base-cell-address="Sheet1.R20"/>
          </calcext:conditional-format>
          <calcext:conditional-format calcext:target-range-address="Sheet1.S20:Sheet1.S20">
            <calcext:condition calcext:apply-style-name="Untitled1" calcext:value="=&quot;r&quot;" calcext:base-cell-address="Sheet1.S20"/>
            <calcext:condition calcext:apply-style-name="Untitled2" calcext:value="=&quot;s&quot;" calcext:base-cell-address="Sheet1.S20"/>
            <calcext:condition calcext:apply-style-name="Untitled4" calcext:value="=&quot;d&quot;" calcext:base-cell-address="Sheet1.S20"/>
          </calcext:conditional-format>
          <calcext:conditional-format calcext:target-range-address="Sheet1.T20:Sheet1.T20">
            <calcext:condition calcext:apply-style-name="Untitled1" calcext:value="=&quot;r&quot;" calcext:base-cell-address="Sheet1.T20"/>
            <calcext:condition calcext:apply-style-name="Untitled2" calcext:value="=&quot;s&quot;" calcext:base-cell-address="Sheet1.T20"/>
            <calcext:condition calcext:apply-style-name="Untitled4" calcext:value="=&quot;d&quot;" calcext:base-cell-address="Sheet1.T20"/>
          </calcext:conditional-format>
          <calcext:conditional-format calcext:target-range-address="Sheet1.U20:Sheet1.U20">
            <calcext:condition calcext:apply-style-name="Untitled1" calcext:value="=&quot;r&quot;" calcext:base-cell-address="Sheet1.U20"/>
            <calcext:condition calcext:apply-style-name="Untitled2" calcext:value="=&quot;s&quot;" calcext:base-cell-address="Sheet1.U20"/>
            <calcext:condition calcext:apply-style-name="Untitled4" calcext:value="=&quot;d&quot;" calcext:base-cell-address="Sheet1.U20"/>
          </calcext:conditional-format>
          <calcext:conditional-format calcext:target-range-address="Sheet1.V20:Sheet1.V20">
            <calcext:condition calcext:apply-style-name="Untitled1" calcext:value="=&quot;r&quot;" calcext:base-cell-address="Sheet1.V20"/>
            <calcext:condition calcext:apply-style-name="Untitled2" calcext:value="=&quot;s&quot;" calcext:base-cell-address="Sheet1.V20"/>
            <calcext:condition calcext:apply-style-name="Untitled4" calcext:value="=&quot;d&quot;" calcext:base-cell-address="Sheet1.V20"/>
          </calcext:conditional-format>
          <calcext:conditional-format calcext:target-range-address="Sheet1.W20:Sheet1.W20">
            <calcext:condition calcext:apply-style-name="Untitled1" calcext:value="=&quot;r&quot;" calcext:base-cell-address="Sheet1.W20"/>
            <calcext:condition calcext:apply-style-name="Untitled2" calcext:value="=&quot;s&quot;" calcext:base-cell-address="Sheet1.W20"/>
            <calcext:condition calcext:apply-style-name="Untitled4" calcext:value="=&quot;d&quot;" calcext:base-cell-address="Sheet1.W20"/>
          </calcext:conditional-format>
          <calcext:conditional-format calcext:target-range-address="Sheet1.X20:Sheet1.X20">
            <calcext:condition calcext:apply-style-name="Untitled1" calcext:value="=&quot;r&quot;" calcext:base-cell-address="Sheet1.X20"/>
            <calcext:condition calcext:apply-style-name="Untitled2" calcext:value="=&quot;s&quot;" calcext:base-cell-address="Sheet1.X20"/>
            <calcext:condition calcext:apply-style-name="Untitled4" calcext:value="=&quot;d&quot;" calcext:base-cell-address="Sheet1.X20"/>
          </calcext:conditional-format>
          <calcext:conditional-format calcext:target-range-address="Sheet1.Y20:Sheet1.Y20">
            <calcext:condition calcext:apply-style-name="Untitled1" calcext:value="=&quot;r&quot;" calcext:base-cell-address="Sheet1.Y20"/>
            <calcext:condition calcext:apply-style-name="Untitled2" calcext:value="=&quot;s&quot;" calcext:base-cell-address="Sheet1.Y20"/>
            <calcext:condition calcext:apply-style-name="Untitled4" calcext:value="=&quot;d&quot;" calcext:base-cell-address="Sheet1.Y20"/>
          </calcext:conditional-format>
          <calcext:conditional-format calcext:target-range-address="Sheet1.Z20:Sheet1.Z20">
            <calcext:condition calcext:apply-style-name="Untitled1" calcext:value="=&quot;r&quot;" calcext:base-cell-address="Sheet1.Z20"/>
            <calcext:condition calcext:apply-style-name="Untitled2" calcext:value="=&quot;s&quot;" calcext:base-cell-address="Sheet1.Z20"/>
            <calcext:condition calcext:apply-style-name="Untitled4" calcext:value="=&quot;d&quot;" calcext:base-cell-address="Sheet1.Z20"/>
          </calcext:conditional-format>
          <calcext:conditional-format calcext:target-range-address="Sheet1.AA20:Sheet1.AA20">
            <calcext:condition calcext:apply-style-name="Untitled1" calcext:value="=&quot;r&quot;" calcext:base-cell-address="Sheet1.AA20"/>
            <calcext:condition calcext:apply-style-name="Untitled2" calcext:value="=&quot;s&quot;" calcext:base-cell-address="Sheet1.AA20"/>
            <calcext:condition calcext:apply-style-name="Untitled4" calcext:value="=&quot;d&quot;" calcext:base-cell-address="Sheet1.AA20"/>
          </calcext:conditional-format>
          <calcext:conditional-format calcext:target-range-address="Sheet1.AB20:Sheet1.AB20">
            <calcext:condition calcext:apply-style-name="Untitled1" calcext:value="=&quot;r&quot;" calcext:base-cell-address="Sheet1.AB20"/>
            <calcext:condition calcext:apply-style-name="Untitled2" calcext:value="=&quot;s&quot;" calcext:base-cell-address="Sheet1.AB20"/>
            <calcext:condition calcext:apply-style-name="Untitled4" calcext:value="=&quot;d&quot;" calcext:base-cell-address="Sheet1.AB20"/>
          </calcext:conditional-format>
          <calcext:conditional-format calcext:target-range-address="Sheet1.AC20:Sheet1.AC20">
            <calcext:condition calcext:apply-style-name="Untitled1" calcext:value="=&quot;r&quot;" calcext:base-cell-address="Sheet1.AC20"/>
            <calcext:condition calcext:apply-style-name="Untitled2" calcext:value="=&quot;s&quot;" calcext:base-cell-address="Sheet1.AC20"/>
            <calcext:condition calcext:apply-style-name="Untitled4" calcext:value="=&quot;d&quot;" calcext:base-cell-address="Sheet1.AC20"/>
          </calcext:conditional-format>
          <calcext:conditional-format calcext:target-range-address="Sheet1.AD20:Sheet1.AD20">
            <calcext:condition calcext:apply-style-name="Untitled1" calcext:value="=&quot;r&quot;" calcext:base-cell-address="Sheet1.AD20"/>
            <calcext:condition calcext:apply-style-name="Untitled2" calcext:value="=&quot;s&quot;" calcext:base-cell-address="Sheet1.AD20"/>
            <calcext:condition calcext:apply-style-name="Untitled4" calcext:value="=&quot;d&quot;" calcext:base-cell-address="Sheet1.AD20"/>
          </calcext:conditional-format>
          <calcext:conditional-format calcext:target-range-address="Sheet1.AE20:Sheet1.AE20">
            <calcext:condition calcext:apply-style-name="Untitled1" calcext:value="=&quot;r&quot;" calcext:base-cell-address="Sheet1.AE20"/>
            <calcext:condition calcext:apply-style-name="Untitled2" calcext:value="=&quot;s&quot;" calcext:base-cell-address="Sheet1.AE20"/>
            <calcext:condition calcext:apply-style-name="Untitled4" calcext:value="=&quot;d&quot;" calcext:base-cell-address="Sheet1.AE20"/>
          </calcext:conditional-format>
          <calcext:conditional-format calcext:target-range-address="Sheet1.AF20:Sheet1.AF20">
            <calcext:condition calcext:apply-style-name="Untitled1" calcext:value="=&quot;r&quot;" calcext:base-cell-address="Sheet1.AF20"/>
            <calcext:condition calcext:apply-style-name="Untitled2" calcext:value="=&quot;s&quot;" calcext:base-cell-address="Sheet1.AF20"/>
            <calcext:condition calcext:apply-style-name="Untitled4" calcext:value="=&quot;d&quot;" calcext:base-cell-address="Sheet1.AF20"/>
          </calcext:conditional-format>
          <calcext:conditional-format calcext:target-range-address="Sheet1.AG20:Sheet1.AG20">
            <calcext:condition calcext:apply-style-name="Untitled1" calcext:value="=&quot;r&quot;" calcext:base-cell-address="Sheet1.AG20"/>
            <calcext:condition calcext:apply-style-name="Untitled2" calcext:value="=&quot;s&quot;" calcext:base-cell-address="Sheet1.AG20"/>
            <calcext:condition calcext:apply-style-name="Untitled4" calcext:value="=&quot;d&quot;" calcext:base-cell-address="Sheet1.AG20"/>
          </calcext:conditional-format>
          <calcext:conditional-format calcext:target-range-address="Sheet1.AH20:Sheet1.AH20">
            <calcext:condition calcext:apply-style-name="Untitled1" calcext:value="=&quot;r&quot;" calcext:base-cell-address="Sheet1.AH20"/>
            <calcext:condition calcext:apply-style-name="Untitled2" calcext:value="=&quot;s&quot;" calcext:base-cell-address="Sheet1.AH20"/>
            <calcext:condition calcext:apply-style-name="Untitled4" calcext:value="=&quot;d&quot;" calcext:base-cell-address="Sheet1.AH20"/>
          </calcext:conditional-format>
          <calcext:conditional-format calcext:target-range-address="Sheet1.AI20:Sheet1.AI20">
            <calcext:condition calcext:apply-style-name="Untitled1" calcext:value="=&quot;r&quot;" calcext:base-cell-address="Sheet1.AI20"/>
            <calcext:condition calcext:apply-style-name="Untitled2" calcext:value="=&quot;s&quot;" calcext:base-cell-address="Sheet1.AI20"/>
            <calcext:condition calcext:apply-style-name="Untitled4" calcext:value="=&quot;d&quot;" calcext:base-cell-address="Sheet1.AI20"/>
          </calcext:conditional-format>
          <calcext:conditional-format calcext:target-range-address="Sheet1.AJ20:Sheet1.AJ20">
            <calcext:condition calcext:apply-style-name="Untitled1" calcext:value="=&quot;r&quot;" calcext:base-cell-address="Sheet1.AJ20"/>
            <calcext:condition calcext:apply-style-name="Untitled2" calcext:value="=&quot;s&quot;" calcext:base-cell-address="Sheet1.AJ20"/>
            <calcext:condition calcext:apply-style-name="Untitled4" calcext:value="=&quot;d&quot;" calcext:base-cell-address="Sheet1.AJ20"/>
          </calcext:conditional-format>
          <calcext:conditional-format calcext:target-range-address="Sheet1.AK20:Sheet1.AK20">
            <calcext:condition calcext:apply-style-name="Untitled1" calcext:value="=&quot;r&quot;" calcext:base-cell-address="Sheet1.AK20"/>
            <calcext:condition calcext:apply-style-name="Untitled2" calcext:value="=&quot;s&quot;" calcext:base-cell-address="Sheet1.AK20"/>
            <calcext:condition calcext:apply-style-name="Untitled4" calcext:value="=&quot;d&quot;" calcext:base-cell-address="Sheet1.AK20"/>
          </calcext:conditional-format>
          <calcext:conditional-format calcext:target-range-address="Sheet1.AL20:Sheet1.AL20">
            <calcext:condition calcext:apply-style-name="Untitled1" calcext:value="=&quot;r&quot;" calcext:base-cell-address="Sheet1.AL20"/>
            <calcext:condition calcext:apply-style-name="Untitled2" calcext:value="=&quot;s&quot;" calcext:base-cell-address="Sheet1.AL20"/>
            <calcext:condition calcext:apply-style-name="Untitled4" calcext:value="=&quot;d&quot;" calcext:base-cell-address="Sheet1.AL20"/>
          </calcext:conditional-format>
          <calcext:conditional-format calcext:target-range-address="Sheet1.AM20:Sheet1.AM20">
            <calcext:condition calcext:apply-style-name="Untitled1" calcext:value="=&quot;r&quot;" calcext:base-cell-address="Sheet1.AM20"/>
            <calcext:condition calcext:apply-style-name="Untitled2" calcext:value="=&quot;s&quot;" calcext:base-cell-address="Sheet1.AM20"/>
            <calcext:condition calcext:apply-style-name="Untitled4" calcext:value="=&quot;d&quot;" calcext:base-cell-address="Sheet1.AM20"/>
          </calcext:conditional-format>
          <calcext:conditional-format calcext:target-range-address="Sheet1.AN20:Sheet1.AN20">
            <calcext:condition calcext:apply-style-name="Untitled1" calcext:value="=&quot;r&quot;" calcext:base-cell-address="Sheet1.AN20"/>
            <calcext:condition calcext:apply-style-name="Untitled2" calcext:value="=&quot;s&quot;" calcext:base-cell-address="Sheet1.AN20"/>
            <calcext:condition calcext:apply-style-name="Untitled4" calcext:value="=&quot;d&quot;" calcext:base-cell-address="Sheet1.AN20"/>
          </calcext:conditional-format>
          <calcext:conditional-format calcext:target-range-address="Sheet1.C18:Sheet1.AN19">
            <calcext:condition calcext:apply-style-name="Untitled1" calcext:value="=&quot;r&quot;" calcext:base-cell-address="Sheet1.C18"/>
            <calcext:condition calcext:apply-style-name="Untitled2" calcext:value="=&quot;s&quot;" calcext:base-cell-address="Sheet1.C18"/>
            <calcext:condition calcext:apply-style-name="Untitled4" calcext:value="=&quot;d&quot;" calcext:base-cell-address="Sheet1.C18"/>
          </calcext:conditional-format>
          <calcext:conditional-format calcext:target-range-address="Sheet1.C21:Sheet1.AN22">
            <calcext:condition calcext:apply-style-name="Untitled1" calcext:value="=&quot;r&quot;" calcext:base-cell-address="Sheet1.C21"/>
            <calcext:condition calcext:apply-style-name="Untitled2" calcext:value="=&quot;s&quot;" calcext:base-cell-address="Sheet1.C21"/>
            <calcext:condition calcext:apply-style-name="Untitled4" calcext:value="=&quot;d&quot;" calcext:base-cell-address="Sheet1.C21"/>
          </calcext:conditional-format>
          <calcext:conditional-format calcext:target-range-address="Sheet1.AO3:Sheet1.AO3">
            <calcext:condition calcext:apply-style-name="Untitled1" calcext:value="=&quot;r&quot;" calcext:base-cell-address="Sheet1.AO3"/>
            <calcext:condition calcext:apply-style-name="Untitled2" calcext:value="=&quot;s&quot;" calcext:base-cell-address="Sheet1.AO3"/>
            <calcext:condition calcext:apply-style-name="Untitled4" calcext:value="=&quot;d&quot;" calcext:base-cell-address="Sheet1.AO3"/>
          </calcext:conditional-format>
          <calcext:conditional-format calcext:target-range-address="Sheet1.AO4:Sheet1.AO4">
            <calcext:condition calcext:apply-style-name="Untitled1" calcext:value="=&quot;r&quot;" calcext:base-cell-address="Sheet1.AO4"/>
            <calcext:condition calcext:apply-style-name="Untitled2" calcext:value="=&quot;s&quot;" calcext:base-cell-address="Sheet1.AO4"/>
            <calcext:condition calcext:apply-style-name="Untitled4" calcext:value="=&quot;d&quot;" calcext:base-cell-address="Sheet1.AO4"/>
          </calcext:conditional-format>
          <calcext:conditional-format calcext:target-range-address="Sheet1.AP3:Sheet1.AP3">
            <calcext:condition calcext:apply-style-name="Untitled1" calcext:value="=&quot;r&quot;" calcext:base-cell-address="Sheet1.AP3"/>
            <calcext:condition calcext:apply-style-name="Untitled2" calcext:value="=&quot;s&quot;" calcext:base-cell-address="Sheet1.AP3"/>
            <calcext:condition calcext:apply-style-name="Untitled4" calcext:value="=&quot;d&quot;" calcext:base-cell-address="Sheet1.AP3"/>
          </calcext:conditional-format>
          <calcext:conditional-format calcext:target-range-address="Sheet1.AP4:Sheet1.AP4">
            <calcext:condition calcext:apply-style-name="Untitled1" calcext:value="=&quot;r&quot;" calcext:base-cell-address="Sheet1.AP4"/>
            <calcext:condition calcext:apply-style-name="Untitled2" calcext:value="=&quot;s&quot;" calcext:base-cell-address="Sheet1.AP4"/>
            <calcext:condition calcext:apply-style-name="Untitled4" calcext:value="=&quot;d&quot;" calcext:base-cell-address="Sheet1.AP4"/>
          </calcext:conditional-format>
          <calcext:conditional-format calcext:target-range-address="Sheet1.AQ3:Sheet1.AQ3">
            <calcext:condition calcext:apply-style-name="Untitled1" calcext:value="=&quot;r&quot;" calcext:base-cell-address="Sheet1.AQ3"/>
            <calcext:condition calcext:apply-style-name="Untitled2" calcext:value="=&quot;s&quot;" calcext:base-cell-address="Sheet1.AQ3"/>
            <calcext:condition calcext:apply-style-name="Untitled4" calcext:value="=&quot;d&quot;" calcext:base-cell-address="Sheet1.AQ3"/>
          </calcext:conditional-format>
          <calcext:conditional-format calcext:target-range-address="Sheet1.AQ4:Sheet1.AQ4">
            <calcext:condition calcext:apply-style-name="Untitled1" calcext:value="=&quot;r&quot;" calcext:base-cell-address="Sheet1.AQ4"/>
            <calcext:condition calcext:apply-style-name="Untitled2" calcext:value="=&quot;s&quot;" calcext:base-cell-address="Sheet1.AQ4"/>
            <calcext:condition calcext:apply-style-name="Untitled4" calcext:value="=&quot;d&quot;" calcext:base-cell-address="Sheet1.AQ4"/>
          </calcext:conditional-format>
          <calcext:conditional-format calcext:target-range-address="Sheet1.AO6:Sheet1.AO6">
            <calcext:condition calcext:apply-style-name="Untitled1" calcext:value="=&quot;r&quot;" calcext:base-cell-address="Sheet1.AO6"/>
            <calcext:condition calcext:apply-style-name="Untitled2" calcext:value="=&quot;s&quot;" calcext:base-cell-address="Sheet1.AO6"/>
            <calcext:condition calcext:apply-style-name="Untitled4" calcext:value="=&quot;d&quot;" calcext:base-cell-address="Sheet1.AO6"/>
          </calcext:conditional-format>
          <calcext:conditional-format calcext:target-range-address="Sheet1.AO7:Sheet1.AO7">
            <calcext:condition calcext:apply-style-name="Untitled1" calcext:value="=&quot;r&quot;" calcext:base-cell-address="Sheet1.AO7"/>
            <calcext:condition calcext:apply-style-name="Untitled2" calcext:value="=&quot;s&quot;" calcext:base-cell-address="Sheet1.AO7"/>
            <calcext:condition calcext:apply-style-name="Untitled4" calcext:value="=&quot;d&quot;" calcext:base-cell-address="Sheet1.AO7"/>
          </calcext:conditional-format>
          <calcext:conditional-format calcext:target-range-address="Sheet1.AP6:Sheet1.AP6">
            <calcext:condition calcext:apply-style-name="Untitled1" calcext:value="=&quot;r&quot;" calcext:base-cell-address="Sheet1.AP6"/>
            <calcext:condition calcext:apply-style-name="Untitled2" calcext:value="=&quot;s&quot;" calcext:base-cell-address="Sheet1.AP6"/>
            <calcext:condition calcext:apply-style-name="Untitled4" calcext:value="=&quot;d&quot;" calcext:base-cell-address="Sheet1.AP6"/>
          </calcext:conditional-format>
          <calcext:conditional-format calcext:target-range-address="Sheet1.AP7:Sheet1.AP7">
            <calcext:condition calcext:apply-style-name="Untitled1" calcext:value="=&quot;r&quot;" calcext:base-cell-address="Sheet1.AP7"/>
            <calcext:condition calcext:apply-style-name="Untitled2" calcext:value="=&quot;s&quot;" calcext:base-cell-address="Sheet1.AP7"/>
            <calcext:condition calcext:apply-style-name="Untitled4" calcext:value="=&quot;d&quot;" calcext:base-cell-address="Sheet1.AP7"/>
          </calcext:conditional-format>
          <calcext:conditional-format calcext:target-range-address="Sheet1.AQ6:Sheet1.AQ6">
            <calcext:condition calcext:apply-style-name="Untitled1" calcext:value="=&quot;r&quot;" calcext:base-cell-address="Sheet1.AQ6"/>
            <calcext:condition calcext:apply-style-name="Untitled2" calcext:value="=&quot;s&quot;" calcext:base-cell-address="Sheet1.AQ6"/>
            <calcext:condition calcext:apply-style-name="Untitled4" calcext:value="=&quot;d&quot;" calcext:base-cell-address="Sheet1.AQ6"/>
          </calcext:conditional-format>
          <calcext:conditional-format calcext:target-range-address="Sheet1.AQ7:Sheet1.AQ7">
            <calcext:condition calcext:apply-style-name="Untitled1" calcext:value="=&quot;r&quot;" calcext:base-cell-address="Sheet1.AQ7"/>
            <calcext:condition calcext:apply-style-name="Untitled2" calcext:value="=&quot;s&quot;" calcext:base-cell-address="Sheet1.AQ7"/>
            <calcext:condition calcext:apply-style-name="Untitled4" calcext:value="=&quot;d&quot;" calcext:base-cell-address="Sheet1.AQ7"/>
          </calcext:conditional-format>
          <calcext:conditional-format calcext:target-range-address="Sheet1.AO9:Sheet1.AO9">
            <calcext:condition calcext:apply-style-name="Untitled1" calcext:value="=&quot;r&quot;" calcext:base-cell-address="Sheet1.AO9"/>
            <calcext:condition calcext:apply-style-name="Untitled2" calcext:value="=&quot;s&quot;" calcext:base-cell-address="Sheet1.AO9"/>
            <calcext:condition calcext:apply-style-name="Untitled4" calcext:value="=&quot;d&quot;" calcext:base-cell-address="Sheet1.AO9"/>
          </calcext:conditional-format>
          <calcext:conditional-format calcext:target-range-address="Sheet1.AO10:Sheet1.AO10">
            <calcext:condition calcext:apply-style-name="Untitled1" calcext:value="=&quot;r&quot;" calcext:base-cell-address="Sheet1.AO10"/>
            <calcext:condition calcext:apply-style-name="Untitled2" calcext:value="=&quot;s&quot;" calcext:base-cell-address="Sheet1.AO10"/>
            <calcext:condition calcext:apply-style-name="Untitled4" calcext:value="=&quot;d&quot;" calcext:base-cell-address="Sheet1.AO10"/>
          </calcext:conditional-format>
          <calcext:conditional-format calcext:target-range-address="Sheet1.AP9:Sheet1.AP9">
            <calcext:condition calcext:apply-style-name="Untitled1" calcext:value="=&quot;r&quot;" calcext:base-cell-address="Sheet1.AP9"/>
            <calcext:condition calcext:apply-style-name="Untitled2" calcext:value="=&quot;s&quot;" calcext:base-cell-address="Sheet1.AP9"/>
            <calcext:condition calcext:apply-style-name="Untitled4" calcext:value="=&quot;d&quot;" calcext:base-cell-address="Sheet1.AP9"/>
          </calcext:conditional-format>
          <calcext:conditional-format calcext:target-range-address="Sheet1.AP10:Sheet1.AP10">
            <calcext:condition calcext:apply-style-name="Untitled1" calcext:value="=&quot;r&quot;" calcext:base-cell-address="Sheet1.AP10"/>
            <calcext:condition calcext:apply-style-name="Untitled2" calcext:value="=&quot;s&quot;" calcext:base-cell-address="Sheet1.AP10"/>
            <calcext:condition calcext:apply-style-name="Untitled4" calcext:value="=&quot;d&quot;" calcext:base-cell-address="Sheet1.AP10"/>
          </calcext:conditional-format>
          <calcext:conditional-format calcext:target-range-address="Sheet1.AQ9:Sheet1.AQ9">
            <calcext:condition calcext:apply-style-name="Untitled1" calcext:value="=&quot;r&quot;" calcext:base-cell-address="Sheet1.AQ9"/>
            <calcext:condition calcext:apply-style-name="Untitled2" calcext:value="=&quot;s&quot;" calcext:base-cell-address="Sheet1.AQ9"/>
            <calcext:condition calcext:apply-style-name="Untitled4" calcext:value="=&quot;d&quot;" calcext:base-cell-address="Sheet1.AQ9"/>
          </calcext:conditional-format>
          <calcext:conditional-format calcext:target-range-address="Sheet1.AQ10:Sheet1.AQ10">
            <calcext:condition calcext:apply-style-name="Untitled1" calcext:value="=&quot;r&quot;" calcext:base-cell-address="Sheet1.AQ10"/>
            <calcext:condition calcext:apply-style-name="Untitled2" calcext:value="=&quot;s&quot;" calcext:base-cell-address="Sheet1.AQ10"/>
            <calcext:condition calcext:apply-style-name="Untitled4" calcext:value="=&quot;d&quot;" calcext:base-cell-address="Sheet1.AQ10"/>
          </calcext:conditional-format>
          <calcext:conditional-format calcext:target-range-address="Sheet1.AO12:Sheet1.AO12">
            <calcext:condition calcext:apply-style-name="Untitled1" calcext:value="=&quot;r&quot;" calcext:base-cell-address="Sheet1.AO12"/>
            <calcext:condition calcext:apply-style-name="Untitled2" calcext:value="=&quot;s&quot;" calcext:base-cell-address="Sheet1.AO12"/>
            <calcext:condition calcext:apply-style-name="Untitled4" calcext:value="=&quot;d&quot;" calcext:base-cell-address="Sheet1.AO12"/>
          </calcext:conditional-format>
          <calcext:conditional-format calcext:target-range-address="Sheet1.AO13:Sheet1.AO13">
            <calcext:condition calcext:apply-style-name="Untitled1" calcext:value="=&quot;r&quot;" calcext:base-cell-address="Sheet1.AO13"/>
            <calcext:condition calcext:apply-style-name="Untitled2" calcext:value="=&quot;s&quot;" calcext:base-cell-address="Sheet1.AO13"/>
            <calcext:condition calcext:apply-style-name="Untitled4" calcext:value="=&quot;d&quot;" calcext:base-cell-address="Sheet1.AO13"/>
          </calcext:conditional-format>
          <calcext:conditional-format calcext:target-range-address="Sheet1.AP12:Sheet1.AP12">
            <calcext:condition calcext:apply-style-name="Untitled1" calcext:value="=&quot;r&quot;" calcext:base-cell-address="Sheet1.AP12"/>
            <calcext:condition calcext:apply-style-name="Untitled2" calcext:value="=&quot;s&quot;" calcext:base-cell-address="Sheet1.AP12"/>
            <calcext:condition calcext:apply-style-name="Untitled4" calcext:value="=&quot;d&quot;" calcext:base-cell-address="Sheet1.AP12"/>
          </calcext:conditional-format>
          <calcext:conditional-format calcext:target-range-address="Sheet1.AP13:Sheet1.AP13">
            <calcext:condition calcext:apply-style-name="Untitled1" calcext:value="=&quot;r&quot;" calcext:base-cell-address="Sheet1.AP13"/>
            <calcext:condition calcext:apply-style-name="Untitled2" calcext:value="=&quot;s&quot;" calcext:base-cell-address="Sheet1.AP13"/>
            <calcext:condition calcext:apply-style-name="Untitled4" calcext:value="=&quot;d&quot;" calcext:base-cell-address="Sheet1.AP13"/>
          </calcext:conditional-format>
          <calcext:conditional-format calcext:target-range-address="Sheet1.AQ12:Sheet1.AQ12">
            <calcext:condition calcext:apply-style-name="Untitled1" calcext:value="=&quot;r&quot;" calcext:base-cell-address="Sheet1.AQ12"/>
            <calcext:condition calcext:apply-style-name="Untitled2" calcext:value="=&quot;s&quot;" calcext:base-cell-address="Sheet1.AQ12"/>
            <calcext:condition calcext:apply-style-name="Untitled4" calcext:value="=&quot;d&quot;" calcext:base-cell-address="Sheet1.AQ12"/>
          </calcext:conditional-format>
          <calcext:conditional-format calcext:target-range-address="Sheet1.AQ13:Sheet1.AQ13">
            <calcext:condition calcext:apply-style-name="Untitled1" calcext:value="=&quot;r&quot;" calcext:base-cell-address="Sheet1.AQ13"/>
            <calcext:condition calcext:apply-style-name="Untitled2" calcext:value="=&quot;s&quot;" calcext:base-cell-address="Sheet1.AQ13"/>
            <calcext:condition calcext:apply-style-name="Untitled4" calcext:value="=&quot;d&quot;" calcext:base-cell-address="Sheet1.AQ13"/>
          </calcext:conditional-format>
          <calcext:conditional-format calcext:target-range-address="Sheet1.AO15:Sheet1.AO15">
            <calcext:condition calcext:apply-style-name="Untitled1" calcext:value="=&quot;r&quot;" calcext:base-cell-address="Sheet1.AO15"/>
            <calcext:condition calcext:apply-style-name="Untitled2" calcext:value="=&quot;s&quot;" calcext:base-cell-address="Sheet1.AO15"/>
            <calcext:condition calcext:apply-style-name="Untitled4" calcext:value="=&quot;d&quot;" calcext:base-cell-address="Sheet1.AO15"/>
          </calcext:conditional-format>
          <calcext:conditional-format calcext:target-range-address="Sheet1.AO16:Sheet1.AO16">
            <calcext:condition calcext:apply-style-name="Untitled1" calcext:value="=&quot;r&quot;" calcext:base-cell-address="Sheet1.AO16"/>
            <calcext:condition calcext:apply-style-name="Untitled2" calcext:value="=&quot;s&quot;" calcext:base-cell-address="Sheet1.AO16"/>
            <calcext:condition calcext:apply-style-name="Untitled4" calcext:value="=&quot;d&quot;" calcext:base-cell-address="Sheet1.AO16"/>
          </calcext:conditional-format>
          <calcext:conditional-format calcext:target-range-address="Sheet1.AP15:Sheet1.AP15">
            <calcext:condition calcext:apply-style-name="Untitled1" calcext:value="=&quot;r&quot;" calcext:base-cell-address="Sheet1.AP15"/>
            <calcext:condition calcext:apply-style-name="Untitled2" calcext:value="=&quot;s&quot;" calcext:base-cell-address="Sheet1.AP15"/>
            <calcext:condition calcext:apply-style-name="Untitled4" calcext:value="=&quot;d&quot;" calcext:base-cell-address="Sheet1.AP15"/>
          </calcext:conditional-format>
          <calcext:conditional-format calcext:target-range-address="Sheet1.AP16:Sheet1.AP16">
            <calcext:condition calcext:apply-style-name="Untitled1" calcext:value="=&quot;r&quot;" calcext:base-cell-address="Sheet1.AP16"/>
            <calcext:condition calcext:apply-style-name="Untitled2" calcext:value="=&quot;s&quot;" calcext:base-cell-address="Sheet1.AP16"/>
            <calcext:condition calcext:apply-style-name="Untitled4" calcext:value="=&quot;d&quot;" calcext:base-cell-address="Sheet1.AP16"/>
          </calcext:conditional-format>
          <calcext:conditional-format calcext:target-range-address="Sheet1.AQ15:Sheet1.AQ15">
            <calcext:condition calcext:apply-style-name="Untitled1" calcext:value="=&quot;r&quot;" calcext:base-cell-address="Sheet1.AQ15"/>
            <calcext:condition calcext:apply-style-name="Untitled2" calcext:value="=&quot;s&quot;" calcext:base-cell-address="Sheet1.AQ15"/>
            <calcext:condition calcext:apply-style-name="Untitled4" calcext:value="=&quot;d&quot;" calcext:base-cell-address="Sheet1.AQ15"/>
          </calcext:conditional-format>
          <calcext:conditional-format calcext:target-range-address="Sheet1.AQ16:Sheet1.AQ16">
            <calcext:condition calcext:apply-style-name="Untitled1" calcext:value="=&quot;r&quot;" calcext:base-cell-address="Sheet1.AQ16"/>
            <calcext:condition calcext:apply-style-name="Untitled2" calcext:value="=&quot;s&quot;" calcext:base-cell-address="Sheet1.AQ16"/>
            <calcext:condition calcext:apply-style-name="Untitled4" calcext:value="=&quot;d&quot;" calcext:base-cell-address="Sheet1.AQ16"/>
          </calcext:conditional-format>
          <calcext:conditional-format calcext:target-range-address="Sheet1.AO18:Sheet1.AO18">
            <calcext:condition calcext:apply-style-name="Untitled1" calcext:value="=&quot;r&quot;" calcext:base-cell-address="Sheet1.AO18"/>
            <calcext:condition calcext:apply-style-name="Untitled2" calcext:value="=&quot;s&quot;" calcext:base-cell-address="Sheet1.AO18"/>
            <calcext:condition calcext:apply-style-name="Untitled4" calcext:value="=&quot;d&quot;" calcext:base-cell-address="Sheet1.AO18"/>
          </calcext:conditional-format>
          <calcext:conditional-format calcext:target-range-address="Sheet1.AO19:Sheet1.AO19">
            <calcext:condition calcext:apply-style-name="Untitled1" calcext:value="=&quot;r&quot;" calcext:base-cell-address="Sheet1.AO19"/>
            <calcext:condition calcext:apply-style-name="Untitled2" calcext:value="=&quot;s&quot;" calcext:base-cell-address="Sheet1.AO19"/>
            <calcext:condition calcext:apply-style-name="Untitled4" calcext:value="=&quot;d&quot;" calcext:base-cell-address="Sheet1.AO19"/>
          </calcext:conditional-format>
          <calcext:conditional-format calcext:target-range-address="Sheet1.AP18:Sheet1.AP18">
            <calcext:condition calcext:apply-style-name="Untitled1" calcext:value="=&quot;r&quot;" calcext:base-cell-address="Sheet1.AP18"/>
            <calcext:condition calcext:apply-style-name="Untitled2" calcext:value="=&quot;s&quot;" calcext:base-cell-address="Sheet1.AP18"/>
            <calcext:condition calcext:apply-style-name="Untitled4" calcext:value="=&quot;d&quot;" calcext:base-cell-address="Sheet1.AP18"/>
          </calcext:conditional-format>
          <calcext:conditional-format calcext:target-range-address="Sheet1.AP19:Sheet1.AP19">
            <calcext:condition calcext:apply-style-name="Untitled1" calcext:value="=&quot;r&quot;" calcext:base-cell-address="Sheet1.AP19"/>
            <calcext:condition calcext:apply-style-name="Untitled2" calcext:value="=&quot;s&quot;" calcext:base-cell-address="Sheet1.AP19"/>
            <calcext:condition calcext:apply-style-name="Untitled4" calcext:value="=&quot;d&quot;" calcext:base-cell-address="Sheet1.AP19"/>
          </calcext:conditional-format>
          <calcext:conditional-format calcext:target-range-address="Sheet1.AQ18:Sheet1.AQ18">
            <calcext:condition calcext:apply-style-name="Untitled1" calcext:value="=&quot;r&quot;" calcext:base-cell-address="Sheet1.AQ18"/>
            <calcext:condition calcext:apply-style-name="Untitled2" calcext:value="=&quot;s&quot;" calcext:base-cell-address="Sheet1.AQ18"/>
            <calcext:condition calcext:apply-style-name="Untitled4" calcext:value="=&quot;d&quot;" calcext:base-cell-address="Sheet1.AQ18"/>
          </calcext:conditional-format>
          <calcext:conditional-format calcext:target-range-address="Sheet1.AQ19:Sheet1.AQ19">
            <calcext:condition calcext:apply-style-name="Untitled1" calcext:value="=&quot;r&quot;" calcext:base-cell-address="Sheet1.AQ19"/>
            <calcext:condition calcext:apply-style-name="Untitled2" calcext:value="=&quot;s&quot;" calcext:base-cell-address="Sheet1.AQ19"/>
            <calcext:condition calcext:apply-style-name="Untitled4" calcext:value="=&quot;d&quot;" calcext:base-cell-address="Sheet1.AQ19"/>
          </calcext:conditional-format>
          <calcext:conditional-format calcext:target-range-address="Sheet1.D3:Sheet1.D13">
            <calcext:condition calcext:apply-style-name="Untitled1" calcext:value="=&quot;r&quot;" calcext:base-cell-address="Sheet1.D3"/>
            <calcext:condition calcext:apply-style-name="Untitled2" calcext:value="=&quot;s&quot;" calcext:base-cell-address="Sheet1.D3"/>
            <calcext:condition calcext:apply-style-name="Untitled4" calcext:value="=&quot;d&quot;" calcext:base-cell-address="Sheet1.D3"/>
          </calcext:conditional-format>
          <calcext:conditional-format calcext:target-range-address="Sheet1.D14:Sheet1.D14">
            <calcext:condition calcext:apply-style-name="Untitled1" calcext:value="=&quot;r&quot;" calcext:base-cell-address="Sheet1.D14"/>
            <calcext:condition calcext:apply-style-name="Untitled2" calcext:value="=&quot;s&quot;" calcext:base-cell-address="Sheet1.D14"/>
            <calcext:condition calcext:apply-style-name="Untitled4" calcext:value="=&quot;d&quot;" calcext:base-cell-address="Sheet1.D14"/>
          </calcext:conditional-format>
          <calcext:conditional-format calcext:target-range-address="Sheet1.D15:Sheet1.D16">
            <calcext:condition calcext:apply-style-name="Untitled1" calcext:value="=&quot;r&quot;" calcext:base-cell-address="Sheet1.D15"/>
            <calcext:condition calcext:apply-style-name="Untitled2" calcext:value="=&quot;s&quot;" calcext:base-cell-address="Sheet1.D15"/>
            <calcext:condition calcext:apply-style-name="Untitled4" calcext:value="=&quot;d&quot;" calcext:base-cell-address="Sheet1.D15"/>
          </calcext:conditional-format>
          <calcext:conditional-format calcext:target-range-address="Sheet1.C14:Sheet1.C14">
            <calcext:condition calcext:apply-style-name="Untitled1" calcext:value="=&quot;r&quot;" calcext:base-cell-address="Sheet1.C14"/>
            <calcext:condition calcext:apply-style-name="Untitled2" calcext:value="=&quot;s&quot;" calcext:base-cell-address="Sheet1.C14"/>
            <calcext:condition calcext:apply-style-name="Untitled4" calcext:value="=&quot;d&quot;" calcext:base-cell-address="Sheet1.C14"/>
          </calcext:conditional-format>
          <calcext:conditional-format calcext:target-range-address="Sheet1.C17:Sheet1.C17">
            <calcext:condition calcext:apply-style-name="Untitled1" calcext:value="=&quot;r&quot;" calcext:base-cell-address="Sheet1.C17"/>
            <calcext:condition calcext:apply-style-name="Untitled2" calcext:value="=&quot;s&quot;" calcext:base-cell-address="Sheet1.C17"/>
            <calcext:condition calcext:apply-style-name="Untitled4" calcext:value="=&quot;d&quot;" calcext:base-cell-address="Sheet1.C17"/>
          </calcext:conditional-format>
          <calcext:conditional-format calcext:target-range-address="Sheet1.C11:Sheet1.C11">
            <calcext:condition calcext:apply-style-name="Untitled1" calcext:value="=&quot;r&quot;" calcext:base-cell-address="Sheet1.C11"/>
            <calcext:condition calcext:apply-style-name="Untitled2" calcext:value="=&quot;s&quot;" calcext:base-cell-address="Sheet1.C11"/>
            <calcext:condition calcext:apply-style-name="Untitled4" calcext:value="=&quot;d&quot;" calcext:base-cell-address="Sheet1.C11"/>
          </calcext:conditional-format>
          <calcext:conditional-format calcext:target-range-address="Sheet1.C8:Sheet1.C8">
            <calcext:condition calcext:apply-style-name="Untitled1" calcext:value="=&quot;r&quot;" calcext:base-cell-address="Sheet1.C8"/>
            <calcext:condition calcext:apply-style-name="Untitled2" calcext:value="=&quot;s&quot;" calcext:base-cell-address="Sheet1.C8"/>
            <calcext:condition calcext:apply-style-name="Untitled4" calcext:value="=&quot;d&quot;" calcext:base-cell-address="Sheet1.C8"/>
          </calcext:conditional-format>
          <calcext:conditional-format calcext:target-range-address="Sheet1.C5:Sheet1.C5">
            <calcext:condition calcext:apply-style-name="Untitled1" calcext:value="=&quot;r&quot;" calcext:base-cell-address="Sheet1.C5"/>
            <calcext:condition calcext:apply-style-name="Untitled2" calcext:value="=&quot;s&quot;" calcext:base-cell-address="Sheet1.C5"/>
            <calcext:condition calcext:apply-style-name="Untitled4" calcext:value="=&quot;d&quot;" calcext:base-cell-address="Sheet1.C5"/>
          </calcext:conditional-format>
          <calcext:conditional-format calcext:target-range-address="Sheet1.C2:Sheet1.C2">
            <calcext:condition calcext:apply-style-name="Untitled1" calcext:value="=&quot;r&quot;" calcext:base-cell-address="Sheet1.C2"/>
            <calcext:condition calcext:apply-style-name="Untitled2" calcext:value="=&quot;s&quot;" calcext:base-cell-address="Sheet1.C2"/>
            <calcext:condition calcext:apply-style-name="Untitled4" calcext:value="=&quot;d&quot;" calcext:base-cell-address="Sheet1.C2"/>
          </calcext:conditional-format>
          <calcext:conditional-format calcext:target-range-address="Sheet1.C3:Sheet1.C3">
            <calcext:condition calcext:apply-style-name="Untitled1" calcext:value="=&quot;r&quot;" calcext:base-cell-address="Sheet1.C3"/>
            <calcext:condition calcext:apply-style-name="Untitled2" calcext:value="=&quot;s&quot;" calcext:base-cell-address="Sheet1.C3"/>
            <calcext:condition calcext:apply-style-name="Untitled4" calcext:value="=&quot;d&quot;" calcext:base-cell-address="Sheet1.C3"/>
          </calcext:conditional-format>
          <calcext:conditional-format calcext:target-range-address="Sheet1.C4:Sheet1.C4">
            <calcext:condition calcext:apply-style-name="Untitled1" calcext:value="=&quot;r&quot;" calcext:base-cell-address="Sheet1.C4"/>
            <calcext:condition calcext:apply-style-name="Untitled2" calcext:value="=&quot;s&quot;" calcext:base-cell-address="Sheet1.C4"/>
            <calcext:condition calcext:apply-style-name="Untitled4" calcext:value="=&quot;d&quot;" calcext:base-cell-address="Sheet1.C4"/>
          </calcext:conditional-format>
          <calcext:conditional-format calcext:target-range-address="Sheet1.C6:Sheet1.C6">
            <calcext:condition calcext:apply-style-name="Untitled1" calcext:value="=&quot;r&quot;" calcext:base-cell-address="Sheet1.C6"/>
            <calcext:condition calcext:apply-style-name="Untitled2" calcext:value="=&quot;s&quot;" calcext:base-cell-address="Sheet1.C6"/>
            <calcext:condition calcext:apply-style-name="Untitled4" calcext:value="=&quot;d&quot;" calcext:base-cell-address="Sheet1.C6"/>
          </calcext:conditional-format>
          <calcext:conditional-format calcext:target-range-address="Sheet1.C7:Sheet1.C7">
            <calcext:condition calcext:apply-style-name="Untitled1" calcext:value="=&quot;r&quot;" calcext:base-cell-address="Sheet1.C7"/>
            <calcext:condition calcext:apply-style-name="Untitled2" calcext:value="=&quot;s&quot;" calcext:base-cell-address="Sheet1.C7"/>
            <calcext:condition calcext:apply-style-name="Untitled4" calcext:value="=&quot;d&quot;" calcext:base-cell-address="Sheet1.C7"/>
          </calcext:conditional-format>
          <calcext:conditional-format calcext:target-range-address="Sheet1.C9:Sheet1.C9">
            <calcext:condition calcext:apply-style-name="Untitled1" calcext:value="=&quot;r&quot;" calcext:base-cell-address="Sheet1.C9"/>
            <calcext:condition calcext:apply-style-name="Untitled2" calcext:value="=&quot;s&quot;" calcext:base-cell-address="Sheet1.C9"/>
            <calcext:condition calcext:apply-style-name="Untitled4" calcext:value="=&quot;d&quot;" calcext:base-cell-address="Sheet1.C9"/>
          </calcext:conditional-format>
          <calcext:conditional-format calcext:target-range-address="Sheet1.C10:Sheet1.C10">
            <calcext:condition calcext:apply-style-name="Untitled1" calcext:value="=&quot;r&quot;" calcext:base-cell-address="Sheet1.C10"/>
            <calcext:condition calcext:apply-style-name="Untitled2" calcext:value="=&quot;s&quot;" calcext:base-cell-address="Sheet1.C10"/>
            <calcext:condition calcext:apply-style-name="Untitled4" calcext:value="=&quot;d&quot;" calcext:base-cell-address="Sheet1.C10"/>
          </calcext:conditional-format>
          <calcext:conditional-format calcext:target-range-address="Sheet1.C12:Sheet1.C12">
            <calcext:condition calcext:apply-style-name="Untitled1" calcext:value="=&quot;r&quot;" calcext:base-cell-address="Sheet1.C12"/>
            <calcext:condition calcext:apply-style-name="Untitled2" calcext:value="=&quot;s&quot;" calcext:base-cell-address="Sheet1.C12"/>
            <calcext:condition calcext:apply-style-name="Untitled4" calcext:value="=&quot;d&quot;" calcext:base-cell-address="Sheet1.C12"/>
          </calcext:conditional-format>
          <calcext:conditional-format calcext:target-range-address="Sheet1.C13:Sheet1.C13">
            <calcext:condition calcext:apply-style-name="Untitled1" calcext:value="=&quot;r&quot;" calcext:base-cell-address="Sheet1.C13"/>
            <calcext:condition calcext:apply-style-name="Untitled2" calcext:value="=&quot;s&quot;" calcext:base-cell-address="Sheet1.C13"/>
            <calcext:condition calcext:apply-style-name="Untitled4" calcext:value="=&quot;d&quot;" calcext:base-cell-address="Sheet1.C13"/>
          </calcext:conditional-format>
          <calcext:conditional-format calcext:target-range-address="Sheet1.C15:Sheet1.C15">
            <calcext:condition calcext:apply-style-name="Untitled1" calcext:value="=&quot;r&quot;" calcext:base-cell-address="Sheet1.C15"/>
            <calcext:condition calcext:apply-style-name="Untitled2" calcext:value="=&quot;s&quot;" calcext:base-cell-address="Sheet1.C15"/>
            <calcext:condition calcext:apply-style-name="Untitled4" calcext:value="=&quot;d&quot;" calcext:base-cell-address="Sheet1.C15"/>
          </calcext:conditional-format>
          <calcext:conditional-format calcext:target-range-address="Sheet1.C16:Sheet1.C16">
            <calcext:condition calcext:apply-style-name="Untitled1" calcext:value="=&quot;r&quot;" calcext:base-cell-address="Sheet1.C16"/>
            <calcext:condition calcext:apply-style-name="Untitled2" calcext:value="=&quot;s&quot;" calcext:base-cell-address="Sheet1.C16"/>
            <calcext:condition calcext:apply-style-name="Untitled4" calcext:value="=&quot;d&quot;" calcext:base-cell-address="Sheet1.C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 loext:vertical-justify="auto"/>
      <style:paragraph-properties css3t:text-justify="auto"/>
    </style:style>
    <style:style style:name="Untitled2" style:family="table-cell" style:parent-style-name="Default">
      <style:table-cell-properties fo:background-color="#0066b3"/>
    </style:style>
    <style:style style:name="Untitled3" style:family="table-cell" style:parent-style-name="Default">
      <style:table-cell-properties fo:background-color="#00a65d"/>
    </style:style>
    <style:style style:name="Untitled4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3:35:35.096160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3:52:09.666150195</meta:creation-date>
    <dc:date>2019-06-03T10:27:03.222165203</dc:date>
    <meta:editing-duration>P6DT18H38M48S</meta:editing-duration>
    <meta:editing-cycles>23</meta:editing-cycles>
    <meta:generator>LibreOffice/6.0.7.3$Linux_X86_64 LibreOffice_project/00m0$Build-3</meta:generator>
    <meta:document-statistic meta:table-count="1" meta:cell-count="530" meta:object-count="0"/>
  </office:meta>
</office:document-meta>
</file>